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8764in"/>
    </style:style>
    <style:style style:name="Tabla1.B" style:family="table-column">
      <style:table-column-properties style:column-width="5.0451in"/>
    </style:style>
    <style:style style:name="Tabla1.1" style:family="table-row">
      <style:table-row-properties style:min-row-height="1.4271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9" style:family="table">
      <style:table-properties style:width="6.7917in" table:align="left" style:writing-mode="lr-tb"/>
    </style:style>
    <style:style style:name="Tabla19.A" style:family="table-column">
      <style:table-column-properties style:column-width="0.9688in"/>
    </style:style>
    <style:style style:name="Tabla19.B" style:family="table-column">
      <style:table-column-properties style:column-width="5.8229in"/>
    </style:style>
    <style:style style:name="Tabla19.A1" style:family="table-cell">
      <style:table-cell-properties style:vertical-align="middle" fo:background-color="#ffcc99" fo:padding="0.0382in" fo:border-left="0.05pt solid #000000" fo:border-right="none" fo:border-top="0.05pt solid #000000" fo:border-bottom="0.05pt solid #000000">
        <style:background-image/>
      </style:table-cell-properties>
    </style:style>
    <style:style style:name="Tabla19.B1" style:family="table-cell">
      <style:table-cell-properties fo:padding="0.0382in" fo:border="0.05pt solid #000000"/>
    </style:style>
    <style:style style:name="Tabla19.A2" style:family="table-cell">
      <style:table-cell-properties style:vertical-align="middle" fo:background-color="#aecf00" fo:padding="0.0382in" fo:border-left="0.05pt solid #000000" fo:border-right="none" fo:border-top="none" fo:border-bottom="0.05pt solid #000000">
        <style:background-image/>
      </style:table-cell-properties>
    </style:style>
    <style:style style:name="Tabla19.B2" style:family="table-cell">
      <style:table-cell-properties fo:padding="0.0382in" fo:border-left="0.05pt solid #000000" fo:border-right="0.05pt solid #000000" fo:border-top="none" fo:border-bottom="0.05pt solid #000000"/>
    </style:style>
    <style:style style:name="Tabla19.A3" style:family="table-cell">
      <style:table-cell-properties style:vertical-align="middle" fo:padding="0.0382in" fo:border-left="0.05pt solid #000000" fo:border-right="none" fo:border-top="none" fo:border-bottom="0.05pt solid #000000"/>
    </style:style>
    <style:style style:name="Tabla19.B3" style:family="table-cell">
      <style:table-cell-properties fo:padding="0.0382in" fo:border-left="0.05pt solid #000000" fo:border-right="0.05pt solid #000000" fo:border-top="none" fo:border-bottom="0.05pt solid #000000"/>
    </style:style>
    <style:style style:name="Table11" style:family="table" style:master-page-name="">
      <style:table-properties style:width="9.3285in" fo:margin-left="0.0299in" fo:margin-right="0.0667in" style:page-number="auto" fo:break-before="auto" fo:break-after="auto" table:align="margins" fo:background-color="transparent" style:shadow="none" fo:keep-with-next="auto" style:may-break-between-rows="true" style:writing-mode="lr-tb">
        <style:background-image/>
      </style:table-properties>
    </style:style>
    <style:style style:name="Table11.A" style:family="table-column">
      <style:table-column-properties style:column-width="0.8104in" style:rel-column-width="1167*"/>
    </style:style>
    <style:style style:name="Table11.B" style:family="table-column">
      <style:table-column-properties style:column-width="0.4861in" style:rel-column-width="700*"/>
    </style:style>
    <style:style style:name="Table11.C" style:family="table-column">
      <style:table-column-properties style:column-width="1.884in" style:rel-column-width="2713*"/>
    </style:style>
    <style:style style:name="Table11.D" style:family="table-column">
      <style:table-column-properties style:column-width="2.6181in" style:rel-column-width="3770*"/>
    </style:style>
    <style:style style:name="Table11.E" style:family="table-column">
      <style:table-column-properties style:column-width="1.1111in" style:rel-column-width="1600*"/>
    </style:style>
    <style:style style:name="Table11.F" style:family="table-column">
      <style:table-column-properties style:column-width="0.9951in" style:rel-column-width="1433*"/>
    </style:style>
    <style:style style:name="Table11.G" style:family="table-column">
      <style:table-column-properties style:column-width="0.7063in" style:rel-column-width="1017*"/>
    </style:style>
    <style:style style:name="Table11.H" style:family="table-column">
      <style:table-column-properties style:column-width="0.7174in" style:rel-column-width="1033*"/>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H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none" fo:border-top="none" fo:border-bottom="0.5pt solid #ff00ff" style:writing-mode="lr-tb">
        <style:background-image/>
      </style:table-cell-properties>
    </style:style>
    <style:style style:name="Table11.H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5" style:family="table-row">
      <style:table-row-properties style:min-row-height="0.1438in" fo:keep-together="auto"/>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9" style:family="table-cell">
      <style:table-cell-properties style:vertical-align="top" fo:background-color="#ffcc99" fo:padding-left="0.075in" fo:padding-right="0.075in" fo:padding-top="0in" fo:padding-bottom="0in" fo:border-left="0.5pt solid #ff00ff" fo:border-right="none" fo:border-top="none" fo:border-bottom="0.5pt solid #ff00ff" style:writing-mode="lr-tb">
        <style:background-image/>
      </style:table-cell-properties>
    </style:style>
    <style:style style:name="Table11.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15" style:family="table-row">
      <style:table-row-properties style:min-row-height="0.1563in" fo:keep-together="auto"/>
    </style:style>
    <style:style style:name="Table11.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G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H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9.3285in" fo:margin-left="0.0299in" fo:margin-right="0.0667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528in" style:rel-column-width="1516*"/>
    </style:style>
    <style:style style:name="Tabla2.B" style:family="table-column">
      <style:table-column-properties style:column-width="0.4271in" style:rel-column-width="615*"/>
    </style:style>
    <style:style style:name="Tabla2.C" style:family="table-column">
      <style:table-column-properties style:column-width="1.5181in" style:rel-column-width="2186*"/>
    </style:style>
    <style:style style:name="Tabla2.D" style:family="table-column">
      <style:table-column-properties style:column-width="1.2792in" style:rel-column-width="1842*"/>
    </style:style>
    <style:style style:name="Tabla2.E" style:family="table-column">
      <style:table-column-properties style:column-width="0.9007in" style:rel-column-width="1297*"/>
    </style:style>
    <style:style style:name="Tabla2.F" style:family="table-column">
      <style:table-column-properties style:column-width="2.7389in" style:rel-column-width="3944*"/>
    </style:style>
    <style:style style:name="Tabla2.G" style:family="table-column">
      <style:table-column-properties style:column-width="0.6944in" style:rel-column-width="1000*"/>
    </style:style>
    <style:style style:name="Tabla2.H" style:family="table-column">
      <style:table-column-properties style:column-width="0.7174in" style:rel-column-width="1033*"/>
    </style:style>
    <style:style style:name="Tabla2.1" style:family="table-row">
      <style:table-row-properties fo:keep-together="auto"/>
    </style:style>
    <style:style style:name="Tabla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H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D2" style:family="table-cell">
      <style:table-cell-properties style:vertical-align="top" fo:background-color="#e1e1ff" fo:padding-left="0.075in" fo:padding-right="0.075in" fo:padding-top="0in" fo:padding-bottom="0in" fo:border-left="0.5pt solid #ff00ff" fo:border-right="none" fo:border-top="none" fo:border-bottom="0.5pt solid #ff00ff" style:writing-mode="lr-tb">
        <style:background-image/>
      </style:table-cell-properties>
    </style:style>
    <style:style style:name="Tabla2.H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G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H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2.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G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H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G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H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G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H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G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H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G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H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 style:family="table">
      <style:table-properties style:width="9.3285in" fo:margin-left="0.0299in" fo:margin-right="0.0667in"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0.8104in" style:rel-column-width="1167*"/>
    </style:style>
    <style:style style:name="Tabla14.B" style:family="table-column">
      <style:table-column-properties style:column-width="0.4972in" style:rel-column-width="716*"/>
    </style:style>
    <style:style style:name="Tabla14.C" style:family="table-column">
      <style:table-column-properties style:column-width="1.9236in" style:rel-column-width="2770*"/>
    </style:style>
    <style:style style:name="Tabla14.D" style:family="table-column">
      <style:table-column-properties style:column-width="2.5674in" style:rel-column-width="3697*"/>
    </style:style>
    <style:style style:name="Tabla14.E" style:family="table-column">
      <style:table-column-properties style:column-width="1.0882in" style:rel-column-width="1567*"/>
    </style:style>
    <style:style style:name="Tabla14.F" style:family="table-column">
      <style:table-column-properties style:column-width="1.0181in" style:rel-column-width="1466*"/>
    </style:style>
    <style:style style:name="Tabla14.G" style:family="table-column">
      <style:table-column-properties style:column-width="0.6944in" style:rel-column-width="1000*"/>
    </style:style>
    <style:style style:name="Tabla14.H" style:family="table-column">
      <style:table-column-properties style:column-width="0.7292in" style:rel-column-width="1050*"/>
    </style:style>
    <style:style style:name="Tabla14.1" style:family="table-row">
      <style:table-row-properties fo:keep-together="auto"/>
    </style:style>
    <style:style style:name="Tabla1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H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D2" style:family="table-cell">
      <style:table-cell-properties style:vertical-align="top" fo:background-color="#e1e1ff" fo:padding-left="0.075in" fo:padding-right="0.075in" fo:padding-top="0in" fo:padding-bottom="0in" fo:border-left="0.5pt solid #ff00ff" fo:border-right="none" fo:border-top="none" fo:border-bottom="0.5pt solid #ff00ff" style:writing-mode="lr-tb">
        <style:background-image/>
      </style:table-cell-properties>
    </style:style>
    <style:style style:name="Tabla14.H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4" style:family="table-row">
      <style:table-row-properties fo:background-color="transparent" fo:keep-together="auto">
        <style:background-image/>
      </style:table-row-properties>
    </style:style>
    <style:style style:name="Tabla1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1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8" style:family="table-row">
      <style:table-row-properties style:min-row-height="0.1347in" fo:keep-together="auto"/>
    </style:style>
    <style:style style:name="Tabla1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17" style:family="table-row">
      <style:table-row-properties style:min-row-height="0.1563in" fo:keep-together="auto"/>
    </style:style>
    <style:style style:name="Tabla14.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G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H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9.3285in" fo:margin-left="0.0299in" fo:margin-right="0.0667in" table:align="margins" style:writing-mode="lr-tb"/>
    </style:style>
    <style:style style:name="Tabla12.A" style:family="table-column">
      <style:table-column-properties style:column-width="0.8104in" style:rel-column-width="1167*"/>
    </style:style>
    <style:style style:name="Tabla12.B" style:family="table-column">
      <style:table-column-properties style:column-width="0.4972in" style:rel-column-width="716*"/>
    </style:style>
    <style:style style:name="Tabla12.C" style:family="table-column">
      <style:table-column-properties style:column-width="1.5819in" style:rel-column-width="2278*"/>
    </style:style>
    <style:style style:name="Tabla12.D" style:family="table-column">
      <style:table-column-properties style:column-width="2.909in" style:rel-column-width="4189*"/>
    </style:style>
    <style:style style:name="Tabla12.E" style:family="table-column">
      <style:table-column-properties style:column-width="1.0993in" style:rel-column-width="1583*"/>
    </style:style>
    <style:style style:name="Tabla12.F" style:family="table-column">
      <style:table-column-properties style:column-width="1.0069in" style:rel-column-width="1450*"/>
    </style:style>
    <style:style style:name="Tabla12.G" style:family="table-column">
      <style:table-column-properties style:column-width="0.6944in" style:rel-column-width="1000*"/>
    </style:style>
    <style:style style:name="Tabla12.H" style:family="table-column">
      <style:table-column-properties style:column-width="0.7292in" style:rel-column-width="1050*"/>
    </style:style>
    <style:style style:name="Tabla12.1" style:family="table-row">
      <style:table-row-properties fo:keep-together="auto"/>
    </style:style>
    <style:style style:name="Tabla1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H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D2" style:family="table-cell">
      <style:table-cell-properties style:vertical-align="top" fo:background-color="#e1e1ff" fo:padding-left="0.075in" fo:padding-right="0.075in" fo:padding-top="0in" fo:padding-bottom="0in" fo:border-left="0.5pt solid #ff00ff" fo:border-right="none" fo:border-top="none" fo:border-bottom="0.5pt solid #ff00ff" style:writing-mode="lr-tb">
        <style:background-image/>
      </style:table-cell-properties>
    </style:style>
    <style:style style:name="Tabla12.H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G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H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G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H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G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H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G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H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 style:family="table">
      <style:table-properties style:width="9.3285in" fo:margin-left="0.0299in" fo:margin-right="0.0667in"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0.7868in" style:rel-column-width="1133*"/>
    </style:style>
    <style:style style:name="Tabla15.B" style:family="table-column">
      <style:table-column-properties style:column-width="0.5097in" style:rel-column-width="734*"/>
    </style:style>
    <style:style style:name="Tabla15.C" style:family="table-column">
      <style:table-column-properties style:column-width="1.7326in" style:rel-column-width="2495*"/>
    </style:style>
    <style:style style:name="Tabla15.D" style:family="table-column">
      <style:table-column-properties style:column-width="2.7813in" style:rel-column-width="4005*"/>
    </style:style>
    <style:style style:name="Tabla15.E" style:family="table-column">
      <style:table-column-properties style:column-width="1.0993in" style:rel-column-width="1583*"/>
    </style:style>
    <style:style style:name="Tabla15.F" style:family="table-column">
      <style:table-column-properties style:column-width="0.9951in" style:rel-column-width="1433*"/>
    </style:style>
    <style:style style:name="Tabla15.G" style:family="table-column">
      <style:table-column-properties style:column-width="0.7063in" style:rel-column-width="1017*"/>
    </style:style>
    <style:style style:name="Tabla15.H" style:family="table-column">
      <style:table-column-properties style:column-width="0.7174in" style:rel-column-width="1033*"/>
    </style:style>
    <style:style style:name="Tabla15.1" style:family="table-row">
      <style:table-row-properties fo:keep-together="auto"/>
    </style:style>
    <style:style style:name="Tabla15.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5.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5.H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5.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D2" style:family="table-cell">
      <style:table-cell-properties style:vertical-align="top" fo:background-color="#e1e1ff" fo:padding-left="0.075in" fo:padding-right="0.075in" fo:padding-top="0in" fo:padding-bottom="0in" fo:border-left="0.5pt solid #ff00ff" fo:border-right="none" fo:border-top="none" fo:border-bottom="0.5pt solid #ff00ff" style:writing-mode="lr-tb">
        <style:background-image/>
      </style:table-cell-properties>
    </style:style>
    <style:style style:name="Tabla15.H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5.3" style:family="table-row">
      <style:table-row-properties fo:background-color="transparent" fo:keep-together="auto">
        <style:background-image/>
      </style:table-row-properties>
    </style:style>
    <style:style style:name="Tabla15.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15.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G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H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4" style:family="table-row">
      <style:table-row-properties style:min-row-height="0.1438in" fo:keep-together="auto"/>
    </style:style>
    <style:style style:name="Tabla15.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G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H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G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H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G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H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G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H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11" style:family="table-row">
      <style:table-row-properties style:min-row-height="0.1563in" fo:keep-together="auto"/>
    </style:style>
    <style:style style:name="Tabla15.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G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H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9.2604in" fo:margin-left="0.0299in" fo:margin-right="0.1347in" table:align="margins" style:writing-mode="lr-tb"/>
    </style:style>
    <style:style style:name="Tabla4.A" style:family="table-column">
      <style:table-column-properties style:column-width="0.7868in" style:rel-column-width="1133*"/>
    </style:style>
    <style:style style:name="Tabla4.B" style:family="table-column">
      <style:table-column-properties style:column-width="0.5208in" style:rel-column-width="750*"/>
    </style:style>
    <style:style style:name="Tabla4.C" style:family="table-column">
      <style:table-column-properties style:column-width="1.3076in" style:rel-column-width="1883*"/>
    </style:style>
    <style:style style:name="Tabla4.D" style:family="table-column">
      <style:table-column-properties style:column-width="3.1833in" style:rel-column-width="4584*"/>
    </style:style>
    <style:style style:name="Tabla4.E" style:family="table-column">
      <style:table-column-properties style:column-width="1.0993in" style:rel-column-width="1583*"/>
    </style:style>
    <style:style style:name="Tabla4.F" style:family="table-column">
      <style:table-column-properties style:column-width="1.0188in" style:rel-column-width="1467*"/>
    </style:style>
    <style:style style:name="Tabla4.G" style:family="table-column">
      <style:table-column-properties style:column-width="0.6826in" style:rel-column-width="983*"/>
    </style:style>
    <style:style style:name="Tabla4.H" style:family="table-column">
      <style:table-column-properties style:column-width="0.6611in" style:rel-column-width="952*"/>
    </style:style>
    <style:style style:name="Tabla4.1" style:family="table-row">
      <style:table-row-properties fo:keep-together="auto"/>
    </style:style>
    <style:style style:name="Tabla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H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D2" style:family="table-cell">
      <style:table-cell-properties style:vertical-align="top" fo:background-color="#e1e1ff" fo:padding-left="0.075in" fo:padding-right="0.075in" fo:padding-top="0in" fo:padding-bottom="0in" fo:border-left="0.5pt solid #ff00ff" fo:border-right="none" fo:border-top="none" fo:border-bottom="0.5pt solid #ff00ff" style:writing-mode="lr-tb">
        <style:background-image/>
      </style:table-cell-properties>
    </style:style>
    <style:style style:name="Tabla4.H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1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G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H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9.3285in" fo:margin-left="0.0299in" fo:margin-right="0.0667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0.8104in" style:rel-column-width="1167*"/>
    </style:style>
    <style:style style:name="Tabla3.B" style:family="table-column">
      <style:table-column-properties style:column-width="0.4861in" style:rel-column-width="700*"/>
    </style:style>
    <style:style style:name="Tabla3.C" style:family="table-column">
      <style:table-column-properties style:column-width="1.7653in" style:rel-column-width="2542*"/>
    </style:style>
    <style:style style:name="Tabla3.D" style:family="table-column">
      <style:table-column-properties style:column-width="2.7486in" style:rel-column-width="3958*"/>
    </style:style>
    <style:style style:name="Tabla3.E" style:family="table-column">
      <style:table-column-properties style:column-width="1.0875in" style:rel-column-width="1566*"/>
    </style:style>
    <style:style style:name="Tabla3.F" style:family="table-column">
      <style:table-column-properties style:column-width="1.0188in" style:rel-column-width="1467*"/>
    </style:style>
    <style:style style:name="Tabla3.G" style:family="table-column">
      <style:table-column-properties style:column-width="0.6944in" style:rel-column-width="1000*"/>
    </style:style>
    <style:style style:name="Tabla3.H" style:family="table-column">
      <style:table-column-properties style:column-width="0.7174in" style:rel-column-width="1033*"/>
    </style:style>
    <style:style style:name="Tabla3.1" style:family="table-row">
      <style:table-row-properties fo:keep-together="auto"/>
    </style:style>
    <style:style style:name="Tabla3.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H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D2" style:family="table-cell">
      <style:table-cell-properties style:vertical-align="top" fo:background-color="#e1e1ff" fo:padding-left="0.075in" fo:padding-right="0.075in" fo:padding-top="0in" fo:padding-bottom="0in" fo:border-left="0.5pt solid #ff00ff" fo:border-right="none" fo:border-top="none" fo:border-bottom="0.5pt solid #ff00ff" style:writing-mode="lr-tb">
        <style:background-image/>
      </style:table-cell-properties>
    </style:style>
    <style:style style:name="Tabla3.H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3.3" style:family="table-row">
      <style:table-row-properties fo:background-color="transparent" fo:keep-together="auto">
        <style:background-image/>
      </style:table-row-properties>
    </style:style>
    <style:style style:name="Tabla3.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3.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1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1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G2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H2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3" style:family="table">
      <style:table-properties style:width="9.3333in" fo:margin-left="0.0299in" fo:margin-right="0.0618in" table:align="margins" style:writing-mode="lr-tb"/>
    </style:style>
    <style:style style:name="Tabla13.A" style:family="table-column">
      <style:table-column-properties style:column-width="1.6292in" style:rel-column-width="11441*"/>
    </style:style>
    <style:style style:name="Tabla13.B" style:family="table-column">
      <style:table-column-properties style:column-width="0.6465in" style:rel-column-width="4542*"/>
    </style:style>
    <style:style style:name="Tabla13.C" style:family="table-column">
      <style:table-column-properties style:column-width="4.4674in" style:rel-column-width="31368*"/>
    </style:style>
    <style:style style:name="Tabla13.D" style:family="table-column">
      <style:table-column-properties style:column-width="1.3799in" style:rel-column-width="9690*"/>
    </style:style>
    <style:style style:name="Tabla13.E" style:family="table-column">
      <style:table-column-properties style:column-width="1.2097in" style:rel-column-width="8494*"/>
    </style:style>
    <style:style style:name="Tabla13.1" style:family="table-row">
      <style:table-row-properties fo:keep-together="auto"/>
    </style:style>
    <style:style style:name="Tabla13.A1" style:family="table-cell">
      <style:table-cell-properties style:vertical-align="top" fo:padding-left="0.075in" fo:padding-right="0.075in" fo:padding-top="0in" fo:padding-bottom="0in" fo:border="0.5pt solid #ff00ff" style:writing-mode="lr-tb"/>
    </style:style>
    <style:style style:name="Tabla1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3.E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6" style:family="table">
      <style:table-properties style:width="9.3285in" fo:margin-left="0.0299in" fo:margin-right="0.0667in" table:align="margins" style:writing-mode="lr-tb"/>
    </style:style>
    <style:style style:name="Tabla16.A" style:family="table-column">
      <style:table-column-properties style:column-width="0.8104in" style:rel-column-width="1167*"/>
    </style:style>
    <style:style style:name="Tabla16.B" style:family="table-column">
      <style:table-column-properties style:column-width="0.4972in" style:rel-column-width="716*"/>
    </style:style>
    <style:style style:name="Tabla16.C" style:family="table-column">
      <style:table-column-properties style:column-width="1.5819in" style:rel-column-width="2278*"/>
    </style:style>
    <style:style style:name="Tabla16.D" style:family="table-column">
      <style:table-column-properties style:column-width="2.909in" style:rel-column-width="4189*"/>
    </style:style>
    <style:style style:name="Tabla16.E" style:family="table-column">
      <style:table-column-properties style:column-width="1.0993in" style:rel-column-width="1583*"/>
    </style:style>
    <style:style style:name="Tabla16.F" style:family="table-column">
      <style:table-column-properties style:column-width="1.0069in" style:rel-column-width="1450*"/>
    </style:style>
    <style:style style:name="Tabla16.G" style:family="table-column">
      <style:table-column-properties style:column-width="0.6944in" style:rel-column-width="1000*"/>
    </style:style>
    <style:style style:name="Tabla16.H" style:family="table-column">
      <style:table-column-properties style:column-width="0.7292in" style:rel-column-width="1050*"/>
    </style:style>
    <style:style style:name="Tabla16.1" style:family="table-row">
      <style:table-row-properties fo:keep-together="auto"/>
    </style:style>
    <style:style style:name="Tabla16.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6.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6.H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6.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D2" style:family="table-cell">
      <style:table-cell-properties style:vertical-align="top" fo:background-color="#e1e1ff" fo:padding-left="0.075in" fo:padding-right="0.075in" fo:padding-top="0in" fo:padding-bottom="0in" fo:border-left="0.5pt solid #ff00ff" fo:border-right="none" fo:border-top="none" fo:border-bottom="0.5pt solid #ff00ff" style:writing-mode="lr-tb">
        <style:background-image/>
      </style:table-cell-properties>
    </style:style>
    <style:style style:name="Tabla16.H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6.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F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G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H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6.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F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G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H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6.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F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G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H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6.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F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G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6.H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P2" style:family="paragraph" style:parent-style-name="Standard">
      <style:text-properties style:font-name="Liberation San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fo:language="zxx" fo:country="none"/>
    </style:style>
    <style:style style:name="P5" style:family="paragraph" style:parent-style-name="Standard">
      <style:paragraph-properties fo:line-height="150%" fo:text-align="start" style:justify-single-word="false"/>
      <style:text-properties style:font-name="Liberation Sans" fo:language="es" fo:country="ES" fo:font-weight="normal" style:font-weight-asian="normal" style:font-size-complex="10pt" style:font-weight-complex="normal"/>
    </style:style>
    <style:style style:name="P6" style:family="paragraph" style:parent-style-name="Standard">
      <style:paragraph-properties fo:line-height="100%"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7" style:family="paragraph" style:parent-style-name="Standard">
      <style:paragraph-properties fo:line-height="100%" style:snap-to-layout-grid="false"/>
      <style:text-properties style:font-name="Liberation Sans"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9"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0" style:family="paragraph" style:parent-style-name="Standard">
      <style:paragraph-properties fo:line-height="100%" fo:text-align="end" style:justify-single-word="false" style:snap-to-layout-grid="false"/>
      <style:text-properties style:font-name="Liberation Sans" fo:font-style="italic" fo:font-weight="bold" style:font-style-asian="italic" style:font-weight-asian="bold" style:font-style-complex="italic"/>
    </style:style>
    <style:style style:name="P11" style:family="paragraph" style:parent-style-name="Standard">
      <style:paragraph-properties fo:line-height="100%" fo:text-align="start" style:justify-single-word="false" style:snap-to-layout-grid="false"/>
      <style:text-properties style:font-name="Liberation Sans" fo:font-style="italic" fo:font-weight="bold" style:font-style-asian="italic" style:font-weight-asian="bold" style:font-style-complex="italic"/>
    </style:style>
    <style:style style:name="P12" style:family="paragraph" style:parent-style-name="Standard">
      <style:paragraph-properties fo:line-height="100%" style:snap-to-layout-grid="false"/>
      <style:text-properties style:font-name="Liberation Sans" fo:font-style="italic" fo:font-weight="bold" style:font-style-asian="italic" style:font-weight-asian="bold" style:font-style-complex="italic"/>
    </style:style>
    <style:style style:name="P13"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4"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7" style:family="paragraph" style:parent-style-name="Standard">
      <style:paragraph-properties fo:text-align="center" style:justify-single-word="false" style:snap-to-layout-grid="false"/>
      <style:text-properties style:font-name="Liberation Sans"/>
    </style:style>
    <style:style style:name="P18" style:family="paragraph" style:parent-style-name="Standard">
      <style:paragraph-properties style:snap-to-layout-grid="false"/>
      <style:text-properties style:font-name="Liberation Sans"/>
    </style:style>
    <style:style style:name="P19"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20"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21"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22"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23" style:family="paragraph" style:parent-style-name="Standard">
      <style:paragraph-properties fo:text-align="justify" style:justify-single-word="false"/>
      <style:text-properties style:font-name="Liberation Sans"/>
    </style:style>
    <style:style style:name="P24" style:family="paragraph" style:parent-style-name="Standard">
      <style:paragraph-properties fo:text-align="justify" style:justify-single-word="false" style:snap-to-layout-grid="false"/>
      <style:text-properties style:font-name="Liberation Sans"/>
    </style:style>
    <style:style style:name="P25" style:family="paragraph" style:parent-style-name="Standard">
      <style:text-properties style:font-name="Liberation Sans" fo:font-size="12pt" style:text-underline-style="none" fo:font-weight="bold" style:font-weight-asian="bold" style:font-weight-complex="bold"/>
    </style:style>
    <style:style style:name="P26" style:family="paragraph" style:parent-style-name="Standard">
      <style:paragraph-properties fo:text-align="justify" style:justify-single-word="false"/>
      <style:text-properties style:font-name="Liberation Sans" fo:language="es" fo:country="MX" style:letter-kerning="true" style:font-name-asian="DejaVu Sans1" style:language-asian="zxx" style:country-asian="none" style:font-size-complex="10pt" style:language-complex="ar" style:country-complex="SA"/>
    </style:style>
    <style:style style:name="P2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2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2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3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31" style:family="paragraph" style:parent-style-name="Standard">
      <style:paragraph-properties fo:line-height="150%" fo:text-align="start" style:justify-single-word="false"/>
      <style:text-properties fo:color="#ffffff" style:font-name="Liberation Sans" fo:language="es" fo:country="ES" fo:font-weight="normal" style:font-weight-asian="normal" style:font-size-complex="10pt" style:font-weight-complex="normal"/>
    </style:style>
    <style:style style:name="P32"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3" style:family="paragraph" style:parent-style-name="Standard">
      <style:paragraph-properties fo:line-height="15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4"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5"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6"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7" style:family="paragraph" style:parent-style-name="Standard">
      <style:paragraph-properties fo:text-align="justify"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8"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39" style:family="paragraph" style:parent-style-name="IP">
      <style:paragraph-properties style:snap-to-layout-grid="false"/>
    </style:style>
    <style:style style:name="P40" style:family="paragraph" style:parent-style-name="IP">
      <style:text-properties style:font-name="Liberation Sans"/>
    </style:style>
    <style:style style:name="P4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2" style:family="paragraph" style:parent-style-name="Footer">
      <style:paragraph-properties fo:margin-left="0in" fo:margin-right="0.25in" fo:text-indent="0in" style:auto-text-indent="false" style:snap-to-layout-grid="false"/>
    </style:style>
    <style:style style:name="P43" style:family="paragraph" style:parent-style-name="Footer">
      <style:paragraph-properties fo:margin-left="0in" fo:margin-right="0.25in" fo:text-align="end" style:justify-single-word="false" fo:text-indent="0in" style:auto-text-indent="false" style:snap-to-layout-grid="false"/>
    </style:style>
    <style:style style:name="P44" style:family="paragraph" style:parent-style-name="Standard">
      <style:paragraph-properties fo:margin-left="0.0835in" fo:margin-right="0in" fo:line-height="150%" fo:text-align="justify" style:justify-single-word="false" fo:text-indent="0in" style:auto-text-indent="false"/>
    </style:style>
    <style:style style:name="P4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46" style:family="paragraph" style:parent-style-name="Standard">
      <style:paragraph-properties fo:margin-left="0.0835in" fo:margin-right="0in" fo:line-height="150%" fo:text-indent="0in" style:auto-text-indent="false"/>
      <style:text-properties style:font-name="Liberation Sans" fo:font-size="8pt"/>
    </style:style>
    <style:style style:name="P4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49" style:family="paragraph" style:parent-style-name="IP">
      <style:paragraph-properties fo:margin-top="0.0547in" fo:margin-bottom="0in" style:snap-to-layout-grid="false"/>
      <style:text-properties style:font-name="Liberation Sans" fo:font-weight="bold" style:font-weight-asian="bold"/>
    </style:style>
    <style:style style:name="P50" style:family="paragraph" style:parent-style-name="Standard">
      <style:paragraph-properties fo:margin-top="0.0547in" fo:margin-bottom="0in" style:snap-to-layout-grid="false"/>
      <style:text-properties style:font-name="Liberation Sans" fo:font-weight="bold" style:font-weight-asian="bold" style:font-weight-complex="bold"/>
    </style:style>
    <style:style style:name="P51"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52" style:family="paragraph" style:parent-style-name="Standard">
      <style:paragraph-properties fo:line-height="150%" fo:text-align="start" style:justify-single-word="false" fo:orphans="0" fo:widows="0" fo:hyphenation-ladder-count="no-limit" style:writing-mode="lr-tb"/>
      <style:text-properties style:font-name="Liberation Sans" fo:font-size="12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54" style:family="paragraph" style:parent-style-name="Table_20_Contents">
      <style:text-properties style:font-name="Liberation Sans"/>
    </style:style>
    <style:style style:name="P55" style:family="paragraph" style:parent-style-name="Table_20_Contents">
      <style:paragraph-properties fo:text-align="center" style:justify-single-word="false"/>
      <style:text-properties style:font-name="Liberation Sans"/>
    </style:style>
    <style:style style:name="P56"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57" style:family="paragraph" style:parent-style-name="Table_20_Contents">
      <style:paragraph-properties fo:line-height="150%" fo:text-align="center" style:justify-single-word="false"/>
      <style:text-properties style:font-name="Liberation Sans" fo:font-size="10pt" style:font-size-asian="10pt" style:font-size-complex="10pt"/>
    </style:style>
    <style:style style:name="P58" style:family="paragraph" style:parent-style-name="Table_20_Contents">
      <style:paragraph-properties fo:line-height="100%" fo:text-align="center" style:justify-single-word="false"/>
      <style:text-properties fo:color="#000000" style:font-name="Liberation Sans" fo:font-size="10pt" style:font-size-asian="10pt" style:font-size-complex="10pt"/>
    </style:style>
    <style:style style:name="P59" style:family="paragraph" style:parent-style-name="Table_20_Contents">
      <style:paragraph-properties fo:line-height="100%" fo:text-align="center" style:justify-single-word="false"/>
      <style:text-properties fo:color="#000000" style:font-name="Liberation Sans" fo:font-size="10pt" fo:background-color="transparent" style:font-size-asian="10pt" style:font-size-complex="10pt"/>
    </style:style>
    <style:style style:name="P60" style:family="paragraph" style:parent-style-name="Standard" style:list-style-name="L3">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61" style:family="paragraph" style:parent-style-name="Standard" style:list-style-name="L4">
      <style:text-properties style:font-name="Liberation Sans" fo:font-size="10pt" fo:font-weight="normal" style:font-weight-asian="normal" style:font-weight-complex="normal"/>
    </style:style>
    <style:style style:name="P62"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63"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64" style:family="paragraph" style:parent-style-name="Standard" style:list-style-name="L2">
      <style:text-properties style:font-name="Liberation Sans"/>
    </style:style>
    <style:style style:name="P65" style:family="paragraph" style:parent-style-name="Standard" style:list-style-name="">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66" style:family="paragraph" style:parent-style-name="Standard" style:list-style-name="L4">
      <style:text-properties style:font-name="Liberation Sans" fo:language="es" fo:country="MX" style:letter-kerning="true" style:font-name-asian="DejaVu Sans1" style:language-asian="zxx" style:country-asian="none" style:font-size-complex="10pt" style:language-complex="ar" style:country-complex="SA"/>
    </style:style>
    <style:style style:name="P67" style:family="paragraph" style:parent-style-name="Standard" style:list-style-name="L5">
      <style:text-properties style:font-name="Liberation Sans"/>
    </style:style>
    <style:style style:name="P68" style:family="paragraph" style:parent-style-name="Standard">
      <style:paragraph-properties fo:line-height="100%" fo:text-align="center" style:justify-single-word="false" style:snap-to-layout-grid="false"/>
      <style:text-properties style:font-name="Liberation Sans" fo:font-size="9pt" fo:font-weight="bold" style:font-size-asian="11pt" style:font-weight-asian="bold" style:font-name-complex="Arial" style:font-size-complex="11pt"/>
    </style:style>
    <style:style style:name="P69" style:family="paragraph" style:parent-style-name="Standard">
      <style:paragraph-properties fo:text-align="center" style:justify-single-word="false" style:snap-to-layout-grid="false"/>
      <style:text-properties style:font-name="Liberation Sans" fo:font-size="9pt" fo:font-weight="bold" style:font-size-asian="11pt" style:font-weight-asian="bold" style:font-name-complex="Arial" style:font-size-complex="11pt"/>
    </style:style>
    <style:style style:name="P70"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71" style:family="paragraph" style:parent-style-name="Standard">
      <style:paragraph-properties fo:line-height="100%"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72"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73"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74"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75" style:family="paragraph" style:parent-style-name="Standard">
      <style:paragraph-properties fo:line-height="100%" fo:text-align="start" style:justify-single-word="false" style:snap-to-layout-grid="false"/>
      <style:text-properties style:font-name="Liberation Sans" fo:font-style="italic" fo:font-weight="bold" style:font-style-asian="italic" style:font-weight-asian="bold" style:font-style-complex="italic"/>
    </style:style>
    <style:style style:name="P76" style:family="paragraph" style:parent-style-name="Standard">
      <style:paragraph-properties fo:line-height="100%" style:snap-to-layout-grid="false"/>
      <style:text-properties style:font-name="Liberation Sans" fo:font-style="italic" fo:font-weight="bold" style:font-style-asian="italic" style:font-weight-asian="bold" style:font-style-complex="italic"/>
    </style:style>
    <style:style style:name="P77"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78"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79" style:family="paragraph" style:parent-style-name="Standard">
      <style:paragraph-properties fo:text-align="center" style:justify-single-word="false" style:snap-to-layout-grid="false"/>
      <style:text-properties style:font-name="Liberation Sans"/>
    </style:style>
    <style:style style:name="P80" style:family="paragraph" style:parent-style-name="Standard">
      <style:paragraph-properties style:snap-to-layout-grid="false"/>
      <style:text-properties style:font-name="Liberation Sans"/>
    </style:style>
    <style:style style:name="P81" style:family="paragraph" style:parent-style-name="Standard">
      <style:paragraph-properties fo:text-align="justify"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82"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83"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84"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85"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6" style:family="paragraph" style:parent-style-name="Standard">
      <style:paragraph-properties fo:line-height="100%" fo:text-align="center" style:justify-single-word="false" style:snap-to-layout-grid="false"/>
      <style:text-properties fo:color="#000000" style:font-name="Liberation Sans" fo:language="es" fo:country="ES" fo:font-style="normal" style:font-style-asian="normal" style:font-name-complex="Arial" style:font-size-complex="10pt" style:font-style-complex="normal"/>
    </style:style>
    <style:style style:name="P87"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88" style:family="paragraph" style:parent-style-name="Standard">
      <style:paragraph-properties fo:text-align="start" style:justify-single-word="false" fo:orphans="0" fo:widows="0" fo:hyphenation-ladder-count="no-limit"/>
      <style:text-properties fo:hyphenate="false" fo:hyphenation-remain-char-count="2" fo:hyphenation-push-char-count="2"/>
    </style:style>
    <style:style style:name="P89" style:family="paragraph" style:parent-style-name="Standard" style:list-style-name="WWNum1">
      <style:paragraph-properties fo:margin-left="-0.0335in" fo:margin-right="-0.002in" fo:line-height="15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90" style:family="paragraph" style:parent-style-name="Standard" style:list-style-name="WWNum1">
      <style:paragraph-properties fo:margin-left="-0.0335in" fo:margin-right="-0.002in" fo:line-height="15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91"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92" style:family="paragraph" style:parent-style-name="Standard" style:list-style-name="WWNum1">
      <style:paragraph-properties fo:margin-left="-0.0335in" fo:margin-right="-0.002in" fo:line-height="100%" fo:text-align="justify"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93" style:family="paragraph" style:parent-style-name="Standard" style:list-style-name="WWNum1">
      <style:paragraph-properties fo:margin-left="-0.0335in" fo:margin-right="-0.002in" fo:line-height="10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94"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95"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font-style="normal" style:font-size-asian="10pt" style:font-style-asian="normal" style:font-name-complex="Arial" style:font-size-complex="10pt" style:font-style-complex="normal"/>
    </style:style>
    <style:style style:name="P96" style:family="paragraph" style:parent-style-name="Standard" style:list-style-name="WWNum1">
      <style:paragraph-properties fo:margin-left="-0.0335in" fo:margin-right="-0.002in" fo:line-height="100%" fo:text-align="justify" style:justify-single-word="false"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97" style:family="paragraph" style:parent-style-name="Standard" style:list-style-name="WWNum1">
      <style:paragraph-properties fo:margin-left="-0.0335in" fo:margin-right="-0.002in" fo:line-height="100%"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98"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99" style:family="paragraph" style:parent-style-name="Standard" style:list-style-name="L6">
      <style:paragraph-properties fo:text-align="start" style:justify-single-word="false" fo:orphans="0" fo:widows="0" fo:hyphenation-ladder-count="no-limit" style:writing-mode="lr-tb"/>
      <style:text-properties fo:hyphenate="false" fo:hyphenation-remain-char-count="2" fo:hyphenation-push-char-count="2"/>
    </style:style>
    <style:style style:name="P100"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101"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102" style:family="paragraph" style:parent-style-name="Heading_20_2">
      <style:text-properties style:font-name="Liberation Sans"/>
    </style:style>
    <style:style style:name="P103" style:family="paragraph" style:parent-style-name="Heading_20_2">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104" style:family="paragraph" style:parent-style-name="Heading_20_2">
      <style:paragraph-properties fo:text-align="start" style:justify-single-word="false" fo:orphans="0" fo:widows="0" fo:hyphenation-ladder-count="no-limit" style:writing-mode="lr-tb"/>
      <style:text-properties style:font-name="Liberation Sans" fo:language="es" fo:country="MX" style:letter-kerning="true" style:font-name-asian="DejaVu Sans1" style:language-asian="zxx" style:country-asian="none" style:language-complex="ar" style:country-complex="SA" fo:hyphenate="false" fo:hyphenation-remain-char-count="2" fo:hyphenation-push-char-count="2"/>
    </style:style>
    <style:style style:name="P105" style:family="paragraph" style:parent-style-name="Heading_20_2">
      <style:paragraph-properties fo:text-align="start" style:justify-single-word="false" fo:orphans="0" fo:widows="0" fo:hyphenation-ladder-count="no-limit" style:writing-mode="lr-tb"/>
      <style:text-properties style:font-name="Liberation Sans" fo:language="es" fo:country="MX" style:letter-kerning="true" style:font-name-asian="DejaVu Sans1" style:language-asian="zxx" style:country-asian="none" style:font-size-complex="10pt" style:language-complex="ar" style:country-complex="SA" fo:hyphenate="false" fo:hyphenation-remain-char-count="2" fo:hyphenation-push-char-count="2"/>
    </style:style>
    <style:style style:name="P106" style:family="paragraph" style:parent-style-name="Heading_20_2">
      <style:paragraph-properties fo:text-align="start" style:justify-single-word="false" fo:orphans="0" fo:widows="0" fo:hyphenation-ladder-count="no-limit" style:writing-mode="lr-tb"/>
      <style:text-properties style:font-name="Liberation Sans" fo:hyphenate="false" fo:hyphenation-remain-char-count="2" fo:hyphenation-push-char-count="2"/>
    </style:style>
    <style:style style:name="P107" style:family="paragraph" style:parent-style-name="Heading_20_2" style:list-style-name="">
      <style:paragraph-properties fo:text-align="start" style:justify-single-word="false" fo:orphans="0" fo:widows="0" fo:hyphenation-ladder-count="no-limit" style:writing-mode="lr-tb"/>
      <style:text-properties style:font-name="Liberation Sans" fo:font-size="12pt" fo:language="es" fo:country="MX" fo:font-style="italic" style:text-underline-style="none" fo:font-weight="normal" style:letter-kerning="true" style:font-name-asian="DejaVu Sans1" style:language-asian="zxx" style:country-asian="none" style:font-style-asian="italic" style:font-weight-asian="normal" style:language-complex="ar" style:country-complex="SA" style:font-style-complex="italic" style:font-weight-complex="normal" fo:hyphenate="false" fo:hyphenation-remain-char-count="2" fo:hyphenation-push-char-count="2"/>
    </style:style>
    <style:style style:name="P108" style:family="paragraph" style:parent-style-name="Heading_20_2">
      <style:paragraph-properties fo:line-height="150%" fo:text-align="start" style:justify-single-word="false" fo:orphans="0" fo:widows="0" fo:hyphenation-ladder-count="no-limit"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109" style:family="paragraph" style:parent-style-name="Heading_20_2">
      <style:paragraph-properties fo:text-align="start" style:justify-single-word="false" fo:orphans="0" fo:widows="0" fo:hyphenation-ladder-count="no-limit" fo:break-before="page" style:writing-mode="lr-tb"/>
      <style:text-properties style:font-name="Liberation Sans" fo:language="es" fo:country="MX" style:letter-kerning="true" style:font-name-asian="DejaVu Sans1" style:language-asian="zxx" style:country-asian="none" style:language-complex="ar" style:country-complex="SA" fo:hyphenate="false" fo:hyphenation-remain-char-count="2" fo:hyphenation-push-char-count="2"/>
    </style:style>
    <style:style style:name="P110" style:family="paragraph" style:parent-style-name="Heading_20_2">
      <style:paragraph-properties fo:text-align="start" style:justify-single-word="false" fo:orphans="0" fo:widows="0" fo:hyphenation-ladder-count="no-limit" fo:break-before="page" style:writing-mode="lr-tb"/>
      <style:text-properties style:font-name="Liberation Sans" fo:language="es" fo:country="MX" style:letter-kerning="true" style:font-name-asian="DejaVu Sans1" style:language-asian="zxx" style:country-asian="none" style:font-size-complex="10pt" style:language-complex="ar" style:country-complex="SA" fo:hyphenate="false" fo:hyphenation-remain-char-count="2" fo:hyphenation-push-char-count="2"/>
    </style:style>
    <style:style style:name="P111" style:family="paragraph" style:parent-style-name="Heading_20_2">
      <style:paragraph-properties fo:text-align="start" style:justify-single-word="false" fo:orphans="0" fo:widows="0" fo:hyphenation-ladder-count="no-limit" fo:break-before="page" style:writing-mode="lr-tb"/>
      <style:text-properties style:font-name="Liberation Sans" fo:hyphenate="false" fo:hyphenation-remain-char-count="2" fo:hyphenation-push-char-count="2"/>
    </style:style>
    <style:style style:name="P112"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113" style:family="paragraph" style:parent-style-name="Contents_20_1">
      <style:paragraph-properties>
        <style:tab-stops>
          <style:tab-stop style:position="9.4252in" style:type="right" style:leader-style="dotted" style:leader-text="."/>
        </style:tab-stops>
      </style:paragraph-properties>
    </style:style>
    <style:style style:name="P114" style:family="paragraph" style:parent-style-name="Contents_20_2">
      <style:paragraph-properties>
        <style:tab-stops>
          <style:tab-stop style:position="9.4252in" style:type="right" style:leader-style="dotted" style:leader-text="."/>
        </style:tab-stops>
      </style:paragraph-properties>
    </style:style>
    <style:style style:name="P115" style:family="paragraph" style:parent-style-name="Contents_20_3">
      <style:paragraph-properties>
        <style:tab-stops>
          <style:tab-stop style:position="9.4252in" style:type="right" style:leader-style="dotted" style:leader-text="."/>
        </style:tab-stops>
      </style:paragraph-properties>
    </style:style>
    <style:style style:name="P116" style:family="paragraph" style:parent-style-name="Heading_20_3">
      <style:paragraph-properties fo:break-before="page"/>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background-color="#ffff00"/>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font-name-asian="Arial"/>
    </style:style>
    <style:style style:name="T13" style:family="text">
      <style:text-properties style:font-name="Liberation Sans" fo:font-size="8pt" fo:language="es" fo:country="ES" style:font-size-complex="10pt"/>
    </style:style>
    <style:style style:name="T14" style:family="text">
      <style:text-properties style:font-name="Liberation Sans" fo:font-size="8pt" style:font-size-complex="10pt"/>
    </style:style>
    <style:style style:name="T15" style:family="text">
      <style:text-properties style:font-name="Liberation Sans" fo:font-size="12pt" style:text-underline-style="none" fo:font-weight="normal" style:font-weight-asian="normal" style:font-weight-complex="normal"/>
    </style:style>
    <style:style style:name="T16" style:family="text">
      <style:text-properties style:font-name="Liberation Sans" fo:language="es" fo:country="MX" style:letter-kerning="true" style:font-name-asian="DejaVu Sans1" style:language-asian="zxx" style:country-asian="none" style:language-complex="ar" style:country-complex="SA"/>
    </style:style>
    <style:style style:name="T17" style:family="text">
      <style:text-properties fo:font-size="12pt" fo:language="es" fo:country="MX" fo:font-weight="bold" style:letter-kerning="true" style:font-name-asian="DejaVu Sans1" style:language-asian="zxx" style:country-asian="none" style:font-weight-asian="bold" style:font-size-complex="10pt" style:language-complex="ar" style:country-complex="SA" style:font-weight-complex="bold"/>
    </style:style>
    <style:style style:name="T18" style:family="text">
      <style:text-properties fo:font-size="12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19" style:family="text">
      <style:text-properties fo:font-weight="normal" style:font-weight-asian="normal" style:font-weight-complex="normal"/>
    </style:style>
    <style:style style:name="T20" style:family="text">
      <style:text-properties fo:font-weight="normal" fo:background-color="transparent" style:font-weight-asian="normal" style:font-weight-complex="normal"/>
    </style:style>
    <style:style style:name="T21" style:family="text">
      <style:text-properties fo:language="es" fo:country="MX" style:letter-kerning="true" style:font-name-asian="DejaVu Sans1" style:language-asian="zxx" style:country-asian="none" style:font-size-complex="10pt" style:language-complex="ar" style:country-complex="SA"/>
    </style:style>
    <style:style style:name="T22" style:family="text">
      <style:text-properties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23" style:family="text">
      <style:text-properties fo:language="es" fo:country="MX" style:text-underline-style="none" fo:font-weight="normal" style:letter-kerning="true" style:font-name-asian="DejaVu Sans1" style:language-asian="zxx" style:country-asian="none" style:font-weight-asian="normal" style:language-complex="ar" style:country-complex="SA" style:font-weight-complex="normal"/>
    </style:style>
    <style:style style:name="T24" style:family="text">
      <style:text-properties fo:language="es" fo:country="MX" style:text-underline-style="none" fo:font-weight="normal" style:letter-kerning="true" style:font-name-asian="Arial1" style:language-asian="zxx" style:country-asian="none" style:font-weight-asian="normal" style:font-name-complex="Arial1" style:language-complex="ar" style:country-complex="SA" style:font-weight-complex="normal"/>
    </style:style>
    <style:style style:name="T25" style:family="text">
      <style:text-properties style:font-name-asian="Arial1" style:font-name-complex="Arial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ext:p text:style-name="P4"/>
          </table:table-cell>
          <table:table-cell table:style-name="Tabla1.B1" office:value-type="string">
            <text:p text:style-name="P50">Cooperativa CubaSWL</text:p>
            <text:h text:style-name="P101" text:outline-level="1" text:is-list-header="true"><text:bookmark-start text:name="__RefHeading__2421_1071700889"/>Lista de reserva del producto<text:bookmark-end text:name="__RefHeading__2421_1071700889"/></text:h>
            <text:p text:style-name="P41">ToNgueLP, editor de corpus de textos para tareas NLP.</text:p>
            <text:p text:style-name="P40">Producto: ToNgueLP Corpus Tools </text:p>
            <text:p text:style-name="P49"><text:bookmark-start text:name="__DdeLink__1832_1032860403"/>Versión: 1.0<text:bookmark-end text:name="__DdeLink__1832_1032860403"/></text:p>
            <text:p text:style-name="P49">Autor: Ing. Abel Meneses Abad</text:p>
          </table:table-cell>
        </table:table-row>
        <table:table-row table:style-name="Tabla1.2">
          <table:table-cell table:style-name="Tabla1.B1" table:number-columns-spanned="2" office:value-type="string">
            <text:p text:style-name="P45"/>
            <text:p text:style-name="P45">Reglas de Confidencialidad</text:p>
            <text:p text:style-name="P46"><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44"><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47">El que recibe el documento asume la custodia y control, comprometiéndose a no reproducir, divulgar, difundir o de cualquier manera hacer de conocimientos público su contenido, excepto para cumplir el propósito para el cual se ha generado.</text:p>
            <text:p text:style-name="P48">Estas reglas son aplicables a las <text:span text:style-name="T9"><text:page-count style:num-format="1">16</text:page-count></text:span> páginas de este documento. </text:p>
          </table:table-cell>
          <table:covered-table-cell/>
        </table:table-row>
      </table:table>
      <text:p text:style-name="P31"><text:bookmark-start text:name="Índice"/>Índice<text:bookmark-end text:name="Índice"/></text:p>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13"><text:a xlink:type="simple" xlink:href="#__RefHeading__2421_1071700889" text:style-name="Index_20_Link" text:visited-style-name="Index_20_Link">Lista de reserva del producto<text:tab/>1</text:a></text:p>
          <text:p text:style-name="P114"><text:a xlink:type="simple" xlink:href="#__RefHeading__6267_1495555187" text:style-name="Index_20_Link" text:visited-style-name="Index_20_Link">Leyenda:<text:tab/>2</text:a></text:p>
          <text:p text:style-name="P114"><text:a xlink:type="simple" xlink:href="#__RefHeading__9047_176356799" text:style-name="Index_20_Link" text:visited-style-name="Index_20_Link">Funcionalidades de los Módulos o Vistas<text:tab/>3</text:a></text:p>
          <text:p text:style-name="P114"><text:a xlink:type="simple" xlink:href="#__RefHeading__2423_1071700889" text:style-name="Index_20_Link" text:visited-style-name="Index_20_Link"><text:s text:c="2"/>[M1] – Módulo Vista Principal (/ToNgueLP/modules/Linguist)<text:tab/>3</text:a></text:p>
          <text:p text:style-name="P115"><text:a xlink:type="simple" xlink:href="#__RefHeading__3916_620999501" text:style-name="Index_20_Link" text:visited-style-name="Index_20_Link">Otras funcionalidades:<text:tab/>4</text:a></text:p>
          <text:p text:style-name="P114"><text:a xlink:type="simple" xlink:href="#__RefHeading__2425_1071700889" text:style-name="Index_20_Link" text:visited-style-name="Index_20_Link"><text:s text:c="2"/>[M2] – Módulo Vista de Comparación (/ToNgueLP/modules/Matching)<text:tab/>6</text:a></text:p>
          <text:p text:style-name="P114"><text:a xlink:type="simple" xlink:href="#__RefHeading__14300_1281149243" text:style-name="Index_20_Link" text:visited-style-name="Index_20_Link"><text:s text:c="2"/>[M6] – Módulo Vista de Diccionarios (/ToNgueLP/modules/Dicts)<text:tab/>6</text:a></text:p>
          <text:p text:style-name="P114"><text:a xlink:type="simple" xlink:href="#__RefHeading__14302_1281149243" text:style-name="Index_20_Link" text:visited-style-name="Index_20_Link"><text:s text:c="2"/>[M5] – Componente Editor de Texto (/ToNgueLP/modules/M5)<text:tab/>7</text:a></text:p>
          <text:p text:style-name="P114"><text:a xlink:type="simple" xlink:href="#__RefHeading__2859_508268592" text:style-name="Index_20_Link" text:visited-style-name="Index_20_Link">Funcionalidades de la Capa de Control o Negocio<text:tab/>9</text:a></text:p>
          <text:p text:style-name="P114"><text:a xlink:type="simple" xlink:href="#__RefHeading__14304_1281149243" text:style-name="Index_20_Link" text:visited-style-name="Index_20_Link">Funcionalidades de la Capa de Datos<text:tab/>10</text:a></text:p>
          <text:p text:style-name="P114"><text:a xlink:type="simple" xlink:href="#__RefHeading__5576_1289904068" text:style-name="Index_20_Link" text:visited-style-name="Index_20_Link"><text:s text:c="2"/>[M4] – Módulo Corpus (/ToNgueLP/data)<text:tab/>10</text:a></text:p>
          <text:p text:style-name="P114"><text:a xlink:type="simple" xlink:href="#__RefHeading__1741_28376501" text:style-name="Index_20_Link" text:visited-style-name="Index_20_Link">Requisitos de Configuración<text:tab/>12</text:a></text:p>
          <text:p text:style-name="P114"><text:a xlink:type="simple" xlink:href="#__RefHeading__14087_1281149243" text:style-name="Index_20_Link" text:visited-style-name="Index_20_Link"><text:s text:c="2"/>[M3] – Módulo de Documentación <text:s/>(/ToNgueLP/html/index.html)<text:tab/>12</text:a></text:p>
          <text:p text:style-name="P114"><text:a xlink:type="simple" xlink:href="#__RefHeading__14332_1281149243" text:style-name="Index_20_Link" text:visited-style-name="Index_20_Link">Requisitos No Funcionales<text:tab/>14</text:a></text:p>
          <text:p text:style-name="P114"><text:a xlink:type="simple" xlink:href="#__RefHeading__2999_1071700889" text:style-name="Index_20_Link" text:visited-style-name="Index_20_Link">Módulos Futuros.<text:tab/>15</text:a></text:p>
          <text:p text:style-name="P114"><text:soft-page-break/><text:a xlink:type="simple" xlink:href="#__RefHeading__13804_1281149243" text:style-name="Index_20_Link" text:visited-style-name="Index_20_Link"><text:s text:c="2"/>[M7] – Módulo Edit XML Structure (/ToNgueLP/modules/M7)<text:tab/>15</text:a></text:p>
          <text:p text:style-name="P114"><text:a xlink:type="simple" xlink:href="#__RefHeading__3998_620999501" text:style-name="Index_20_Link" text:visited-style-name="Index_20_Link">Anexos<text:tab/>16</text:a></text:p>
          <text:p text:style-name="P114"><text:a xlink:type="simple" xlink:href="#__RefHeading__4000_620999501" text:style-name="Index_20_Link" text:visited-style-name="Index_20_Link"><text:s text:c="2"/>[Modelo1] – Tabla vacía para crear listas de nuevos módulos.<text:tab/>16</text:a></text:p>
        </text:index-body>
      </text:table-of-content>
      <text:p text:style-name="P5"/>
      <text:h text:style-name="P102" text:outline-level="2" text:is-list-header="true"><text:bookmark-start text:name="__RefHeading__6267_1495555187"/>Leyenda:<text:bookmark-end text:name="__RefHeading__6267_1495555187"/></text:h>
      <table:table table:name="Tabla19" table:style-name="Tabla19">
        <table:table-column table:style-name="Tabla19.A"/>
        <table:table-column table:style-name="Tabla19.B"/>
        <table:table-row>
          <table:table-cell table:style-name="Tabla19.A1" office:value-type="string">
            <text:list xml:id="list2047021145" text:style-name="WWNum1">
              <text:list-header>
                <text:p text:style-name="P89">#.naranja4</text:p>
              </text:list-header>
            </text:list>
          </table:table-cell>
          <table:table-cell table:style-name="Tabla19.B1" office:value-type="string">
            <text:p text:style-name="P54">Funcionalidades que pertenecen al requisito #.</text:p>
          </table:table-cell>
        </table:table-row>
        <table:table-row>
          <table:table-cell table:style-name="Tabla19.A2" office:value-type="string">
            <text:list xml:id="list1284551044" text:continue-numbering="true" text:style-name="WWNum1">
              <text:list-header>
                <text:p text:style-name="P89">Vista ...</text:p>
              </text:list-header>
            </text:list>
          </table:table-cell>
          <table:table-cell table:style-name="Tabla19.B2" office:value-type="string">
            <text:p text:style-name="P54">Vista del módulo X donde está ubicad, pero corresponde al módulo de las vistas HTML.</text:p>
          </table:table-cell>
        </table:table-row>
        <table:table-row>
          <table:table-cell table:style-name="Tabla19.A3" office:value-type="string">
            <text:p text:style-name="P55"/>
          </table:table-cell>
          <table:table-cell table:style-name="Tabla19.B3" office:value-type="string">
            <text:p text:style-name="P54"/>
          </table:table-cell>
        </table:table-row>
      </table:table>
      <text:p text:style-name="P2"/>
      <text:p text:style-name="P2"/>
      <text:h text:style-name="P104" text:outline-level="2" text:is-list-header="true"/>
      <text:h text:style-name="P109" text:outline-level="2" text:is-list-header="true"><text:bookmark-start text:name="__RefHeading__9047_176356799"/>Funcionalidades de los Módulos o Vistas<text:bookmark-end text:name="__RefHeading__9047_176356799"/></text:h>
      <text:h text:style-name="P102" text:outline-level="2"><text:bookmark-start text:name="__RefHeading__2423_1071700889"/>[M1] – Módulo Vista Principal<text:span text:style-name="T19"> (/ToNgueLP/modules/Linguist)</text:span><text:bookmark-end text:name="__RefHeading__2423_1071700889"/></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68">Asignado a</text:p>
          </table:table-cell>
          <table:table-cell table:style-name="Table11.B1" office:value-type="string">
            <text:p text:style-name="P6">Ítem</text:p>
          </table:table-cell>
          <table:table-cell table:style-name="Table11.B1" table:number-columns-spanned="2" office:value-type="string">
            <text:p text:style-name="P7">Descripción</text:p>
          </table:table-cell>
          <table:covered-table-cell/>
          <table:table-cell table:style-name="Table11.B1" office:value-type="string">
            <text:p text:style-name="P6">Estimación </text:p>
          </table:table-cell>
          <table:table-cell table:style-name="Table11.B1" office:value-type="string">
            <text:p text:style-name="P6">Estimado por</text:p>
          </table:table-cell>
          <table:table-cell table:style-name="Table11.B1" office:value-type="string">
            <text:p text:style-name="P8">HU</text:p>
          </table:table-cell>
          <table:table-cell table:style-name="Table11.H1" office:value-type="string">
            <text:p text:style-name="P8">Estado</text:p>
          </table:table-cell>
        </table:table-row>
        <table:table-row table:style-name="Table11.1">
          <table:table-cell table:style-name="Table11.A14" table:number-columns-spanned="3" office:value-type="string">
            <text:p text:style-name="P10">Prioridad</text:p>
          </table:table-cell>
          <table:covered-table-cell/>
          <table:covered-table-cell/>
          <table:table-cell table:style-name="Table11.D2" table:number-columns-spanned="3" office:value-type="string">
            <text:p text:style-name="P11">Muy Alta</text:p>
          </table:table-cell>
          <table:covered-table-cell/>
          <table:covered-table-cell/>
          <table:table-cell table:style-name="Table11.D2" office:value-type="string">
            <text:p text:style-name="P11"/>
          </table:table-cell>
          <table:table-cell table:style-name="Table11.H2" office:value-type="string">
            <text:p text:style-name="P11"/>
          </table:table-cell>
        </table:table-row>
        <table:table-row table:style-name="Table11.1">
          <table:table-cell table:style-name="Table11.A3" office:value-type="string">
            <text:p text:style-name="P56"/>
          </table:table-cell>
          <table:table-cell table:style-name="Table11.B3" office:value-type="string">
            <text:list xml:id="list1574360846" text:continue-numbering="true" text:style-name="WWNum1">
              <text:list-header>
                <text:p text:style-name="P91">1.5</text:p>
              </text:list-header>
            </text:list>
          </table:table-cell>
          <table:table-cell table:style-name="Table11.C3" table:number-columns-spanned="2" office:value-type="string">
            <text:list xml:id="list998680468" text:continue-numbering="true" text:style-name="WWNum1">
              <text:list-header>
                <text:p text:style-name="P96">Diseño simple y muy usable de la vista principal para personas con pocos conocimientos de computación.</text:p>
              </text:list-header>
            </text:list>
          </table:table-cell>
          <table:covered-table-cell/>
          <table:table-cell table:style-name="Table11.E3" office:value-type="string">
            <text:p text:style-name="P32">1</text:p>
          </table:table-cell>
          <table:table-cell table:style-name="Table11.F3" office:value-type="string">
            <text:p text:style-name="P34">Abel</text:p>
          </table:table-cell>
          <table:table-cell table:style-name="Table11.G3" office:value-type="string">
            <text:p text:style-name="P34"/>
          </table:table-cell>
          <table:table-cell table:style-name="Table11.H3" office:value-type="string">
            <text:p text:style-name="P34"/>
          </table:table-cell>
        </table:table-row>
        <table:table-row table:style-name="Table11.4">
          <table:table-cell table:style-name="Table11.A4" office:value-type="string">
            <text:p text:style-name="P56"/>
          </table:table-cell>
          <table:table-cell table:style-name="Table11.B4" office:value-type="string">
            <text:list xml:id="list2063633387" text:continue-numbering="true" text:style-name="WWNum1">
              <text:list-header>
                <text:p text:style-name="P91">1.1</text:p>
              </text:list-header>
            </text:list>
          </table:table-cell>
          <table:table-cell table:style-name="Table11.C4" table:number-columns-spanned="2" office:value-type="string">
            <text:list xml:id="list259199481" text:continue-numbering="true" text:style-name="WWNum1">
              <text:list-header>
                <text:p text:style-name="P96">Mostrar datos generales del corpus: o sea leer los metadatos del ToNgueLPYYY-plag-cases-corpus.xml. <text:s/>Opción de Menú “About Corpus” y UI pequeña independiente.</text:p>
              </text:list-header>
            </text:list>
          </table:table-cell>
          <table:covered-table-cell/>
          <table:table-cell table:style-name="Table11.E4" office:value-type="string">
            <text:p text:style-name="P32">0.2</text:p>
          </table:table-cell>
          <table:table-cell table:style-name="Table11.F4" office:value-type="string">
            <text:p text:style-name="P34">Abel</text:p>
          </table:table-cell>
          <table:table-cell table:style-name="Table11.G4" office:value-type="string">
            <text:p text:style-name="P34"/>
          </table:table-cell>
          <table:table-cell table:style-name="Table11.H4" office:value-type="string">
            <text:p text:style-name="P34"/>
          </table:table-cell>
        </table:table-row>
        <table:table-row table:style-name="Table11.5">
          <table:table-cell table:style-name="Table11.A5" office:value-type="string">
            <text:p text:style-name="P56"/>
          </table:table-cell>
          <table:table-cell table:style-name="Table11.B5" office:value-type="string">
            <text:p text:style-name="P58">1.2</text:p>
          </table:table-cell>
          <table:table-cell table:style-name="Table11.C5" table:number-columns-spanned="2" office:value-type="string">
            <text:list xml:id="list1646824961" text:continue-numbering="true" text:style-name="WWNum1">
              <text:list-header>
                <text:p text:style-name="P96">Botón Verificar y generar las etiquetas de metadatos del <text:span text:style-name="T20">ToNgueLP-plag-cases-corpus.xml</text:span> <text:s/>en función de los la información que contenga el corpus.<text:span text:style-name="T10"> Ej: # de docs que contiene, # de casos, etc.</text:span></text:p>
              </text:list-header>
            </text:list>
          </table:table-cell>
          <table:covered-table-cell/>
          <table:table-cell table:style-name="Table11.E5" office:value-type="string">
            <text:p text:style-name="P32"/>
          </table:table-cell>
          <table:table-cell table:style-name="Table11.F5" office:value-type="string">
            <text:p text:style-name="P34"/>
          </table:table-cell>
          <table:table-cell table:style-name="Table11.G5" office:value-type="string">
            <text:p text:style-name="P34"/>
          </table:table-cell>
          <table:table-cell table:style-name="Table11.H5" office:value-type="string">
            <text:p text:style-name="P34"/>
          </table:table-cell>
        </table:table-row>
        <table:table-row table:style-name="Table11.1">
          <table:table-cell table:style-name="Table11.A14" table:number-columns-spanned="3" office:value-type="string">
            <text:p text:style-name="P10">Prioridad</text:p>
          </table:table-cell>
          <table:covered-table-cell/>
          <table:covered-table-cell/>
          <table:table-cell table:style-name="Table11.D2" table:number-columns-spanned="3" office:value-type="string">
            <text:p text:style-name="P12">Alta</text:p>
          </table:table-cell>
          <table:covered-table-cell/>
          <table:covered-table-cell/>
          <table:table-cell table:style-name="Table11.D2" office:value-type="string">
            <text:p text:style-name="P12"/>
          </table:table-cell>
          <table:table-cell table:style-name="Table11.H2" office:value-type="string">
            <text:p text:style-name="P12"/>
          </table:table-cell>
        </table:table-row>
        <table:table-row table:style-name="Table11.1">
          <table:table-cell table:style-name="Table11.A7" office:value-type="string">
            <text:p text:style-name="P56"/>
          </table:table-cell>
          <table:table-cell table:style-name="Table11.B7" office:value-type="string">
            <text:list xml:id="list1705036904" text:continue-numbering="true" text:style-name="WWNum1">
              <text:list-header>
                <text:p text:style-name="P91"/>
              </text:list-header>
            </text:list>
          </table:table-cell>
          <table:table-cell table:style-name="Table11.C7" table:number-columns-spanned="2" office:value-type="string">
            <text:list xml:id="list218911246" text:continue-numbering="true" text:style-name="WWNum1">
              <text:list-header>
                <text:p text:style-name="P91"/>
              </text:list-header>
            </text:list>
          </table:table-cell>
          <table:covered-table-cell/>
          <table:table-cell table:style-name="Table11.E7" office:value-type="string">
            <text:p text:style-name="P32"/>
          </table:table-cell>
          <table:table-cell table:style-name="Table11.F7" office:value-type="string">
            <text:p text:style-name="P34"/>
          </table:table-cell>
          <table:table-cell table:style-name="Table11.G7" office:value-type="string">
            <text:p text:style-name="P34"/>
          </table:table-cell>
          <table:table-cell table:style-name="Table11.H7" office:value-type="string">
            <text:p text:style-name="P34"/>
          </table:table-cell>
        </table:table-row>
        <table:table-row table:style-name="Table11.1">
          <table:table-cell table:style-name="Table11.A14" table:number-columns-spanned="3" office:value-type="string">
            <text:p text:style-name="P10">Prioridad</text:p>
          </table:table-cell>
          <table:covered-table-cell/>
          <table:covered-table-cell/>
          <table:table-cell table:style-name="Table11.D2" table:number-columns-spanned="3" office:value-type="string">
            <text:p text:style-name="P12">Media</text:p>
          </table:table-cell>
          <table:covered-table-cell/>
          <table:covered-table-cell/>
          <table:table-cell table:style-name="Table11.D2" office:value-type="string">
            <text:p text:style-name="P12"/>
          </table:table-cell>
          <table:table-cell table:style-name="Table11.H2" office:value-type="string">
            <text:p text:style-name="P12"/>
          </table:table-cell>
        </table:table-row>
        <table:table-row table:style-name="Table11.1">
          <table:table-cell table:style-name="Table11.A13" office:value-type="string">
            <text:p text:style-name="P56"/>
          </table:table-cell>
          <table:table-cell table:style-name="Table11.B9" office:value-type="string">
            <text:p text:style-name="P58">1.3</text:p>
          </table:table-cell>
          <table:table-cell table:style-name="Table11.C9" table:number-columns-spanned="2" office:value-type="string">
            <text:list xml:id="list1219627857" text:continue-numbering="true" text:style-name="WWNum1">
              <text:list-header>
                <text:p text:style-name="P92">Insertar un caso de plagio desde 0. Significa inscribir el texto src y el texto susp.</text:p>
              </text:list-header>
            </text:list>
          </table:table-cell>
          <table:covered-table-cell/>
          <table:table-cell table:style-name="Table11.E13" office:value-type="string">
            <text:p text:style-name="P32"/>
          </table:table-cell>
          <table:table-cell table:style-name="Table11.F9" office:value-type="string">
            <text:p text:style-name="P34"/>
          </table:table-cell>
          <table:table-cell table:style-name="Table11.G9" office:value-type="string">
            <text:p text:style-name="P34"/>
          </table:table-cell>
          <table:table-cell table:style-name="Table11.H9" office:value-type="string">
            <text:p text:style-name="P34"/>
          </table:table-cell>
        </table:table-row>
        <table:table-row table:style-name="Table11.1">
          <table:table-cell table:style-name="Table11.A13" office:value-type="string">
            <text:p text:style-name="P56"/>
          </table:table-cell>
          <table:table-cell table:style-name="Table11.B9" office:value-type="string">
            <text:p text:style-name="P58">1.3.1</text:p>
          </table:table-cell>
          <table:table-cell table:style-name="Table11.C10" table:number-columns-spanned="2" office:value-type="string">
            <text:list xml:id="list1667240190" text:continue-numbering="true" text:style-name="WWNum1">
              <text:list-header>
                <text:p text:style-name="P93">Sugerir texto donde insertar.</text:p>
              </text:list-header>
            </text:list>
          </table:table-cell>
          <table:covered-table-cell/>
          <table:table-cell table:style-name="Table11.E13" office:value-type="string">
            <text:p text:style-name="P32"/>
          </table:table-cell>
          <table:table-cell table:style-name="Table11.F10" office:value-type="string">
            <text:p text:style-name="P34"/>
          </table:table-cell>
          <table:table-cell table:style-name="Table11.G10" office:value-type="string">
            <text:p text:style-name="P34"/>
          </table:table-cell>
          <table:table-cell table:style-name="Table11.H10" office:value-type="string">
            <text:p text:style-name="P34"/>
          </table:table-cell>
        </table:table-row>
        <table:table-row table:style-name="Table11.1">
          <table:table-cell table:style-name="Table11.A13" office:value-type="string">
            <text:p text:style-name="P56"/>
          </table:table-cell>
          <table:table-cell table:style-name="Table11.B9" office:value-type="string">
            <text:p text:style-name="P58">1.3.2</text:p>
          </table:table-cell>
          <table:table-cell table:style-name="Table11.C11" table:number-columns-spanned="2" office:value-type="string">
            <text:list xml:id="list986695038" text:continue-numbering="true" text:style-name="WWNum1">
              <text:list-header>
                <text:p text:style-name="P93">Mostrar pos inicio y final donde se va a insertar.</text:p>
              </text:list-header>
            </text:list>
          </table:table-cell>
          <table:covered-table-cell/>
          <table:table-cell table:style-name="Table11.E13" office:value-type="string">
            <text:p text:style-name="P32"/>
          </table:table-cell>
          <table:table-cell table:style-name="Table11.F11" office:value-type="string">
            <text:p text:style-name="P34"/>
          </table:table-cell>
          <table:table-cell table:style-name="Table11.G11" office:value-type="string">
            <text:p text:style-name="P34"/>
          </table:table-cell>
          <table:table-cell table:style-name="Table11.H11" office:value-type="string">
            <text:p text:style-name="P34"/>
          </table:table-cell>
        </table:table-row>
        <table:table-row table:style-name="Table11.1">
          <table:table-cell table:style-name="Table11.A13" office:value-type="string">
            <text:p text:style-name="P56"/>
          </table:table-cell>
          <table:table-cell table:style-name="Table11.B9" office:value-type="string">
            <text:p text:style-name="P58">1.3.3</text:p>
          </table:table-cell>
          <table:table-cell table:style-name="Table11.C12" table:number-columns-spanned="2" office:value-type="string">
            <text:list xml:id="list464888894" text:continue-numbering="true" text:style-name="WWNum1">
              <text:list-header>
                <text:p text:style-name="P96">Al confirmar la adición regenerar el metadata-corpus.xml</text:p>
              </text:list-header>
            </text:list>
          </table:table-cell>
          <table:covered-table-cell/>
          <table:table-cell table:style-name="Table11.E13" office:value-type="string">
            <text:p text:style-name="P32"/>
          </table:table-cell>
          <table:table-cell table:style-name="Table11.F12" office:value-type="string">
            <text:p text:style-name="P34"/>
          </table:table-cell>
          <table:table-cell table:style-name="Table11.G12" office:value-type="string">
            <text:p text:style-name="P34"/>
          </table:table-cell>
          <table:table-cell table:style-name="Table11.H12" office:value-type="string">
            <text:p text:style-name="P34"/>
          </table:table-cell>
        </table:table-row>
        <table:table-row table:style-name="Table11.4">
          <table:table-cell table:style-name="Table11.A13" office:value-type="string">
            <text:p text:style-name="P56">Abel y Leonel</text:p>
          </table:table-cell>
          <table:table-cell table:style-name="Table11.C4" office:value-type="string">
            <text:p text:style-name="P86">1.4</text:p>
          </table:table-cell>
          <table:table-cell table:style-name="Table11.C13" table:number-columns-spanned="2" office:value-type="string">
            <text:list xml:id="list1108113949" text:continue-numbering="true" text:style-name="WWNum1">
              <text:list-header>
                <text:p text:style-name="P96">{enero 2015}A: Definir si vamos a realizar más baterías de prueba.(esto sin integración continua no tiene mucho sentido.</text:p>
              </text:list-header>
            </text:list>
          </table:table-cell>
          <table:covered-table-cell/>
          <table:table-cell table:style-name="Table11.E13" office:value-type="string">
            <text:p text:style-name="P32">1</text:p>
          </table:table-cell>
          <table:table-cell table:style-name="Table11.F13" office:value-type="string">
            <text:p text:style-name="P34">Abel</text:p>
          </table:table-cell>
          <table:table-cell table:style-name="Table11.G13" office:value-type="string">
            <text:p text:style-name="P34"/>
          </table:table-cell>
          <table:table-cell table:style-name="Table11.H13" office:value-type="string">
            <text:p text:style-name="P34"/>
          </table:table-cell>
        </table:table-row>
        <table:table-row table:style-name="Table11.1">
          <table:table-cell table:style-name="Table11.A14" table:number-columns-spanned="3" office:value-type="string">
            <text:p text:style-name="P10">Prioridad</text:p>
          </table:table-cell>
          <table:covered-table-cell/>
          <table:covered-table-cell/>
          <table:table-cell table:style-name="Table11.D2" table:number-columns-spanned="3" office:value-type="string">
            <text:p text:style-name="P12">Baja</text:p>
          </table:table-cell>
          <table:covered-table-cell/>
          <table:covered-table-cell/>
          <table:table-cell table:style-name="Table11.D2" office:value-type="string">
            <text:p text:style-name="P12"/>
          </table:table-cell>
          <table:table-cell table:style-name="Table11.H2" office:value-type="string">
            <text:p text:style-name="P12"/>
          </table:table-cell>
        </table:table-row>
        <table:table-row table:style-name="Table11.15">
          <table:table-cell table:style-name="Table11.A15" office:value-type="string">
            <text:p text:style-name="P56">Abel</text:p>
          </table:table-cell>
          <table:table-cell table:style-name="Table11.B15" office:value-type="string">
            <text:list xml:id="list697804478" text:continue-numbering="true" text:style-name="WWNum1">
              <text:list-header>
                <text:p text:style-name="P91">1.6</text:p>
              </text:list-header>
            </text:list>
          </table:table-cell>
          <table:table-cell table:style-name="Table11.C15" table:number-columns-spanned="2" office:value-type="string">
            <text:list xml:id="list603203330" text:continue-numbering="true" text:style-name="WWNum1">
              <text:list-header>
                <text:p text:style-name="P91">{febrero/2015}A: El src_text debe tener el fragmento similar resaltado en el mismo color que el Case_List.</text:p>
              </text:list-header>
            </text:list>
          </table:table-cell>
          <table:covered-table-cell/>
          <table:table-cell table:style-name="Table11.E15" office:value-type="string">
            <text:p text:style-name="P32">0.2</text:p>
          </table:table-cell>
          <table:table-cell table:style-name="Table11.F15" office:value-type="string">
            <text:p text:style-name="P34">Abel</text:p>
          </table:table-cell>
          <table:table-cell table:style-name="Table11.G15" office:value-type="string">
            <text:p text:style-name="P34"/>
          </table:table-cell>
          <table:table-cell table:style-name="Table11.H15" office:value-type="string">
            <text:p text:style-name="P34"/>
          </table:table-cell>
        </table:table-row>
      </table:table>
      <text:p text:style-name="P2"/>
      <text:h text:style-name="P116" text:outline-level="3" text:is-list-header="true"><text:bookmark-start text:name="__RefHeading__3916_620999501"/><text:span text:style-name="T16">Otras funcionalidades:</text:span><text:bookmark-end text:name="__RefHeading__3916_620999501"/></text:h>
      <text:list xml:id="list124324381" text:style-name="L6">
        <text:list-item>
          <text:p text:style-name="P99"><text:span text:style-name="T16">Abrir varios corpus y ver en pestañas laterales o en una columna(estilo tabs derecho de Konqueror).</text:span></text:p>
        </text:list-item>
        <text:list-item>
          <text:p text:style-name="P99"><text:span text:style-name="T16">Ver lista de casos del corpus en el foco.</text:span></text:p>
        </text:list-item>
        <text:list-item>
          <text:p text:style-name="P99"><text:span text:style-name="T16">Abrir diferentes casos para estudiar o editar en pestañas horizontales (estilo tabs Firefox).</text:span></text:p>
        </text:list-item>
        <text:list-item>
          <text:p text:style-name="P99"><text:span text:style-name="T16">Pestaña de un caso:</text:span></text:p>
          <text:list>
            <text:list-item>
              <text:p text:style-name="P99"><text:span text:style-name="T16">Visualizar fragmento de texto de src-doc en el 1er componente de texto.</text:span></text:p>
            </text:list-item>
            <text:list-item>
              <text:p text:style-name="P99"><text:span text:style-name="T16">Visualizar datos del fragmento src debajo de este.</text:span></text:p>
            </text:list-item>
            <text:list-item>
              <text:p text:style-name="P99"><text:span text:style-name="T16">Visualizar fragmento de texto de susp-doc en el 2do componente de texto.</text:span></text:p>
            </text:list-item>
            <text:list-item>
              <text:p text:style-name="P99"><text:span text:style-name="T16">Visualizar datos del fragmento susp debajo de este.</text:span></text:p>
            </text:list-item>
            <text:list-item>
              <text:p text:style-name="P99"><text:span text:style-name="T16">Operaciones a realizar:</text:span></text:p>
              <text:list>
                <text:list-item>
                  <text:p text:style-name="P99"><text:span text:style-name="T16">Validar por humano (debe estar logueado, y debe ser un usuario autorizado) Esto debería conectarse por webservice para tener una BD online que pueda recibir la retroalimentación.</text:span></text:p>
                </text:list-item>
                <text:list-item>
                  <text:p text:style-name="P99"><text:span text:style-name="T16">Modificar el límite de los casos.</text:span></text:p>
                </text:list-item>
                <text:list-item>
                  <text:p text:style-name="P99"><text:span text:style-name="T16">Editar los textos.</text:span></text:p>
                </text:list-item>
                <text:list-item>
                  <text:p text:style-name="P99"><text:span text:style-name="T16">Clasificar el fragmento por su clase y tipo de plagio, proyección.</text:span></text:p>
                </text:list-item>
                <text:list-item>
                  <text:p text:style-name="P99"><text:span text:style-name="T16">Adicionar un nuevo caso.</text:span></text:p>
                  <text:list>
                    <text:list-item>
                      <text:p text:style-name="P99"><text:span text:style-name="T16">El sistema debe sugerir, en una ventana emergente, los 3 documentos donde podría hacerse la inserción. Al escoger escribir los datos en el XML del corpus, en la sección de este caso, y actualizar la barra de datos del fragmento con el nombre del documento.</text:span></text:p>
                    </text:list-item>
                    <text:list-item>
                      <text:p text:style-name="P99"><text:span text:style-name="T16">Calcular datos del caso y visualizar en la barra de datos del fragmento sospechoso o fuente según sea el caso. Escribir estos datos en el XML.</text:span></text:p>
                    </text:list-item>
                  </text:list>
                </text:list-item>
                <text:list-item>
                  <text:p text:style-name="P99"><text:span text:style-name="T16">Mostrar las etiquetas (este botón debe clickearse cada vez para ver una anotación diferente ejemplo para cambiar entre SRL y POS).</text:span></text:p>
                </text:list-item>
              </text:list>
            </text:list-item>
          </text:list>
        </text:list-item>
        <text:list-item>
          <text:p text:style-name="P99"><text:span text:style-name="T16">Relativo al menú corpus:</text:span></text:p>
          <text:list>
            <text:list-item>
              <text:p text:style-name="P99"><text:span text:style-name="T16">Adicionar un nuevo corpus</text:span></text:p>
            </text:list-item>
            <text:list-item>
              <text:p text:style-name="P99"><text:span text:style-name="T16">Adicionar un nuevo caso a un corpus abierto.</text:span></text:p>
            </text:list-item>
            <text:list-item>
              <text:p text:style-name="P99"><text:span text:style-name="T16">Ver los datos del corpus. (incluso actualizado si se ha insertado un caso recientemente)</text:span></text:p>
            </text:list-item>
          </text:list>
        </text:list-item>
        <text:list-item>
          <text:p text:style-name="P99"><text:span text:style-name="T16">Relativo a las vistas (Esto es como el menú de “Ventanas” en LibreOffice):</text:span></text:p>
          <text:list>
            <text:list-item>
              <text:p text:style-name="P99"><text:span text:style-name="T16">Abrir o Poner en el Foco la Vista Principal.</text:span></text:p>
            </text:list-item>
            <text:list-item>
              <text:p text:style-name="P99"><text:span text:style-name="T16">Abrir o Poner en el Foco la Vista de Comparación.</text:span></text:p>
            </text:list-item>
            <text:list-item>
              <text:p text:style-name="P99"><text:span text:style-name="T16">Abrir o Poner en el Foco la Vista de Diccionarios.</text:span></text:p>
            </text:list-item>
          </text:list>
        </text:list-item>
        <text:list-item>
          <text:p text:style-name="P99"><text:span text:style-name="T16">Relativo a Help</text:span></text:p>
          <text:list>
            <text:list-item>
              <text:p text:style-name="P99"><text:span text:style-name="T16">About</text:span></text:p>
            </text:list-item>
            <text:list-item>
              <text:p text:style-name="P99"><text:span text:style-name="T16">Ayuda para Lingüistas.</text:span></text:p>
            </text:list-item>
            <text:list-item>
              <text:p text:style-name="P99"><text:span text:style-name="T16">Ayuda para Investigadores NLP.</text:span></text:p>
            </text:list-item>
            <text:list-item>
              <text:p text:style-name="P99"><text:span text:style-name="T16">Ayuda para Desarrolladores.</text:span></text:p>
            </text:list-item>
          </text:list>
        </text:list-item>
        <text:list-item>
          <text:p text:style-name="P99"><text:soft-page-break/><text:span text:style-name="T16">Relativo al menú “Herramientas” (similar al “Herramientas” de LibreOffice):</text:span></text:p>
          <text:list>
            <text:list-item>
              <text:p text:style-name="P99"><text:span text:style-name="T16">Normalizar TXT </text:span></text:p>
            </text:list-item>
            <text:list-item>
              <text:p text:style-name="P99"><text:span text:style-name="T16">Convertir documentos TXT o PDF a ZZZdoc.XML </text:span></text:p>
            </text:list-item>
            <text:list-item>
              <text:p text:style-name="P99"><text:span text:style-name="T16">Generar XML estandar a partir de la carpeta OUT de la salida de un algoritmo de detección. </text:span></text:p>
            </text:list-item>
            <text:list-item>
              <text:p text:style-name="P99"><text:span text:style-name="T16">Comparación del XML estandar con XML del corpus cargado. </text:span></text:p>
            </text:list-item>
            <text:list-item>
              <text:p text:style-name="P99"><text:span text:style-name="T16">Actualizar ciertos tags del XML de datos del algoritmo y actualizar ciertos tags del XML reporte de </text:span></text:p>
            </text:list-item>
            <text:list-item>
              <text:p text:style-name="P99"><text:span text:style-name="T16">casos detectados. </text:span></text:p>
            </text:list-item>
          </text:list>
        </text:list-item>
        <text:list-item>
          <text:p text:style-name="P99"><text:span text:style-name="T16">Relativo a Archivo</text:span></text:p>
          <text:list>
            <text:list-item>
              <text:p text:style-name="P99"><text:span text:style-name="T16">Cargar TXT, que se desea analizar para incorporar a la colección.</text:span></text:p>
            </text:list-item>
            <text:list-item>
              <text:p text:style-name="P99"><text:span text:style-name="T16">Introducir TXT al Corpus, debe seleccionar la carpeta: src o susp. (debe estar autenticado)</text:span></text:p>
            </text:list-item>
          </text:list>
        </text:list-item>
      </text:list>
      <text:h text:style-name="P111" text:outline-level="2"><text:bookmark-start text:name="__RefHeading__2425_1071700889"/><text:span text:style-name="T17">[M2] – Módulo Vista de Comparación</text:span><text:span text:style-name="T18"> (/ToNgueLP/modules/Matching)</text:span><text:bookmark-end text:name="__RefHeading__2425_1071700889"/></text:h>
      <text:p text:style-name="P2">Módulo de detección de plagi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office:value-type="string">
            <text:p text:style-name="P8">Asignado a</text:p>
          </table:table-cell>
          <table:table-cell table:style-name="Tabla2.B1" office:value-type="string">
            <text:p text:style-name="P9">Ítem</text:p>
          </table:table-cell>
          <table:table-cell table:style-name="Tabla2.B1" table:number-columns-spanned="2" office:value-type="string">
            <text:p text:style-name="P9">Descripción </text:p>
          </table:table-cell>
          <table:covered-table-cell/>
          <table:table-cell table:style-name="Tabla2.B1" office:value-type="string">
            <text:p text:style-name="P8">Estimación </text:p>
          </table:table-cell>
          <table:table-cell table:style-name="Tabla2.B1" office:value-type="string">
            <text:p text:style-name="P8">Estimado por</text:p>
          </table:table-cell>
          <table:table-cell table:style-name="Tabla2.B1" office:value-type="string">
            <text:p text:style-name="P8">HU</text:p>
          </table:table-cell>
          <table:table-cell table:style-name="Tabla2.H1" office:value-type="string">
            <text:p text:style-name="P8">Estado</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4">Muy Alta</text:p>
          </table:table-cell>
          <table:covered-table-cell/>
          <table:covered-table-cell/>
          <table:table-cell table:style-name="Tabla2.D2" office:value-type="string">
            <text:p text:style-name="P14"/>
          </table:table-cell>
          <table:table-cell table:style-name="Tabla2.H2" office:value-type="string">
            <text:p text:style-name="P14"/>
          </table:table-cell>
        </table:table-row>
        <table:table-row table:style-name="Tabla2.1">
          <table:table-cell table:style-name="Tabla2.A4" office:value-type="string">
            <text:p text:style-name="P38"/>
          </table:table-cell>
          <table:table-cell table:style-name="Tabla2.B3" office:value-type="string">
            <text:p text:style-name="P17">2.1</text:p>
          </table:table-cell>
          <table:table-cell table:style-name="Tabla2.C3" table:number-columns-spanned="2" office:value-type="string">
            <text:p text:style-name="P18">Mostrar <text:s/>en el lateral derecho casos del corpus presentes en <text:span text:style-name="T20">ToNgueLP-plag-cases-corpus.xml</text:span>.</text:p>
          </table:table-cell>
          <table:covered-table-cell/>
          <table:table-cell table:style-name="Tabla2.E3" office:value-type="string">
            <text:p text:style-name="P17">1</text:p>
          </table:table-cell>
          <table:table-cell table:style-name="Tabla2.F3" office:value-type="string">
            <text:p text:style-name="P17">Abel</text:p>
          </table:table-cell>
          <table:table-cell table:style-name="Tabla2.G3" office:value-type="string">
            <text:p text:style-name="P17"/>
          </table:table-cell>
          <table:table-cell table:style-name="Tabla2.H3" office:value-type="string">
            <text:p text:style-name="P17"/>
          </table:table-cell>
        </table:table-row>
        <table:table-row table:style-name="Tabla2.4">
          <table:table-cell table:style-name="Tabla2.A4" office:value-type="string">
            <text:p text:style-name="P38"/>
          </table:table-cell>
          <table:table-cell table:style-name="Tabla2.B4" office:value-type="string">
            <text:p text:style-name="P17">2.2</text:p>
          </table:table-cell>
          <table:table-cell table:style-name="Tabla2.C4" table:number-columns-spanned="2" office:value-type="string">
            <text:p text:style-name="P18">Mostrar en el lateral izquierdo casos detectados por el algoritmo que se está analizando, y que aparecen en el suspXXX-plag-report.xml</text:p>
          </table:table-cell>
          <table:covered-table-cell/>
          <table:table-cell table:style-name="Tabla2.E4" office:value-type="string">
            <text:p text:style-name="P17">1</text:p>
          </table:table-cell>
          <table:table-cell table:style-name="Tabla2.F4" office:value-type="string">
            <text:p text:style-name="P17">Abel</text:p>
          </table:table-cell>
          <table:table-cell table:style-name="Tabla2.G4" office:value-type="string">
            <text:p text:style-name="P17"/>
          </table:table-cell>
          <table:table-cell table:style-name="Tabla2.H4" office:value-type="string">
            <text:p text:style-name="P17"/>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Alta</text:p>
          </table:table-cell>
          <table:covered-table-cell/>
          <table:covered-table-cell/>
          <table:table-cell table:style-name="Tabla2.D2" office:value-type="string">
            <text:p text:style-name="P15"/>
          </table:table-cell>
          <table:table-cell table:style-name="Tabla2.H2" office:value-type="string">
            <text:p text:style-name="P15"/>
          </table:table-cell>
        </table:table-row>
        <table:table-row table:style-name="Tabla2.1">
          <table:table-cell table:style-name="Tabla2.A6" office:value-type="string">
            <text:p text:style-name="P19"/>
          </table:table-cell>
          <table:table-cell table:style-name="Tabla2.B6" office:value-type="string">
            <text:p text:style-name="P19">2.3</text:p>
          </table:table-cell>
          <table:table-cell table:style-name="Tabla2.C6" table:number-columns-spanned="2" office:value-type="string">
            <text:p text:style-name="P35">Algoritmo para machear casos detectados versus casos en el reporte.</text:p>
          </table:table-cell>
          <table:covered-table-cell/>
          <table:table-cell table:style-name="Tabla2.E6" office:value-type="string">
            <text:p text:style-name="P19">1</text:p>
          </table:table-cell>
          <table:table-cell table:style-name="Tabla2.F6" office:value-type="string">
            <text:p text:style-name="P19">Abel</text:p>
          </table:table-cell>
          <table:table-cell table:style-name="Tabla2.G6" office:value-type="string">
            <text:p text:style-name="P19"/>
          </table:table-cell>
          <table:table-cell table:style-name="Tabla2.H6" office:value-type="string">
            <text:p text:style-name="P19"/>
          </table:table-cell>
        </table:table-row>
        <table:table-row table:style-name="Tabla2.1">
          <table:table-cell table:style-name="Tabla2.A7" office:value-type="string">
            <text:p text:style-name="P19"/>
          </table:table-cell>
          <table:table-cell table:style-name="Tabla2.B7" office:value-type="string">
            <text:p text:style-name="P19">2.4</text:p>
          </table:table-cell>
          <table:table-cell table:style-name="Tabla2.C7" table:number-columns-spanned="2" office:value-type="string">
            <text:p text:style-name="P35"/>
          </table:table-cell>
          <table:covered-table-cell/>
          <table:table-cell table:style-name="Tabla2.E7" office:value-type="string">
            <text:p text:style-name="P19">3</text:p>
          </table:table-cell>
          <table:table-cell table:style-name="Tabla2.F7" office:value-type="string">
            <text:p text:style-name="P19">Abel</text:p>
          </table:table-cell>
          <table:table-cell table:style-name="Tabla2.G7" office:value-type="string">
            <text:p text:style-name="P19"/>
          </table:table-cell>
          <table:table-cell table:style-name="Tabla2.H7" office:value-type="string">
            <text:p text:style-name="P19"/>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Media</text:p>
          </table:table-cell>
          <table:covered-table-cell/>
          <table:covered-table-cell/>
          <table:table-cell table:style-name="Tabla2.D2" office:value-type="string">
            <text:p text:style-name="P15"/>
          </table:table-cell>
          <table:table-cell table:style-name="Tabla2.H2" office:value-type="string">
            <text:p text:style-name="P15"/>
          </table:table-cell>
        </table:table-row>
        <table:table-row table:style-name="Tabla2.1">
          <table:table-cell table:style-name="Tabla2.A9" office:value-type="string">
            <text:p text:style-name="P19"/>
          </table:table-cell>
          <table:table-cell table:style-name="Tabla2.B9" office:value-type="string">
            <text:p text:style-name="P19"/>
          </table:table-cell>
          <table:table-cell table:style-name="Tabla2.C9" table:number-columns-spanned="2" office:value-type="string">
            <text:p text:style-name="P35"/>
          </table:table-cell>
          <table:covered-table-cell/>
          <table:table-cell table:style-name="Tabla2.E9" office:value-type="string">
            <text:p text:style-name="P19"/>
          </table:table-cell>
          <table:table-cell table:style-name="Tabla2.F9" office:value-type="string">
            <text:p text:style-name="P19"/>
          </table:table-cell>
          <table:table-cell table:style-name="Tabla2.G9" office:value-type="string">
            <text:p text:style-name="P19"/>
          </table:table-cell>
          <table:table-cell table:style-name="Tabla2.H9" office:value-type="string">
            <text:p text:style-name="P19"/>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Baja</text:p>
          </table:table-cell>
          <table:covered-table-cell/>
          <table:covered-table-cell/>
          <table:table-cell table:style-name="Tabla2.D2" office:value-type="string">
            <text:p text:style-name="P15"/>
          </table:table-cell>
          <table:table-cell table:style-name="Tabla2.H2" office:value-type="string">
            <text:p text:style-name="P15"/>
          </table:table-cell>
        </table:table-row>
        <table:table-row table:style-name="Tabla2.1">
          <table:table-cell table:style-name="Tabla2.A11" office:value-type="string">
            <text:p text:style-name="P19"/>
          </table:table-cell>
          <table:table-cell table:style-name="Tabla2.B11" office:value-type="string">
            <text:p text:style-name="P19"/>
          </table:table-cell>
          <table:table-cell table:style-name="Tabla2.C11" table:number-columns-spanned="2" office:value-type="string">
            <text:p text:style-name="P35"/>
          </table:table-cell>
          <table:covered-table-cell/>
          <table:table-cell table:style-name="Tabla2.E11" office:value-type="string">
            <text:p text:style-name="P19"/>
          </table:table-cell>
          <table:table-cell table:style-name="Tabla2.F11" office:value-type="string">
            <text:p text:style-name="P19"/>
          </table:table-cell>
          <table:table-cell table:style-name="Tabla2.G11" office:value-type="string">
            <text:p text:style-name="P19"/>
          </table:table-cell>
          <table:table-cell table:style-name="Tabla2.H11" office:value-type="string">
            <text:p text:style-name="P19"/>
          </table:table-cell>
        </table:table-row>
      </table:table>
      <text:p text:style-name="P2"/>
      <text:list xml:id="list324774176" text:style-name="L2">
        <text:list-item>
          <text:p text:style-name="P64">ToNgueLP debe analizar, en la vista step-by-step una sola carpeta de ficheros “out” (salida que dan los algoritmos) pues los nombres de los reportes podrían coincidir entre varias carpetas “out”.</text:p>
        </text:list-item>
      </text:list>
      <text:h text:style-name="P102" text:outline-level="2"><text:bookmark-start text:name="__RefHeading__14300_1281149243"/>[M6] – Módulo Vista de Diccionarios<text:span text:style-name="T19"> (/ToNgueLP/modules/Dicts)</text:span><text:bookmark-end text:name="__RefHeading__14300_1281149243"/></text:h>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column table:style-name="Tabla14.H"/>
        <table:table-row table:style-name="Tabla14.1">
          <table:table-cell table:style-name="Tabla14.A1" office:value-type="string">
            <text:p text:style-name="P68">Asignado a</text:p>
          </table:table-cell>
          <table:table-cell table:style-name="Tabla14.B1" office:value-type="string">
            <text:p text:style-name="P6">Ítem</text:p>
          </table:table-cell>
          <table:table-cell table:style-name="Tabla14.B1" table:number-columns-spanned="2" office:value-type="string">
            <text:p text:style-name="P7">Descripción</text:p>
          </table:table-cell>
          <table:covered-table-cell/>
          <table:table-cell table:style-name="Tabla14.B1" office:value-type="string">
            <text:p text:style-name="P6">Estimación </text:p>
          </table:table-cell>
          <table:table-cell table:style-name="Tabla14.B1" office:value-type="string">
            <text:p text:style-name="P6">Estimado por</text:p>
          </table:table-cell>
          <table:table-cell table:style-name="Tabla14.B1" office:value-type="string">
            <text:p text:style-name="P8">HU</text:p>
          </table:table-cell>
          <table:table-cell table:style-name="Tabla14.H1" office:value-type="string">
            <text:p text:style-name="P8">Estado</text:p>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1">Muy Alta</text:p>
          </table:table-cell>
          <table:covered-table-cell/>
          <table:covered-table-cell/>
          <table:table-cell table:style-name="Tabla14.D2" office:value-type="string">
            <text:p text:style-name="P11"/>
          </table:table-cell>
          <table:table-cell table:style-name="Tabla14.H2" office:value-type="string">
            <text:p text:style-name="P11"/>
          </table:table-cell>
        </table:table-row>
        <table:table-row table:style-name="Tabla14.1">
          <table:table-cell table:style-name="Tabla14.A4" office:value-type="string">
            <text:p text:style-name="P56"/>
          </table:table-cell>
          <table:table-cell table:style-name="Tabla14.B3" office:value-type="string">
            <text:list xml:id="list124696433" text:continue-list="list603203330" text:style-name="WWNum1">
              <text:list-header>
                <text:p text:style-name="P91"/>
              </text:list-header>
            </text:list>
          </table:table-cell>
          <table:table-cell table:style-name="Tabla14.C3" table:number-columns-spanned="2" office:value-type="string">
            <text:list xml:id="list638215690" text:continue-numbering="true" text:style-name="WWNum1">
              <text:list-header>
                <text:p text:style-name="P96">Conectar con los diccionarios de FreeLing.</text:p>
              </text:list-header>
            </text:list>
          </table:table-cell>
          <table:covered-table-cell/>
          <table:table-cell table:style-name="Tabla14.E3" office:value-type="string">
            <text:p text:style-name="P32">1</text:p>
          </table:table-cell>
          <table:table-cell table:style-name="Tabla14.F3" office:value-type="string">
            <text:p text:style-name="P34"/>
          </table:table-cell>
          <table:table-cell table:style-name="Tabla14.G3" office:value-type="string">
            <text:p text:style-name="P34"/>
          </table:table-cell>
          <table:table-cell table:style-name="Tabla14.H3" office:value-type="string">
            <text:p text:style-name="P34"/>
          </table:table-cell>
        </table:table-row>
        <table:table-row table:style-name="Tabla14.4">
          <table:table-cell table:style-name="Tabla14.A4" office:value-type="string">
            <text:p text:style-name="P56"/>
          </table:table-cell>
          <table:table-cell table:style-name="Tabla14.B4" office:value-type="string">
            <text:list xml:id="list376997293" text:continue-numbering="true" text:style-name="WWNum1">
              <text:list-header>
                <text:p text:style-name="P91">6.1</text:p>
              </text:list-header>
            </text:list>
          </table:table-cell>
          <table:table-cell table:style-name="Tabla14.C4" table:number-columns-spanned="2" office:value-type="string">
            <text:list xml:id="list1019674354" text:continue-numbering="true" text:style-name="WWNum1">
              <text:list-header>
                <text:p text:style-name="P96">Ver el diccionario de Español de FreeLing al estilo Artha.(también llamado por Abel estilo Wordnet) <text:s text:c="2"/><text:span text:style-name="T5">Nota: </text:span>Usar Artha como prototipo, y su código sí es posible.</text:p>
              </text:list-header>
            </text:list>
          </table:table-cell>
          <table:covered-table-cell/>
          <table:table-cell table:style-name="Tabla14.E4" office:value-type="string">
            <text:p text:style-name="P32">8</text:p>
          </table:table-cell>
          <table:table-cell table:style-name="Tabla14.F4" office:value-type="string">
            <text:p text:style-name="P34">Abel</text:p>
          </table:table-cell>
          <table:table-cell table:style-name="Tabla14.G4" office:value-type="string">
            <text:p text:style-name="P34"/>
          </table:table-cell>
          <table:table-cell table:style-name="Tabla14.H4"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Alta</text:p>
          </table:table-cell>
          <table:covered-table-cell/>
          <table:covered-table-cell/>
          <table:table-cell table:style-name="Tabla14.D2" office:value-type="string">
            <text:p text:style-name="P12"/>
          </table:table-cell>
          <table:table-cell table:style-name="Tabla14.H2" office:value-type="string">
            <text:p text:style-name="P12"/>
          </table:table-cell>
        </table:table-row>
        <table:table-row table:style-name="Tabla14.1">
          <table:table-cell table:style-name="Tabla14.A6" office:value-type="string">
            <text:p text:style-name="P56"/>
          </table:table-cell>
          <table:table-cell table:style-name="Tabla14.B6" office:value-type="string">
            <text:list xml:id="list62235679" text:continue-numbering="true" text:style-name="WWNum1">
              <text:list-header>
                <text:p text:style-name="P91"/>
              </text:list-header>
            </text:list>
          </table:table-cell>
          <table:table-cell table:style-name="Tabla14.C6" table:number-columns-spanned="2" office:value-type="string">
            <text:list xml:id="list1935899783" text:continue-numbering="true" text:style-name="WWNum1">
              <text:list-header>
                <text:p text:style-name="P96">Diseñar un espacio donde se vean las palabras que hay en el corpus <text:soft-page-break/>que no están en el diccionario.</text:p>
              </text:list-header>
            </text:list>
          </table:table-cell>
          <table:covered-table-cell/>
          <table:table-cell table:style-name="Tabla14.E6" office:value-type="string">
            <text:p text:style-name="P32">0.2</text:p>
          </table:table-cell>
          <table:table-cell table:style-name="Tabla14.F6" office:value-type="string">
            <text:p text:style-name="P34"/>
          </table:table-cell>
          <table:table-cell table:style-name="Tabla14.G6" office:value-type="string">
            <text:p text:style-name="P34"/>
          </table:table-cell>
          <table:table-cell table:style-name="Tabla14.H6"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Media</text:p>
          </table:table-cell>
          <table:covered-table-cell/>
          <table:covered-table-cell/>
          <table:table-cell table:style-name="Tabla14.D2" office:value-type="string">
            <text:p text:style-name="P12"/>
          </table:table-cell>
          <table:table-cell table:style-name="Tabla14.H2" office:value-type="string">
            <text:p text:style-name="P12"/>
          </table:table-cell>
        </table:table-row>
        <table:table-row table:style-name="Tabla14.8">
          <table:table-cell table:style-name="Tabla14.A15" office:value-type="string">
            <text:p text:style-name="P56"/>
          </table:table-cell>
          <table:table-cell table:style-name="Tabla14.B8" office:value-type="string">
            <text:p text:style-name="P58"/>
          </table:table-cell>
          <table:table-cell table:style-name="Tabla14.C8" table:number-columns-spanned="2" office:value-type="string">
            <text:list xml:id="list1712114128" text:continue-numbering="true" text:style-name="WWNum1">
              <text:list-header>
                <text:p text:style-name="P96">Mostrar las operaciones que se pueden hacer con palabras detectadas que no están en el diccionario. Ej: Adicionar, No Incluir, Conjugación del Verbo X, etc.</text:p>
              </text:list-header>
            </text:list>
          </table:table-cell>
          <table:covered-table-cell/>
          <table:table-cell table:style-name="Tabla14.E8" office:value-type="string">
            <text:p text:style-name="P32">1</text:p>
          </table:table-cell>
          <table:table-cell table:style-name="Tabla14.F8" office:value-type="string">
            <text:p text:style-name="P34"/>
          </table:table-cell>
          <table:table-cell table:style-name="Tabla14.G8" office:value-type="string">
            <text:p text:style-name="P34"/>
          </table:table-cell>
          <table:table-cell table:style-name="Tabla14.H8" office:value-type="string">
            <text:p text:style-name="P34"/>
          </table:table-cell>
        </table:table-row>
        <table:table-row table:style-name="Tabla14.1">
          <table:table-cell table:style-name="Tabla14.A15" office:value-type="string">
            <text:p text:style-name="P56"/>
          </table:table-cell>
          <table:table-cell table:style-name="Tabla14.B9" office:value-type="string">
            <text:p text:style-name="P58"/>
          </table:table-cell>
          <table:table-cell table:style-name="Tabla14.C9" table:number-columns-spanned="2" office:value-type="string">
            <text:list xml:id="list1840981771" text:continue-numbering="true" text:style-name="WWNum1">
              <text:list-header>
                <text:p text:style-name="P96">Asociar palabra o frase a un acrónimo. Ej: spanish y english → 'Spanglish'</text:p>
              </text:list-header>
            </text:list>
          </table:table-cell>
          <table:covered-table-cell/>
          <table:table-cell table:style-name="Tabla14.E9" office:value-type="string">
            <text:p text:style-name="P32">0.2</text:p>
          </table:table-cell>
          <table:table-cell table:style-name="Tabla14.F9" office:value-type="string">
            <text:p text:style-name="P34"/>
          </table:table-cell>
          <table:table-cell table:style-name="Tabla14.G9" office:value-type="string">
            <text:p text:style-name="P34"/>
          </table:table-cell>
          <table:table-cell table:style-name="Tabla14.H9" office:value-type="string">
            <text:p text:style-name="P34"/>
          </table:table-cell>
        </table:table-row>
        <table:table-row table:style-name="Tabla14.1">
          <table:table-cell table:style-name="Tabla14.A15" office:value-type="string">
            <text:p text:style-name="P56"/>
          </table:table-cell>
          <table:table-cell table:style-name="Tabla14.B10" office:value-type="string">
            <text:p text:style-name="P58"/>
          </table:table-cell>
          <table:table-cell table:style-name="Tabla14.C10" table:number-columns-spanned="2" office:value-type="string">
            <text:list xml:id="list1831318988" text:continue-numbering="true" text:style-name="WWNum1">
              <text:list-header>
                <text:p text:style-name="P96">Adicionar lexicón o glosses(wordnet) Ej: a la palabra 'quijote'→ la oración 'Su quijotesca figura rompía con el paisaje abundante'</text:p>
              </text:list-header>
            </text:list>
          </table:table-cell>
          <table:covered-table-cell/>
          <table:table-cell table:style-name="Tabla14.E10" office:value-type="string">
            <text:p text:style-name="P32">0.2</text:p>
          </table:table-cell>
          <table:table-cell table:style-name="Tabla14.F10" office:value-type="string">
            <text:p text:style-name="P34"/>
          </table:table-cell>
          <table:table-cell table:style-name="Tabla14.G10" office:value-type="string">
            <text:p text:style-name="P34"/>
          </table:table-cell>
          <table:table-cell table:style-name="Tabla14.H10" office:value-type="string">
            <text:p text:style-name="P34"/>
          </table:table-cell>
        </table:table-row>
        <table:table-row table:style-name="Tabla14.1">
          <table:table-cell table:style-name="Tabla14.A15" office:value-type="string">
            <text:p text:style-name="P56"/>
          </table:table-cell>
          <table:table-cell table:style-name="Tabla14.B11" office:value-type="string">
            <text:p text:style-name="P58"/>
          </table:table-cell>
          <table:table-cell table:style-name="Tabla14.C11" table:number-columns-spanned="2" office:value-type="string">
            <text:list xml:id="list1709552930" text:continue-numbering="true" text:style-name="WWNum1">
              <text:list-header>
                <text:p text:style-name="P96">Asociar conjunto de una frase con una sigla. Ej: IGSW → Ingeniería de Software.</text:p>
              </text:list-header>
            </text:list>
          </table:table-cell>
          <table:covered-table-cell/>
          <table:table-cell table:style-name="Tabla14.E11" office:value-type="string">
            <text:p text:style-name="P32">0.2</text:p>
          </table:table-cell>
          <table:table-cell table:style-name="Tabla14.F11" office:value-type="string">
            <text:p text:style-name="P34"/>
          </table:table-cell>
          <table:table-cell table:style-name="Tabla14.G11" office:value-type="string">
            <text:p text:style-name="P34"/>
          </table:table-cell>
          <table:table-cell table:style-name="Tabla14.H11" office:value-type="string">
            <text:p text:style-name="P34"/>
          </table:table-cell>
        </table:table-row>
        <table:table-row table:style-name="Tabla14.1">
          <table:table-cell table:style-name="Tabla14.A15" office:value-type="string">
            <text:p text:style-name="P56"/>
          </table:table-cell>
          <table:table-cell table:style-name="Tabla14.B12" office:value-type="string">
            <text:p text:style-name="P58"/>
          </table:table-cell>
          <table:table-cell table:style-name="Tabla14.C12" table:number-columns-spanned="2" office:value-type="string">
            <text:list xml:id="list215249107" text:continue-numbering="true" text:style-name="WWNum1">
              <text:list-header>
                <text:p text:style-name="P96">Editar la BD o usar el algoritmo de FreeLing para los nombres-propios.</text:p>
              </text:list-header>
            </text:list>
          </table:table-cell>
          <table:covered-table-cell/>
          <table:table-cell table:style-name="Tabla14.E12" office:value-type="string">
            <text:p text:style-name="P32">1</text:p>
          </table:table-cell>
          <table:table-cell table:style-name="Tabla14.F12" office:value-type="string">
            <text:p text:style-name="P34"/>
          </table:table-cell>
          <table:table-cell table:style-name="Tabla14.G12" office:value-type="string">
            <text:p text:style-name="P34"/>
          </table:table-cell>
          <table:table-cell table:style-name="Tabla14.H12" office:value-type="string">
            <text:p text:style-name="P34"/>
          </table:table-cell>
        </table:table-row>
        <table:table-row table:style-name="Tabla14.4">
          <table:table-cell table:style-name="Tabla14.A15" office:value-type="string">
            <text:p text:style-name="P56"/>
          </table:table-cell>
          <table:table-cell table:style-name="Tabla14.B13" office:value-type="string">
            <text:p text:style-name="P58"/>
          </table:table-cell>
          <table:table-cell table:style-name="Tabla14.C4" table:number-columns-spanned="2" office:value-type="string">
            <text:list xml:id="list1667223611" text:continue-numbering="true" text:style-name="WWNum1">
              <text:list-header>
                <text:p text:style-name="P96">Sugerir palabras detectadas como nombres propios. Permitir adicionar nombre-propio detectado a la BD.</text:p>
              </text:list-header>
            </text:list>
          </table:table-cell>
          <table:covered-table-cell/>
          <table:table-cell table:style-name="Tabla14.E13" office:value-type="string">
            <text:p text:style-name="P32">0.2</text:p>
          </table:table-cell>
          <table:table-cell table:style-name="Tabla14.F13" office:value-type="string">
            <text:p text:style-name="P34"/>
          </table:table-cell>
          <table:table-cell table:style-name="Tabla14.G13" office:value-type="string">
            <text:p text:style-name="P34"/>
          </table:table-cell>
          <table:table-cell table:style-name="Tabla14.H13" office:value-type="string">
            <text:p text:style-name="P34"/>
          </table:table-cell>
        </table:table-row>
        <table:table-row table:style-name="Tabla14.4">
          <table:table-cell table:style-name="Tabla14.A15" office:value-type="string">
            <text:p text:style-name="P56"/>
          </table:table-cell>
          <table:table-cell table:style-name="Tabla14.B14" office:value-type="string">
            <text:p text:style-name="P58"/>
          </table:table-cell>
          <table:table-cell table:style-name="Tabla14.C4" table:number-columns-spanned="2" office:value-type="string">
            <text:list xml:id="list141210622" text:continue-numbering="true" text:style-name="WWNum1">
              <text:list-header>
                <text:p text:style-name="P96">Sugerir contracciones detectadas con sus correspondientes miembros. Permitir adicionar contracciones detectadas a la BD.</text:p>
              </text:list-header>
            </text:list>
          </table:table-cell>
          <table:covered-table-cell/>
          <table:table-cell table:style-name="Tabla14.E14" office:value-type="string">
            <text:p text:style-name="P32">0.2</text:p>
          </table:table-cell>
          <table:table-cell table:style-name="Tabla14.F14" office:value-type="string">
            <text:p text:style-name="P34"/>
          </table:table-cell>
          <table:table-cell table:style-name="Tabla14.G14" office:value-type="string">
            <text:p text:style-name="P34"/>
          </table:table-cell>
          <table:table-cell table:style-name="Tabla14.H14" office:value-type="string">
            <text:p text:style-name="P34"/>
          </table:table-cell>
        </table:table-row>
        <table:table-row table:style-name="Tabla14.4">
          <table:table-cell table:style-name="Tabla14.A15" office:value-type="string">
            <text:p text:style-name="P56"/>
          </table:table-cell>
          <table:table-cell table:style-name="Tabla14.B15" office:value-type="string">
            <text:p text:style-name="P58"/>
          </table:table-cell>
          <table:table-cell table:style-name="Tabla14.C4" table:number-columns-spanned="2" office:value-type="string">
            <text:list xml:id="list315156881" text:continue-numbering="true" text:style-name="WWNum1">
              <text:list-header>
                <text:p text:style-name="P96">Identificar collocations. Sugerir lista de collocations no contenidas en la BD de collocations. Permitir adicionar collocations o desestimar.</text:p>
              </text:list-header>
            </text:list>
          </table:table-cell>
          <table:covered-table-cell/>
          <table:table-cell table:style-name="Tabla14.E15" office:value-type="string">
            <text:p text:style-name="P32">0.2</text:p>
          </table:table-cell>
          <table:table-cell table:style-name="Tabla14.F15" office:value-type="string">
            <text:p text:style-name="P34"/>
          </table:table-cell>
          <table:table-cell table:style-name="Tabla14.G15" office:value-type="string">
            <text:p text:style-name="P34"/>
          </table:table-cell>
          <table:table-cell table:style-name="Tabla14.H15"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Baja</text:p>
          </table:table-cell>
          <table:covered-table-cell/>
          <table:covered-table-cell/>
          <table:table-cell table:style-name="Tabla14.D2" office:value-type="string">
            <text:p text:style-name="P12"/>
          </table:table-cell>
          <table:table-cell table:style-name="Tabla14.H2" office:value-type="string">
            <text:p text:style-name="P12"/>
          </table:table-cell>
        </table:table-row>
        <table:table-row table:style-name="Tabla14.17">
          <table:table-cell table:style-name="Tabla14.A17" office:value-type="string">
            <text:p text:style-name="P56"/>
          </table:table-cell>
          <table:table-cell table:style-name="Tabla14.B17" office:value-type="string">
            <text:list xml:id="list1340889391" text:continue-numbering="true" text:style-name="WWNum1">
              <text:list-header>
                <text:p text:style-name="P91"/>
              </text:list-header>
            </text:list>
          </table:table-cell>
          <table:table-cell table:style-name="Tabla14.C17" table:number-columns-spanned="2" office:value-type="string">
            <text:list xml:id="list1186598916" text:continue-numbering="true" text:style-name="WWNum1">
              <text:list-header>
                <text:p text:style-name="P91"/>
              </text:list-header>
            </text:list>
          </table:table-cell>
          <table:covered-table-cell/>
          <table:table-cell table:style-name="Tabla14.E17" office:value-type="string">
            <text:p text:style-name="P32"/>
          </table:table-cell>
          <table:table-cell table:style-name="Tabla14.F17" office:value-type="string">
            <text:p text:style-name="P34"/>
          </table:table-cell>
          <table:table-cell table:style-name="Tabla14.G17" office:value-type="string">
            <text:p text:style-name="P34"/>
          </table:table-cell>
          <table:table-cell table:style-name="Tabla14.H17" office:value-type="string">
            <text:p text:style-name="P34"/>
          </table:table-cell>
        </table:table-row>
      </table:table>
      <text:h text:style-name="P65" text:outline-level="2"/>
      <text:h text:style-name="P106" text:outline-level="2"><text:bookmark-start text:name="__RefHeading__14302_1281149243"/><text:span text:style-name="T17">[M5] – Componente Editor de Texto</text:span><text:span text:style-name="T18"> (/ToNgueLP/modules/M5)</text:span><text:bookmark-end text:name="__RefHeading__14302_1281149243"/></text:h>
      <text:p text:style-name="P2">Componente de las vistas Principal y side-by-side que permite a los lingüistas modificar las fronteras de los casos de plagio, permite señalar con colores los textos de manera que se pueda reconocer el tipo de plagio que se está visualizando así como sus límites, señalizará POS , Entity Labeling, Semantic Role Labeling y Acepción Labeling.</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row table:style-name="Tabla12.1">
          <table:table-cell table:style-name="Tabla12.A1" office:value-type="string">
            <text:p text:style-name="P69">Asignado a</text:p>
          </table:table-cell>
          <table:table-cell table:style-name="Tabla12.B1" office:value-type="string">
            <text:p text:style-name="P9">Ítem</text:p>
          </table:table-cell>
          <table:table-cell table:style-name="Tabla12.B1" table:number-columns-spanned="2" office:value-type="string">
            <text:p text:style-name="P9">Descripción </text:p>
          </table:table-cell>
          <table:covered-table-cell/>
          <table:table-cell table:style-name="Tabla12.B1" office:value-type="string">
            <text:p text:style-name="P8">Estimación </text:p>
          </table:table-cell>
          <table:table-cell table:style-name="Tabla12.B1" office:value-type="string">
            <text:p text:style-name="P8">Estimado por</text:p>
          </table:table-cell>
          <table:table-cell table:style-name="Tabla12.B1" office:value-type="string">
            <text:p text:style-name="P8">HU</text:p>
          </table:table-cell>
          <table:table-cell table:style-name="Tabla12.H1" office:value-type="string">
            <text:p text:style-name="P8">Estado</text:p>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4">Muy Alta</text:p>
          </table:table-cell>
          <table:covered-table-cell/>
          <table:covered-table-cell/>
          <table:table-cell table:style-name="Tabla12.D2" office:value-type="string">
            <text:p text:style-name="P14"/>
          </table:table-cell>
          <table:table-cell table:style-name="Tabla12.H2" office:value-type="string">
            <text:p text:style-name="P14"/>
          </table:table-cell>
        </table:table-row>
        <table:table-row table:style-name="Tabla12.1">
          <table:table-cell table:style-name="Tabla12.A3" office:value-type="string">
            <text:p text:style-name="P38"/>
          </table:table-cell>
          <table:table-cell table:style-name="Tabla12.B3" office:value-type="string">
            <text:p text:style-name="P17">5.1</text:p>
          </table:table-cell>
          <table:table-cell table:style-name="Tabla12.C3" table:number-columns-spanned="2" office:value-type="string">
            <text:p text:style-name="P18"/>
          </table:table-cell>
          <table:covered-table-cell/>
          <table:table-cell table:style-name="Tabla12.E3" office:value-type="string">
            <text:p text:style-name="P18"/>
          </table:table-cell>
          <table:table-cell table:style-name="Tabla12.F3" office:value-type="string">
            <text:p text:style-name="P18"/>
          </table:table-cell>
          <table:table-cell table:style-name="Tabla12.G3" office:value-type="string">
            <text:p text:style-name="P18"/>
          </table:table-cell>
          <table:table-cell table:style-name="Tabla12.H3" office:value-type="string">
            <text:p text:style-name="P18"/>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Alta</text:p>
          </table:table-cell>
          <table:covered-table-cell/>
          <table:covered-table-cell/>
          <table:table-cell table:style-name="Tabla12.D2" office:value-type="string">
            <text:p text:style-name="P15"/>
          </table:table-cell>
          <table:table-cell table:style-name="Tabla12.H2" office:value-type="string">
            <text:p text:style-name="P15"/>
          </table:table-cell>
        </table:table-row>
        <table:table-row table:style-name="Tabla12.1">
          <table:table-cell table:style-name="Tabla12.A5" office:value-type="string">
            <text:p text:style-name="P19"/>
          </table:table-cell>
          <table:table-cell table:style-name="Tabla12.B5" office:value-type="string">
            <text:p text:style-name="P19"/>
          </table:table-cell>
          <table:table-cell table:style-name="Tabla12.C5" table:number-columns-spanned="2" office:value-type="string">
            <text:p text:style-name="P35"/>
          </table:table-cell>
          <table:covered-table-cell/>
          <table:table-cell table:style-name="Tabla12.E5" office:value-type="string">
            <text:p text:style-name="P19"/>
          </table:table-cell>
          <table:table-cell table:style-name="Tabla12.F5" office:value-type="string">
            <text:p text:style-name="P21"/>
          </table:table-cell>
          <table:table-cell table:style-name="Tabla12.G5" office:value-type="string">
            <text:p text:style-name="P21"/>
          </table:table-cell>
          <table:table-cell table:style-name="Tabla12.H5" office:value-type="string">
            <text:p text:style-name="P21"/>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Media</text:p>
          </table:table-cell>
          <table:covered-table-cell/>
          <table:covered-table-cell/>
          <table:table-cell table:style-name="Tabla12.D2" office:value-type="string">
            <text:p text:style-name="P15"/>
          </table:table-cell>
          <table:table-cell table:style-name="Tabla12.H2" office:value-type="string">
            <text:p text:style-name="P15"/>
          </table:table-cell>
        </table:table-row>
        <table:table-row table:style-name="Tabla12.1">
          <table:table-cell table:style-name="Tabla12.A7" office:value-type="string">
            <text:p text:style-name="P19"/>
          </table:table-cell>
          <table:table-cell table:style-name="Tabla12.B7" office:value-type="string">
            <text:p text:style-name="P19"/>
          </table:table-cell>
          <table:table-cell table:style-name="Tabla12.C7" table:number-columns-spanned="2" office:value-type="string">
            <text:p text:style-name="P35"/>
          </table:table-cell>
          <table:covered-table-cell/>
          <table:table-cell table:style-name="Tabla12.E7" office:value-type="string">
            <text:p text:style-name="P19"/>
          </table:table-cell>
          <table:table-cell table:style-name="Tabla12.F7" office:value-type="string">
            <text:p text:style-name="P19"/>
          </table:table-cell>
          <table:table-cell table:style-name="Tabla12.G7" office:value-type="string">
            <text:p text:style-name="P19"/>
          </table:table-cell>
          <table:table-cell table:style-name="Tabla12.H7" office:value-type="string">
            <text:p text:style-name="P19"/>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Baja</text:p>
          </table:table-cell>
          <table:covered-table-cell/>
          <table:covered-table-cell/>
          <table:table-cell table:style-name="Tabla12.D2" office:value-type="string">
            <text:p text:style-name="P15"/>
          </table:table-cell>
          <table:table-cell table:style-name="Tabla12.H2" office:value-type="string">
            <text:p text:style-name="P15"/>
          </table:table-cell>
        </table:table-row>
        <text:soft-page-break/>
        <table:table-row table:style-name="Tabla12.1">
          <table:table-cell table:style-name="Tabla12.A9" office:value-type="string">
            <text:p text:style-name="P19"/>
          </table:table-cell>
          <table:table-cell table:style-name="Tabla12.B9" office:value-type="string">
            <text:p text:style-name="P19"/>
          </table:table-cell>
          <table:table-cell table:style-name="Tabla12.C9" table:number-columns-spanned="2" office:value-type="string">
            <text:p text:style-name="P35"/>
          </table:table-cell>
          <table:covered-table-cell/>
          <table:table-cell table:style-name="Tabla12.E9" office:value-type="string">
            <text:p text:style-name="P19"/>
          </table:table-cell>
          <table:table-cell table:style-name="Tabla12.F9" office:value-type="string">
            <text:p text:style-name="P19"/>
          </table:table-cell>
          <table:table-cell table:style-name="Tabla12.G9" office:value-type="string">
            <text:p text:style-name="P19"/>
          </table:table-cell>
          <table:table-cell table:style-name="Tabla12.H9" office:value-type="string">
            <text:p text:style-name="P19"/>
          </table:table-cell>
        </table:table-row>
      </table:table>
      <text:p text:style-name="P25"/>
      <text:h text:style-name="P107" text:outline-level="2"/>
      <text:h text:style-name="P110" text:outline-level="2" text:is-list-header="true"><text:bookmark-start text:name="__RefHeading__2859_508268592"/>Funcionalidades de la Capa de Control o Negocio<text:bookmark-end text:name="__RefHeading__2859_508268592"/></text:h>
      <text:p text:style-name="P53"/>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able:table-column table:style-name="Tabla15.H"/>
        <table:table-row table:style-name="Tabla15.1">
          <table:table-cell table:style-name="Tabla15.A1" office:value-type="string">
            <text:p text:style-name="P68">Asignado a</text:p>
          </table:table-cell>
          <table:table-cell table:style-name="Tabla15.B1" office:value-type="string">
            <text:p text:style-name="P6">Ítem</text:p>
          </table:table-cell>
          <table:table-cell table:style-name="Tabla15.B1" table:number-columns-spanned="2" office:value-type="string">
            <text:p text:style-name="P7">Descripción</text:p>
          </table:table-cell>
          <table:covered-table-cell/>
          <table:table-cell table:style-name="Tabla15.B1" office:value-type="string">
            <text:p text:style-name="P6">Estimación </text:p>
          </table:table-cell>
          <table:table-cell table:style-name="Tabla15.B1" office:value-type="string">
            <text:p text:style-name="P6">Estimado por</text:p>
          </table:table-cell>
          <table:table-cell table:style-name="Tabla15.B1" office:value-type="string">
            <text:p text:style-name="P8">HU</text:p>
          </table:table-cell>
          <table:table-cell table:style-name="Tabla15.H1" office:value-type="string">
            <text:p text:style-name="P8">Estado</text:p>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1">Muy Alta</text:p>
          </table:table-cell>
          <table:covered-table-cell/>
          <table:covered-table-cell/>
          <table:table-cell table:style-name="Tabla15.D2" office:value-type="string">
            <text:p text:style-name="P11"/>
          </table:table-cell>
          <table:table-cell table:style-name="Tabla15.H2" office:value-type="string">
            <text:p text:style-name="P11"/>
          </table:table-cell>
        </table:table-row>
        <table:table-row table:style-name="Tabla15.3">
          <table:table-cell table:style-name="Tabla15.A3" office:value-type="string">
            <text:p text:style-name="P56">Leonel y Abel</text:p>
          </table:table-cell>
          <table:table-cell table:style-name="Tabla15.B3" office:value-type="string">
            <text:list xml:id="list1566166707" text:continue-numbering="true" text:style-name="WWNum1">
              <text:list-header>
                <text:p text:style-name="P91">8.1</text:p>
              </text:list-header>
            </text:list>
          </table:table-cell>
          <table:table-cell table:style-name="Tabla15.C3" table:number-columns-spanned="2" office:value-type="string">
            <text:list xml:id="list734225371" text:continue-numbering="true" text:style-name="WWNum1">
              <text:list-header>
                <text:p text:style-name="P96">Parser de lectura escritura para leer <text:s/><text:span text:style-name="T20">ToNgueLP-plag-cases-corpus.xml</text:span></text:p>
              </text:list-header>
            </text:list>
          </table:table-cell>
          <table:covered-table-cell/>
          <table:table-cell table:style-name="Tabla15.E3" office:value-type="string">
            <text:p text:style-name="P32">1</text:p>
          </table:table-cell>
          <table:table-cell table:style-name="Tabla15.F3" office:value-type="string">
            <text:p text:style-name="P34">Abel</text:p>
          </table:table-cell>
          <table:table-cell table:style-name="Tabla15.G3" office:value-type="string">
            <text:p text:style-name="P34"/>
          </table:table-cell>
          <table:table-cell table:style-name="Tabla15.H3" office:value-type="string">
            <text:p text:style-name="P34"/>
          </table:table-cell>
        </table:table-row>
        <table:table-row table:style-name="Tabla15.4">
          <table:table-cell table:style-name="Tabla15.A4" office:value-type="string">
            <text:p text:style-name="P56">Abel</text:p>
          </table:table-cell>
          <table:table-cell table:style-name="Tabla15.B4" office:value-type="string">
            <text:p text:style-name="P58">8.2</text:p>
          </table:table-cell>
          <table:table-cell table:style-name="Tabla15.C4" table:number-columns-spanned="2" office:value-type="string">
            <text:list xml:id="list2151738166" text:continue-numbering="true" text:style-name="WWNum1">
              <text:list-header>
                <text:p text:style-name="P96">Flujo para Verificar y generar las etiquetas de metadatos del <text:span text:style-name="T20">ToNgueLP-plag-cases-corpus.xml</text:span> <text:s/>en función de los la información que contenga el corpus.<text:span text:style-name="T10"> Ej: # de docs que contiene, # de casos, etc.</text:span></text:p>
              </text:list-header>
            </text:list>
          </table:table-cell>
          <table:covered-table-cell/>
          <table:table-cell table:style-name="Tabla15.E4" office:value-type="string">
            <text:p text:style-name="P32">0.2</text:p>
          </table:table-cell>
          <table:table-cell table:style-name="Tabla15.F4" office:value-type="string">
            <text:p text:style-name="P34">Abel</text:p>
          </table:table-cell>
          <table:table-cell table:style-name="Tabla15.G4" office:value-type="string">
            <text:p text:style-name="P34"/>
          </table:table-cell>
          <table:table-cell table:style-name="Tabla15.H4"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Alta</text:p>
          </table:table-cell>
          <table:covered-table-cell/>
          <table:covered-table-cell/>
          <table:table-cell table:style-name="Tabla15.D2" office:value-type="string">
            <text:p text:style-name="P12"/>
          </table:table-cell>
          <table:table-cell table:style-name="Tabla15.H2" office:value-type="string">
            <text:p text:style-name="P12"/>
          </table:table-cell>
        </table:table-row>
        <table:table-row table:style-name="Tabla15.1">
          <table:table-cell table:style-name="Tabla15.A6" office:value-type="string">
            <text:p text:style-name="P56">Abel</text:p>
          </table:table-cell>
          <table:table-cell table:style-name="Tabla15.B6" office:value-type="string">
            <text:list xml:id="list1448775229" text:continue-numbering="true" text:style-name="WWNum1">
              <text:list-header>
                <text:p text:style-name="P91">8.3</text:p>
              </text:list-header>
            </text:list>
          </table:table-cell>
          <table:table-cell table:style-name="Tabla15.C6" table:number-columns-spanned="2" office:value-type="string">
            <text:list xml:id="list959883635" text:continue-numbering="true" text:style-name="WWNum1">
              <text:list-header>
                <text:p text:style-name="P96">Reconocer automáticamente la estructura del plag-report que se está probando a partir de los dtd que soporte ToNgueLP en sus diferentes momentos.</text:p>
              </text:list-header>
            </text:list>
          </table:table-cell>
          <table:covered-table-cell/>
          <table:table-cell table:style-name="Tabla15.E6" office:value-type="string">
            <text:p text:style-name="P32">0.2</text:p>
          </table:table-cell>
          <table:table-cell table:style-name="Tabla15.F6" office:value-type="string">
            <text:p text:style-name="P34">Abel</text:p>
          </table:table-cell>
          <table:table-cell table:style-name="Tabla15.G6" office:value-type="string">
            <text:p text:style-name="P34"/>
          </table:table-cell>
          <table:table-cell table:style-name="Tabla15.H6"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Media</text:p>
          </table:table-cell>
          <table:covered-table-cell/>
          <table:covered-table-cell/>
          <table:table-cell table:style-name="Tabla15.D2" office:value-type="string">
            <text:p text:style-name="P12"/>
          </table:table-cell>
          <table:table-cell table:style-name="Tabla15.H2" office:value-type="string">
            <text:p text:style-name="P12"/>
          </table:table-cell>
        </table:table-row>
        <table:table-row table:style-name="Tabla15.1">
          <table:table-cell table:style-name="Tabla15.A8" office:value-type="string">
            <text:p text:style-name="P56">Abel</text:p>
          </table:table-cell>
          <table:table-cell table:style-name="Tabla15.C3" office:value-type="string">
            <text:p text:style-name="P59">8.4</text:p>
          </table:table-cell>
          <table:table-cell table:style-name="Tabla15.C8" table:number-columns-spanned="2" office:value-type="string">
            <text:list xml:id="list1617538262" text:continue-numbering="true" text:style-name="WWNum1">
              <text:list-header>
                <text:p text:style-name="P92">Flujo para calcular Sugerencia de texto susp y src donde insertar. Esto podría ser un algoritmo de clasificación basado en bag of words del fragmento, o de cálculo temático del discurso para insertar en el lugar adecuado.</text:p>
              </text:list-header>
            </text:list>
          </table:table-cell>
          <table:covered-table-cell/>
          <table:table-cell table:style-name="Tabla15.E8" office:value-type="string">
            <text:p text:style-name="P32">1</text:p>
          </table:table-cell>
          <table:table-cell table:style-name="Tabla15.F8" office:value-type="string">
            <text:p text:style-name="P34">Abel</text:p>
          </table:table-cell>
          <table:table-cell table:style-name="Tabla15.G8" office:value-type="string">
            <text:p text:style-name="P34"/>
          </table:table-cell>
          <table:table-cell table:style-name="Tabla15.H8" office:value-type="string">
            <text:p text:style-name="P34"/>
          </table:table-cell>
        </table:table-row>
        <table:table-row table:style-name="Tabla15.1">
          <table:table-cell table:style-name="Tabla15.A9" office:value-type="string">
            <text:p text:style-name="P56">Abel</text:p>
          </table:table-cell>
          <table:table-cell table:style-name="Tabla15.C3" office:value-type="string">
            <text:p text:style-name="P59">8.5</text:p>
          </table:table-cell>
          <table:table-cell table:style-name="Tabla15.C9" table:number-columns-spanned="2" office:value-type="string">
            <text:list xml:id="list972787267" text:continue-numbering="true" text:style-name="WWNum1">
              <text:list-header>
                <text:p text:style-name="P96">Flujo Al confirmar la adición de un caso regenerar el metadata-corpus.xml</text:p>
              </text:list-header>
            </text:list>
          </table:table-cell>
          <table:covered-table-cell/>
          <table:table-cell table:style-name="Tabla15.E9" office:value-type="string">
            <text:p text:style-name="P32">0.2</text:p>
          </table:table-cell>
          <table:table-cell table:style-name="Tabla15.F9" office:value-type="string">
            <text:p text:style-name="P34">Abel</text:p>
          </table:table-cell>
          <table:table-cell table:style-name="Tabla15.G9" office:value-type="string">
            <text:p text:style-name="P34"/>
          </table:table-cell>
          <table:table-cell table:style-name="Tabla15.H9"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Baja</text:p>
          </table:table-cell>
          <table:covered-table-cell/>
          <table:covered-table-cell/>
          <table:table-cell table:style-name="Tabla15.D2" office:value-type="string">
            <text:p text:style-name="P12"/>
          </table:table-cell>
          <table:table-cell table:style-name="Tabla15.H2" office:value-type="string">
            <text:p text:style-name="P12"/>
          </table:table-cell>
        </table:table-row>
        <table:table-row table:style-name="Tabla15.11">
          <table:table-cell table:style-name="Tabla15.A11" office:value-type="string">
            <text:p text:style-name="P56">Abel</text:p>
          </table:table-cell>
          <table:table-cell table:style-name="Tabla15.B11" office:value-type="string">
            <text:list xml:id="list1145253663" text:continue-numbering="true" text:style-name="WWNum1">
              <text:list-header>
                <text:p text:style-name="P91"/>
              </text:list-header>
            </text:list>
          </table:table-cell>
          <table:table-cell table:style-name="Tabla15.C11" table:number-columns-spanned="2" office:value-type="string">
            <text:list xml:id="list656141253" text:continue-numbering="true" text:style-name="WWNum1">
              <text:list-header>
                <text:p text:style-name="P92">{enero 2015} A: Generar el resumen automáticamente (case atribute: automatic_summary) con la función de palabras significativas de Sunshine.</text:p>
              </text:list-header>
            </text:list>
          </table:table-cell>
          <table:covered-table-cell/>
          <table:table-cell table:style-name="Tabla15.E11" office:value-type="string">
            <text:p text:style-name="P32">1</text:p>
          </table:table-cell>
          <table:table-cell table:style-name="Tabla15.F11" office:value-type="string">
            <text:p text:style-name="P34">Abel</text:p>
          </table:table-cell>
          <table:table-cell table:style-name="Tabla15.G11" office:value-type="string">
            <text:p text:style-name="P34"/>
          </table:table-cell>
          <table:table-cell table:style-name="Tabla15.H11" office:value-type="string">
            <text:p text:style-name="P34"/>
          </table:table-cell>
        </table:table-row>
      </table:table>
      <text:h text:style-name="P110" text:outline-level="2" text:is-list-header="true"><text:bookmark-start text:name="__RefHeading__14304_1281149243"/>Funcionalidades de la Capa de Datos<text:bookmark-end text:name="__RefHeading__14304_1281149243"/></text:h>
      <text:h text:style-name="P108" text:outline-level="2"><text:bookmark-start text:name="__RefHeading__5576_1289904068"/><text:span text:style-name="T21">[M4] – Módulo Corpus</text:span><text:span text:style-name="T22"> (/ToNgueLP/data)</text:span><text:bookmark-end text:name="__RefHeading__5576_1289904068"/></text:h>
      <text:p text:style-name="P2">Funcionalidades que corresponden a la definición del corpus de ToNgueLP.<text:span text:style-name="T10"> Dígase por ejemplo la cantidad de textos que contendrá la versión, casos definidos de plagio, etc.</text:span></text:p>
      <text:p text:style-name="P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style-name="Tabla4.1">
          <table:table-cell table:style-name="Tabla4.A1" office:value-type="string">
            <text:p text:style-name="P69">Asignado a</text:p>
          </table:table-cell>
          <table:table-cell table:style-name="Tabla4.B1" office:value-type="string">
            <text:p text:style-name="P9">Ítem</text:p>
          </table:table-cell>
          <table:table-cell table:style-name="Tabla4.B1" table:number-columns-spanned="2" office:value-type="string">
            <text:p text:style-name="P9">Descripción </text:p>
          </table:table-cell>
          <table:covered-table-cell/>
          <table:table-cell table:style-name="Tabla4.B1" office:value-type="string">
            <text:p text:style-name="P8">Estimación </text:p>
          </table:table-cell>
          <table:table-cell table:style-name="Tabla4.B1" office:value-type="string">
            <text:p text:style-name="P8">Estimado por</text:p>
          </table:table-cell>
          <table:table-cell table:style-name="Tabla4.B1" office:value-type="string">
            <text:p text:style-name="P8">HU</text:p>
          </table:table-cell>
          <table:table-cell table:style-name="Tabla4.H1" office:value-type="string">
            <text:p text:style-name="P8">Estado</text:p>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4">Muy Alta</text:p>
          </table:table-cell>
          <table:covered-table-cell/>
          <table:covered-table-cell/>
          <table:table-cell table:style-name="Tabla4.D2" office:value-type="string">
            <text:p text:style-name="P14"/>
          </table:table-cell>
          <table:table-cell table:style-name="Tabla4.H2" office:value-type="string">
            <text:p text:style-name="P14"/>
          </table:table-cell>
        </table:table-row>
        <table:table-row table:style-name="Tabla4.1">
          <table:table-cell table:style-name="Tabla4.A5" office:value-type="string">
            <text:p text:style-name="P38"/>
          </table:table-cell>
          <table:table-cell table:style-name="Tabla4.B3" office:value-type="string">
            <text:p text:style-name="P17">4.1</text:p>
          </table:table-cell>
          <table:table-cell table:style-name="Tabla4.C3" table:number-columns-spanned="2" office:value-type="string">
            <text:p text:style-name="P18">XML del corpus de ToNgueLP <text:span text:style-name="T25">→</text:span> ToNgueLP-plag-cases-corpus.xml</text:p>
          </table:table-cell>
          <table:covered-table-cell/>
          <table:table-cell table:style-name="Tabla4.E3" office:value-type="string">
            <text:p text:style-name="P17">1</text:p>
          </table:table-cell>
          <table:table-cell table:style-name="Tabla4.F3" office:value-type="string">
            <text:p text:style-name="P17">Abel</text:p>
          </table:table-cell>
          <table:table-cell table:style-name="Tabla4.G3" office:value-type="string">
            <text:p text:style-name="P17"/>
          </table:table-cell>
          <table:table-cell table:style-name="Tabla4.H3" office:value-type="string">
            <text:p text:style-name="P17"/>
          </table:table-cell>
        </table:table-row>
        <table:table-row table:style-name="Tabla4.1">
          <table:table-cell table:style-name="Tabla4.A5" office:value-type="string">
            <text:p text:style-name="P38">Abel</text:p>
          </table:table-cell>
          <table:table-cell table:style-name="Tabla4.B4" office:value-type="string">
            <text:p text:style-name="P17">4.1.1</text:p>
          </table:table-cell>
          <table:table-cell table:style-name="Tabla4.C4" table:number-columns-spanned="2" office:value-type="string">
            <text:p text:style-name="P24">Agregar un caso básico de plagio, para probar las vistas de ToNgueLP, y el funcionamiento correcto de los parsers y los XML diseñados en la arquitectura de datos.</text:p>
          </table:table-cell>
          <table:covered-table-cell/>
          <table:table-cell table:style-name="Tabla4.E4" office:value-type="string">
            <text:p text:style-name="P17">0.1</text:p>
          </table:table-cell>
          <table:table-cell table:style-name="Tabla4.F4" office:value-type="string">
            <text:p text:style-name="P17">Abel</text:p>
          </table:table-cell>
          <table:table-cell table:style-name="Tabla4.G4" office:value-type="string">
            <text:p text:style-name="P17"/>
          </table:table-cell>
          <table:table-cell table:style-name="Tabla4.H4" office:value-type="string">
            <text:p text:style-name="P17"/>
          </table:table-cell>
        </table:table-row>
        <table:table-row table:style-name="Tabla4.1">
          <table:table-cell table:style-name="Tabla4.A5" office:value-type="string">
            <text:p text:style-name="P38"/>
          </table:table-cell>
          <table:table-cell table:style-name="Tabla4.B5" office:value-type="string">
            <text:p text:style-name="P18"/>
          </table:table-cell>
          <table:table-cell table:style-name="Tabla4.C5" table:number-columns-spanned="2" office:value-type="string">
            <text:p text:style-name="P18"/>
          </table:table-cell>
          <table:covered-table-cell/>
          <table:table-cell table:style-name="Tabla4.E5" office:value-type="string">
            <text:p text:style-name="P18"/>
          </table:table-cell>
          <table:table-cell table:style-name="Tabla4.F5" office:value-type="string">
            <text:p text:style-name="P18"/>
          </table:table-cell>
          <table:table-cell table:style-name="Tabla4.G5" office:value-type="string">
            <text:p text:style-name="P18"/>
          </table:table-cell>
          <table:table-cell table:style-name="Tabla4.H5" office:value-type="string">
            <text:p text:style-name="P18"/>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Alta</text:p>
          </table:table-cell>
          <table:covered-table-cell/>
          <table:covered-table-cell/>
          <table:table-cell table:style-name="Tabla4.D2" office:value-type="string">
            <text:p text:style-name="P15"/>
          </table:table-cell>
          <table:table-cell table:style-name="Tabla4.H2" office:value-type="string">
            <text:p text:style-name="P15"/>
          </table:table-cell>
        </table:table-row>
        <table:table-row table:style-name="Tabla4.1">
          <table:table-cell table:style-name="Tabla4.A7" office:value-type="string">
            <text:p text:style-name="P19">Abel</text:p>
          </table:table-cell>
          <table:table-cell table:style-name="Tabla4.B7" office:value-type="string">
            <text:p text:style-name="P19">4.1.2</text:p>
          </table:table-cell>
          <table:table-cell table:style-name="Tabla4.C7" table:number-columns-spanned="2" office:value-type="string">
            <text:p text:style-name="P35">Agregar 10 casos de plagio literal.</text:p>
          </table:table-cell>
          <table:covered-table-cell/>
          <table:table-cell table:style-name="Tabla4.E7" office:value-type="string">
            <text:p text:style-name="P19">0.2</text:p>
          </table:table-cell>
          <table:table-cell table:style-name="Tabla4.F7" office:value-type="string">
            <text:p text:style-name="P19">Abel</text:p>
          </table:table-cell>
          <table:table-cell table:style-name="Tabla4.G7" office:value-type="string">
            <text:p text:style-name="P19"/>
          </table:table-cell>
          <table:table-cell table:style-name="Tabla4.H7" office:value-type="string">
            <text:p text:style-name="P19"/>
          </table:table-cell>
        </table:table-row>
        <table:table-row table:style-name="Tabla4.1">
          <table:table-cell table:style-name="Tabla4.A8" office:value-type="string">
            <text:p text:style-name="P19">Abel</text:p>
          </table:table-cell>
          <table:table-cell table:style-name="Tabla4.B8" office:value-type="string">
            <text:p text:style-name="P19">4.1.3</text:p>
          </table:table-cell>
          <table:table-cell table:style-name="Tabla4.C8" table:number-columns-spanned="2" office:value-type="string">
            <text:p text:style-name="P35">Agregar 10 casos de plagio del tipo paráfrasis “low ofuscation”.</text:p>
          </table:table-cell>
          <table:covered-table-cell/>
          <table:table-cell table:style-name="Tabla4.E8" office:value-type="string">
            <text:p text:style-name="P19">2</text:p>
          </table:table-cell>
          <table:table-cell table:style-name="Tabla4.F8" office:value-type="string">
            <text:p text:style-name="P19">Abel</text:p>
          </table:table-cell>
          <table:table-cell table:style-name="Tabla4.G8" office:value-type="string">
            <text:p text:style-name="P19"/>
          </table:table-cell>
          <table:table-cell table:style-name="Tabla4.H8" office:value-type="string">
            <text:p text:style-name="P19"/>
          </table:table-cell>
        </table:table-row>
        <table:table-row table:style-name="Tabla4.1">
          <table:table-cell table:style-name="Tabla4.A9" office:value-type="string">
            <text:p text:style-name="P19">Abel</text:p>
          </table:table-cell>
          <table:table-cell table:style-name="Tabla4.B9" office:value-type="string">
            <text:p text:style-name="P19">4.2</text:p>
          </table:table-cell>
          <table:table-cell table:style-name="Tabla4.C9" table:number-columns-spanned="2" office:value-type="string">
            <text:p text:style-name="P37">XML de casos detectados por algoritmoXXX , o conocido como el <text:span text:style-name="T7">“Reporte de Plagio”</text:span><text:span text:style-name="T25">→</text:span> algorithmXXX-plag-report.xml</text:p>
          </table:table-cell>
          <table:covered-table-cell/>
          <table:table-cell table:style-name="Tabla4.E9" office:value-type="string">
            <text:p text:style-name="P19">0.4</text:p>
          </table:table-cell>
          <table:table-cell table:style-name="Tabla4.F9" office:value-type="string">
            <text:p text:style-name="P19">Abel</text:p>
          </table:table-cell>
          <table:table-cell table:style-name="Tabla4.G9" office:value-type="string">
            <text:p text:style-name="P19"/>
          </table:table-cell>
          <table:table-cell table:style-name="Tabla4.H9" office:value-type="string">
            <text:p text:style-name="P19"/>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Media</text:p>
          </table:table-cell>
          <table:covered-table-cell/>
          <table:covered-table-cell/>
          <table:table-cell table:style-name="Tabla4.D2" office:value-type="string">
            <text:p text:style-name="P15"/>
          </table:table-cell>
          <table:table-cell table:style-name="Tabla4.H2" office:value-type="string">
            <text:p text:style-name="P15"/>
          </table:table-cell>
        </table:table-row>
        <table:table-row table:style-name="Tabla4.1">
          <table:table-cell table:style-name="Tabla4.A12" office:value-type="string">
            <text:p text:style-name="P19">Abel</text:p>
          </table:table-cell>
          <table:table-cell table:style-name="Tabla4.B11" office:value-type="string">
            <text:p text:style-name="P19">4.3</text:p>
          </table:table-cell>
          <table:table-cell table:style-name="Tabla4.C11" table:number-columns-spanned="2" office:value-type="string">
            <text:p text:style-name="P37">XML del algoritmoXXX que contenga los datos del mismo, como las técnicas NLP, fechas de creado, autores, etc <text:span text:style-name="T25">→</text:span> <text:s/>algorithmXXX-data-report.xml</text:p>
          </table:table-cell>
          <table:covered-table-cell/>
          <table:table-cell table:style-name="Tabla4.E11" office:value-type="string">
            <text:p text:style-name="P19">1</text:p>
          </table:table-cell>
          <table:table-cell table:style-name="Tabla4.F11" office:value-type="string">
            <text:p text:style-name="P19">Abel</text:p>
          </table:table-cell>
          <table:table-cell table:style-name="Tabla4.G11" office:value-type="string">
            <text:p text:style-name="P19"/>
          </table:table-cell>
          <table:table-cell table:style-name="Tabla4.H11" office:value-type="string">
            <text:p text:style-name="P19"/>
          </table:table-cell>
        </table:table-row>
        <table:table-row table:style-name="Tabla4.1">
          <table:table-cell table:style-name="Tabla4.A12" office:value-type="string">
            <text:p text:style-name="P19">José Miguel</text:p>
          </table:table-cell>
          <table:table-cell table:style-name="Tabla4.B12" office:value-type="string">
            <text:p text:style-name="P19">4.8</text:p>
          </table:table-cell>
          <table:table-cell table:style-name="Tabla4.C12" table:number-columns-spanned="2" office:value-type="string">
            <text:p text:style-name="P37">{20/07/2015}- Insertar casos detectados por algoritmo de Abel09 en la versión del corpus TNLP. </text:p>
          </table:table-cell>
          <table:covered-table-cell/>
          <table:table-cell table:style-name="Tabla4.E12" office:value-type="string">
            <text:p text:style-name="P19">1</text:p>
          </table:table-cell>
          <table:table-cell table:style-name="Tabla4.F12" office:value-type="string">
            <text:p text:style-name="P19">Abel</text:p>
          </table:table-cell>
          <table:table-cell table:style-name="Tabla4.G12" office:value-type="string">
            <text:p text:style-name="P19"/>
          </table:table-cell>
          <table:table-cell table:style-name="Tabla4.H12" office:value-type="string">
            <text:p text:style-name="P19"/>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Baja</text:p>
          </table:table-cell>
          <table:covered-table-cell/>
          <table:covered-table-cell/>
          <table:table-cell table:style-name="Tabla4.D2" office:value-type="string">
            <text:p text:style-name="P15"/>
          </table:table-cell>
          <table:table-cell table:style-name="Tabla4.H2" office:value-type="string">
            <text:p text:style-name="P15"/>
          </table:table-cell>
        </table:table-row>
        <table:table-row table:style-name="Tabla4.1">
          <table:table-cell table:style-name="Tabla4.A14" office:value-type="string">
            <text:p text:style-name="P19">Abel</text:p>
          </table:table-cell>
          <table:table-cell table:style-name="Tabla4.B14" office:value-type="string">
            <text:p text:style-name="P19">4.4</text:p>
          </table:table-cell>
          <table:table-cell table:style-name="Tabla4.C14" table:number-columns-spanned="2" office:value-type="string">
            <text:p text:style-name="P37"><text:span text:style-name="T23">XML de los documentos </text:span><text:span text:style-name="T24">→</text:span><text:span text:style-name="T23"> ZZZdoc.xml</text:span></text:p>
          </table:table-cell>
          <table:covered-table-cell/>
          <table:table-cell table:style-name="Tabla4.E14" office:value-type="string">
            <text:p text:style-name="P19">2</text:p>
          </table:table-cell>
          <table:table-cell table:style-name="Tabla4.F14" office:value-type="string">
            <text:p text:style-name="P19">Abel</text:p>
          </table:table-cell>
          <table:table-cell table:style-name="Tabla4.G14" office:value-type="string">
            <text:p text:style-name="P19"/>
          </table:table-cell>
          <table:table-cell table:style-name="Tabla4.H14" office:value-type="string">
            <text:p text:style-name="P19"/>
          </table:table-cell>
        </table:table-row>
        <table:table-row table:style-name="Tabla4.1">
          <table:table-cell table:style-name="Tabla4.A16" office:value-type="string">
            <text:p text:style-name="P19">Abel</text:p>
          </table:table-cell>
          <table:table-cell table:style-name="Tabla4.B15" office:value-type="string">
            <text:p text:style-name="P19">4.5</text:p>
          </table:table-cell>
          <table:table-cell table:style-name="Tabla4.C15" table:number-columns-spanned="2" office:value-type="string">
            <text:p text:style-name="P37">{enero 2015}1- En la siguiente iteración programar la inclusión del corpus modificado del PAN(significa todos los xmls en un solo XML para asemejarlo a P4P), así como el script para generarlo. (esto ayudará a que la salida de mi algoritmo también pueda ser convertida a un solo XML)</text:p>
          </table:table-cell>
          <table:covered-table-cell/>
          <table:table-cell table:style-name="Tabla4.E15" office:value-type="string">
            <text:p text:style-name="P19">4</text:p>
          </table:table-cell>
          <table:table-cell table:style-name="Tabla4.F15" office:value-type="string">
            <text:p text:style-name="P19">Abel</text:p>
          </table:table-cell>
          <table:table-cell table:style-name="Tabla4.G15" office:value-type="string">
            <text:p text:style-name="P19"/>
          </table:table-cell>
          <table:table-cell table:style-name="Tabla4.H15" office:value-type="string">
            <text:p text:style-name="P19"/>
          </table:table-cell>
        </table:table-row>
        <table:table-row table:style-name="Tabla4.1">
          <table:table-cell table:style-name="Tabla4.A16" office:value-type="string">
            <text:p text:style-name="P19">Abel</text:p>
          </table:table-cell>
          <table:table-cell table:style-name="Tabla4.B16" office:value-type="string">
            <text:p text:style-name="P19">4.5.1</text:p>
          </table:table-cell>
          <table:table-cell table:style-name="Tabla4.C16" table:number-columns-spanned="2" office:value-type="string">
            <text:p text:style-name="P37">{febrero 2015}A: 2015021102 Poner los compactados del PAN. Y por supuesto programar para que se pueda llamar esta implementación <text:soft-page-break/>desde cualquier parte.</text:p>
          </table:table-cell>
          <table:covered-table-cell/>
          <table:table-cell table:style-name="Tabla4.E16" office:value-type="string">
            <text:p text:style-name="P19">0.2</text:p>
          </table:table-cell>
          <table:table-cell table:style-name="Tabla4.F16" office:value-type="string">
            <text:p text:style-name="P19">Abel</text:p>
          </table:table-cell>
          <table:table-cell table:style-name="Tabla4.G16" office:value-type="string">
            <text:p text:style-name="P19"/>
          </table:table-cell>
          <table:table-cell table:style-name="Tabla4.H16" office:value-type="string">
            <text:p text:style-name="P19"/>
          </table:table-cell>
        </table:table-row>
        <table:table-row table:style-name="Tabla4.1">
          <table:table-cell table:style-name="Tabla4.A17" office:value-type="string">
            <text:p text:style-name="P19">Abel</text:p>
          </table:table-cell>
          <table:table-cell table:style-name="Tabla4.B17" office:value-type="string">
            <text:p text:style-name="P19">4.6</text:p>
          </table:table-cell>
          <table:table-cell table:style-name="Tabla4.C17" table:number-columns-spanned="2" office:value-type="string">
            <text:p text:style-name="P37">{enero/2015}3- Crear un caso a partir del P4P buscando los textos originales usados por Alberto del PAN-PC 2010.</text:p>
          </table:table-cell>
          <table:covered-table-cell/>
          <table:table-cell table:style-name="Tabla4.E17" office:value-type="string">
            <text:p text:style-name="P19">0.2</text:p>
          </table:table-cell>
          <table:table-cell table:style-name="Tabla4.F17" office:value-type="string">
            <text:p text:style-name="P19">Abel</text:p>
          </table:table-cell>
          <table:table-cell table:style-name="Tabla4.G17" office:value-type="string">
            <text:p text:style-name="P19"/>
          </table:table-cell>
          <table:table-cell table:style-name="Tabla4.H17" office:value-type="string">
            <text:p text:style-name="P19"/>
          </table:table-cell>
        </table:table-row>
        <table:table-row table:style-name="Tabla4.1">
          <table:table-cell table:style-name="Tabla4.A18" office:value-type="string">
            <text:p text:style-name="P19">Abel</text:p>
          </table:table-cell>
          <table:table-cell table:style-name="Tabla4.B18" office:value-type="string">
            <text:p text:style-name="P19">4.7</text:p>
          </table:table-cell>
          <table:table-cell table:style-name="Tabla4.C18" table:number-columns-spanned="2" office:value-type="string">
            <text:p text:style-name="P37">{enero 2015}- Implementar la lectura de los corpus desde un .zip.</text:p>
          </table:table-cell>
          <table:covered-table-cell/>
          <table:table-cell table:style-name="Tabla4.E18" office:value-type="string">
            <text:p text:style-name="P19">0.2</text:p>
          </table:table-cell>
          <table:table-cell table:style-name="Tabla4.F18" office:value-type="string">
            <text:p text:style-name="P19">Abel</text:p>
          </table:table-cell>
          <table:table-cell table:style-name="Tabla4.G18" office:value-type="string">
            <text:p text:style-name="P19"/>
          </table:table-cell>
          <table:table-cell table:style-name="Tabla4.H18" office:value-type="string">
            <text:p text:style-name="P19"/>
          </table:table-cell>
        </table:table-row>
      </table:table>
      <text:p text:style-name="P52"/>
      <text:p text:style-name="P22">Definición: Los ejemplos contenidos en el corpus(4.1) deberían tener las siguientes características:</text:p>
      <text:list xml:id="list587637009" text:style-name="L3">
        <text:list-item>
          <text:p text:style-name="P60">1/3 del tamaño de una página.</text:p>
        </text:list-item>
        <text:list-item>
          <text:p text:style-name="P60">1/3 del tamaño de un artículo (9 páginas promedio)</text:p>
        </text:list-item>
        <text:list-item>
          <text:p text:style-name="P60">1/3 del tamaño de una tesis (80 páginas promedio)</text:p>
        </text:list-item>
        <text:list-item>
          <text:p text:style-name="P60">0% del tamaño de un libro (200 – 600 páginas)</text:p>
        </text:list-item>
        <text:list-item>
          <text:p text:style-name="P60">0% del tamaño de un super-libro (+ 600 páginas)</text:p>
        </text:list-item>
        <text:list-item>
          <text:p text:style-name="P60">0% del tamaño de un párrafo.</text:p>
        </text:list-item>
        <text:list-item>
          <text:p text:style-name="P60">0% del tamaño de una oración.</text:p>
        </text:list-item>
        <text:list-item>
          <text:p text:style-name="P60">0 documentos vacíos</text:p>
        </text:list-item>
      </text:list>
      <text:p text:style-name="P22"/>
      <text:p text:style-name="P22">- Agregar a los XMLs de ToNgueLP los xmlns para identificarlos de forma única.</text:p>
      <text:p text:style-name="P26"/>
      <text:h text:style-name="P110" text:outline-level="2" text:is-list-header="true"><text:bookmark-start text:name="__RefHeading__1741_28376501"/>Requisitos de Configuración<text:bookmark-end text:name="__RefHeading__1741_28376501"/></text:h>
      <text:list xml:id="list1055999310" text:style-name="L4">
        <text:list-item>
          <text:p text:style-name="P61"><text:span text:style-name="T10">Configurar repositorio para versionar utilizando git. Configurando el .gitignore para tomar solo la parte del árbol necesaria de configurar. </text:span><text:span text:style-name="T11">2h</text:span><text:span text:style-name="T10">.</text:span></text:p>
        </text:list-item>
      </text:list>
      <text:h text:style-name="P102" text:outline-level="2"><text:bookmark-start text:name="__RefHeading__14087_1281149243"/>[M3] – Módulo de Documentación <text:s/><text:span text:style-name="T19">(/ToNgueLP/html/index.html)</text:span><text:bookmark-end text:name="__RefHeading__14087_1281149243"/></text:h>
      <text:p text:style-name="P23">Módulo de documentación. Por lo general los proyectos no trabajan en esta parte, ello hace que mueran muchos proyectos. ToNgueLP contiene la documentación dentro de cada carpeta de la arquitectura del proyecto. Y además contiene una carpeta /ToNgueLP/doc que contiene la mayoría de los ficheros que se refieren en la documentación contenida en la URL(~/html/index.html). En esta sección se documentan las necesidades básicas que consideran los desarrolladores y no los clientes(porque ellos no han solicitado nada al respecto, pero como visión de los desarrolladores para que el proyecto sea escalable, etc, etc.)</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style-name="Tabla3.1">
          <table:table-cell table:style-name="Tabla3.A1" office:value-type="string">
            <text:p text:style-name="P69">Asignado a</text:p>
          </table:table-cell>
          <table:table-cell table:style-name="Tabla3.B1" office:value-type="string">
            <text:p text:style-name="P9">Ítem</text:p>
          </table:table-cell>
          <table:table-cell table:style-name="Tabla3.B1" table:number-columns-spanned="2" office:value-type="string">
            <text:p text:style-name="P9">Descripción </text:p>
          </table:table-cell>
          <table:covered-table-cell/>
          <table:table-cell table:style-name="Tabla3.B1" office:value-type="string">
            <text:p text:style-name="P8">Estimación </text:p>
          </table:table-cell>
          <table:table-cell table:style-name="Tabla3.B1" office:value-type="string">
            <text:p text:style-name="P8">Estimado por</text:p>
          </table:table-cell>
          <table:table-cell table:style-name="Tabla3.B1" office:value-type="string">
            <text:p text:style-name="P8">HU</text:p>
          </table:table-cell>
          <table:table-cell table:style-name="Tabla3.H1" office:value-type="string">
            <text:p text:style-name="P8">Estado</text:p>
          </table:table-cell>
        </table:table-row>
        <table:table-row table:style-name="Tabla3.1">
          <table:table-cell table:style-name="Tabla3.A16" table:number-columns-spanned="3" office:value-type="string">
            <text:p text:style-name="P13">Prioridad</text:p>
          </table:table-cell>
          <table:covered-table-cell/>
          <table:covered-table-cell/>
          <table:table-cell table:style-name="Tabla3.D2" table:number-columns-spanned="3" office:value-type="string">
            <text:p text:style-name="P16">Muy Alta</text:p>
          </table:table-cell>
          <table:covered-table-cell/>
          <table:covered-table-cell/>
          <table:table-cell table:style-name="Tabla3.D2" office:value-type="string">
            <text:p text:style-name="P16"/>
          </table:table-cell>
          <table:table-cell table:style-name="Tabla3.H2" office:value-type="string">
            <text:p text:style-name="P16"/>
          </table:table-cell>
        </table:table-row>
        <table:table-row table:style-name="Tabla3.3">
          <table:table-cell table:style-name="Tabla3.A7" office:value-type="string">
            <text:p text:style-name="P57">Abel</text:p>
          </table:table-cell>
          <table:table-cell table:style-name="Tabla3.B3" office:value-type="string">
            <text:list xml:id="list459002591" text:continue-list="list656141253" text:style-name="WWNum1">
              <text:list-header>
                <text:p text:style-name="P89">3.1</text:p>
              </text:list-header>
            </text:list>
          </table:table-cell>
          <table:table-cell table:style-name="Tabla3.C3" table:number-columns-spanned="2" office:value-type="string">
            <text:list xml:id="list2098407483" text:continue-numbering="true" text:style-name="WWNum1">
              <text:list-header>
                <text:p text:style-name="P97">Configurar carpeta para trabajo con Sphinx</text:p>
              </text:list-header>
            </text:list>
          </table:table-cell>
          <table:covered-table-cell/>
          <table:table-cell table:style-name="Tabla3.E3" office:value-type="string">
            <text:p text:style-name="P33">0.4</text:p>
          </table:table-cell>
          <table:table-cell table:style-name="Tabla3.F3" office:value-type="string">
            <text:p text:style-name="P36">Abel</text:p>
          </table:table-cell>
          <table:table-cell table:style-name="Tabla3.G3" office:value-type="string">
            <text:p text:style-name="P36"/>
          </table:table-cell>
          <table:table-cell table:style-name="Tabla3.H3" office:value-type="string">
            <text:p text:style-name="P36"/>
          </table:table-cell>
        </table:table-row>
        <table:table-row table:style-name="Tabla3.3">
          <table:table-cell table:style-name="Tabla3.A7" office:value-type="string">
            <text:p text:style-name="P57">Abel</text:p>
          </table:table-cell>
          <table:table-cell table:style-name="Tabla3.B4" office:value-type="string">
            <text:list xml:id="list1087488929" text:continue-numbering="true" text:style-name="WWNum1">
              <text:list-header>
                <text:p text:style-name="P89">3.2</text:p>
              </text:list-header>
            </text:list>
          </table:table-cell>
          <table:table-cell table:style-name="Tabla3.C3" table:number-columns-spanned="2" office:value-type="string">
            <text:list xml:id="list1533575322" text:continue-numbering="true" text:style-name="WWNum1">
              <text:list-header>
                <text:p text:style-name="P97">Diseñar árbol de carpetas del proyecto para la documentación.</text:p>
              </text:list-header>
            </text:list>
          </table:table-cell>
          <table:covered-table-cell/>
          <table:table-cell table:style-name="Tabla3.E4" office:value-type="string">
            <text:p text:style-name="P33">0.2</text:p>
          </table:table-cell>
          <table:table-cell table:style-name="Tabla3.F4" office:value-type="string">
            <text:p text:style-name="P36">Abel</text:p>
          </table:table-cell>
          <table:table-cell table:style-name="Tabla3.G4" office:value-type="string">
            <text:p text:style-name="P36"/>
          </table:table-cell>
          <table:table-cell table:style-name="Tabla3.H4" office:value-type="string">
            <text:p text:style-name="P36"/>
          </table:table-cell>
        </table:table-row>
        <table:table-row table:style-name="Tabla3.1">
          <table:table-cell table:style-name="Tabla3.A5" office:value-type="string">
            <text:p text:style-name="P57">Abel</text:p>
          </table:table-cell>
          <table:table-cell table:style-name="Tabla3.B5" office:value-type="string">
            <text:list xml:id="list615187095" text:continue-numbering="true" text:style-name="WWNum1">
              <text:list-header>
                <text:p text:style-name="P89">3.3</text:p>
              </text:list-header>
            </text:list>
          </table:table-cell>
          <table:table-cell table:style-name="Tabla3.C5" table:number-columns-spanned="2" office:value-type="string">
            <text:list xml:id="list1657151041" text:continue-numbering="true" text:style-name="WWNum1">
              <text:list-header>
                <text:p text:style-name="P93">Diseñar index.rst de ToNgueLP. Árbol inicial de la documentación.</text:p>
              </text:list-header>
            </text:list>
          </table:table-cell>
          <table:covered-table-cell/>
          <table:table-cell table:style-name="Tabla3.E5" office:value-type="string">
            <text:p text:style-name="P33">0.4</text:p>
          </table:table-cell>
          <table:table-cell table:style-name="Tabla3.F5" office:value-type="string">
            <text:p text:style-name="P36">Abel</text:p>
          </table:table-cell>
          <table:table-cell table:style-name="Tabla3.G5" office:value-type="string">
            <text:p text:style-name="P36"/>
          </table:table-cell>
          <table:table-cell table:style-name="Tabla3.H5" office:value-type="string">
            <text:p text:style-name="P36"/>
          </table:table-cell>
        </table:table-row>
        <table:table-row table:style-name="Tabla3.1">
          <table:table-cell table:style-name="Tabla3.A7" office:value-type="string">
            <text:p text:style-name="P57">Abel</text:p>
          </table:table-cell>
          <table:table-cell table:style-name="Tabla3.B6" office:value-type="string">
            <text:list xml:id="list1624730537" text:continue-numbering="true" text:style-name="WWNum1">
              <text:list-header>
                <text:p text:style-name="P89">3.4</text:p>
              </text:list-header>
            </text:list>
          </table:table-cell>
          <table:table-cell table:style-name="Tabla3.C6" table:number-columns-spanned="2" office:value-type="string">
            <text:list xml:id="list1219861568" text:continue-numbering="true" text:style-name="WWNum1">
              <text:list-header>
                <text:p text:style-name="P90">Documentar el Overview de ToNgueLP</text:p>
              </text:list-header>
            </text:list>
          </table:table-cell>
          <table:covered-table-cell/>
          <table:table-cell table:style-name="Tabla3.E6" office:value-type="string">
            <text:p text:style-name="P33">02</text:p>
          </table:table-cell>
          <table:table-cell table:style-name="Tabla3.F6" office:value-type="string">
            <text:p text:style-name="P36">Abel</text:p>
          </table:table-cell>
          <table:table-cell table:style-name="Tabla3.G6" office:value-type="string">
            <text:p text:style-name="P36"/>
          </table:table-cell>
          <table:table-cell table:style-name="Tabla3.H6" office:value-type="string">
            <text:p text:style-name="P36"/>
          </table:table-cell>
        </table:table-row>
        <table:table-row table:style-name="Tabla3.1">
          <table:table-cell table:style-name="Tabla3.A7" office:value-type="string">
            <text:p text:style-name="P57"/>
          </table:table-cell>
          <table:table-cell table:style-name="Tabla3.B7" office:value-type="string">
            <text:list xml:id="list2000607116" text:continue-numbering="true" text:style-name="WWNum1">
              <text:list-header>
                <text:p text:style-name="P89"/>
              </text:list-header>
            </text:list>
          </table:table-cell>
          <table:table-cell table:style-name="Tabla3.C7" table:number-columns-spanned="2" office:value-type="string">
            <text:list xml:id="list463380025" text:continue-numbering="true" text:style-name="WWNum1">
              <text:list-header>
                <text:p text:style-name="P90"/>
              </text:list-header>
            </text:list>
          </table:table-cell>
          <table:covered-table-cell/>
          <table:table-cell table:style-name="Tabla3.E7" office:value-type="string">
            <text:p text:style-name="P33"/>
          </table:table-cell>
          <table:table-cell table:style-name="Tabla3.F7" office:value-type="string">
            <text:p text:style-name="P36"/>
          </table:table-cell>
          <table:table-cell table:style-name="Tabla3.G7" office:value-type="string">
            <text:p text:style-name="P36"/>
          </table:table-cell>
          <table:table-cell table:style-name="Tabla3.H7" office:value-type="string">
            <text:p text:style-name="P36"/>
          </table:table-cell>
        </table:table-row>
        <table:table-row table:style-name="Tabla3.1">
          <table:table-cell table:style-name="Tabla3.A16" table:number-columns-spanned="3" office:value-type="string">
            <text:p text:style-name="P13">Prioridad</text:p>
          </table:table-cell>
          <table:covered-table-cell/>
          <table:covered-table-cell/>
          <table:table-cell table:style-name="Tabla3.D2" table:number-columns-spanned="3" office:value-type="string">
            <text:p text:style-name="P15">Alta</text:p>
          </table:table-cell>
          <table:covered-table-cell/>
          <table:covered-table-cell/>
          <table:table-cell table:style-name="Tabla3.D2" office:value-type="string">
            <text:p text:style-name="P15"/>
          </table:table-cell>
          <table:table-cell table:style-name="Tabla3.H2" office:value-type="string">
            <text:p text:style-name="P15"/>
          </table:table-cell>
        </table:table-row>
        <table:table-row table:style-name="Tabla3.1">
          <table:table-cell table:style-name="Tabla3.A9" office:value-type="string">
            <text:p text:style-name="P19">Abel</text:p>
          </table:table-cell>
          <table:table-cell table:style-name="Tabla3.B9" office:value-type="string">
            <text:p text:style-name="P19">3.5</text:p>
          </table:table-cell>
          <table:table-cell table:style-name="Tabla3.C9" table:number-columns-spanned="2" office:value-type="string">
            <text:list xml:id="list1248556029" text:continue-numbering="true" text:style-name="WWNum1">
              <text:list-header>
                <text:p text:style-name="P90">Documentar carpeta “modules” de ToNgueLP</text:p>
              </text:list-header>
            </text:list>
          </table:table-cell>
          <table:covered-table-cell/>
          <table:table-cell table:style-name="Tabla3.E9" office:value-type="string">
            <text:p text:style-name="P19">0.2</text:p>
          </table:table-cell>
          <table:table-cell table:style-name="Tabla3.F9" office:value-type="string">
            <text:p text:style-name="P19">Abel</text:p>
          </table:table-cell>
          <table:table-cell table:style-name="Tabla3.G9" office:value-type="string">
            <text:p text:style-name="P19"/>
          </table:table-cell>
          <table:table-cell table:style-name="Tabla3.H9" office:value-type="string">
            <text:p text:style-name="P19"/>
          </table:table-cell>
        </table:table-row>
        <table:table-row table:style-name="Tabla3.1">
          <table:table-cell table:style-name="Tabla3.A11" office:value-type="string">
            <text:p text:style-name="P19">Leonel</text:p>
          </table:table-cell>
          <table:table-cell table:style-name="Tabla3.B10" office:value-type="string">
            <text:p text:style-name="P19">3.6</text:p>
          </table:table-cell>
          <table:table-cell table:style-name="Tabla3.C10" table:number-columns-spanned="2" office:value-type="string">
            <text:list xml:id="list1755482034" text:continue-numbering="true" text:style-name="WWNum1">
              <text:list-header>
                <text:p text:style-name="P93">{noviembre 2014} Documentar arquitectura de ToNgueLP.</text:p>
              </text:list-header>
            </text:list>
          </table:table-cell>
          <table:covered-table-cell/>
          <table:table-cell table:style-name="Tabla3.E10" office:value-type="string">
            <text:p text:style-name="P19">1</text:p>
          </table:table-cell>
          <table:table-cell table:style-name="Tabla3.F10" office:value-type="string">
            <text:p text:style-name="P19">Abel</text:p>
          </table:table-cell>
          <table:table-cell table:style-name="Tabla3.G10" office:value-type="string">
            <text:p text:style-name="P19"/>
          </table:table-cell>
          <table:table-cell table:style-name="Tabla3.H10" office:value-type="string">
            <text:p text:style-name="P19"/>
          </table:table-cell>
        </table:table-row>
        <table:table-row table:style-name="Tabla3.1">
          <table:table-cell table:style-name="Tabla3.A11" office:value-type="string">
            <text:p text:style-name="P19">Abel</text:p>
          </table:table-cell>
          <table:table-cell table:style-name="Tabla3.B11" office:value-type="string">
            <text:p text:style-name="P19"/>
          </table:table-cell>
          <table:table-cell table:style-name="Tabla3.C11" table:number-columns-spanned="2" office:value-type="string">
            <text:list xml:id="list2141952936" text:continue-numbering="true" text:style-name="WWNum1">
              <text:list-header>
                <text:p text:style-name="P93">{octubre 2014}- Abel documentar XML_algorithm_data con Sphinx para que Leonel pueda entender, y ya de paso para que esté ahí.</text:p>
              </text:list-header>
            </text:list>
          </table:table-cell>
          <table:covered-table-cell/>
          <table:table-cell table:style-name="Tabla3.E11" office:value-type="string">
            <text:p text:style-name="P19">0.4</text:p>
          </table:table-cell>
          <table:table-cell table:style-name="Tabla3.F11" office:value-type="string">
            <text:p text:style-name="P19">Abel</text:p>
          </table:table-cell>
          <table:table-cell table:style-name="Tabla3.G11" office:value-type="string">
            <text:p text:style-name="P19"/>
          </table:table-cell>
          <table:table-cell table:style-name="Tabla3.H11" office:value-type="string">
            <text:p text:style-name="P19"/>
          </table:table-cell>
        </table:table-row>
        <table:table-row table:style-name="Tabla3.1">
          <table:table-cell table:style-name="Tabla3.A16" table:number-columns-spanned="3" office:value-type="string">
            <text:p text:style-name="P13">Prioridad</text:p>
          </table:table-cell>
          <table:covered-table-cell/>
          <table:covered-table-cell/>
          <table:table-cell table:style-name="Tabla3.D2" table:number-columns-spanned="3" office:value-type="string">
            <text:p text:style-name="P15">Media</text:p>
          </table:table-cell>
          <table:covered-table-cell/>
          <table:covered-table-cell/>
          <table:table-cell table:style-name="Tabla3.D2" office:value-type="string">
            <text:p text:style-name="P15"/>
          </table:table-cell>
          <table:table-cell table:style-name="Tabla3.H2" office:value-type="string">
            <text:p text:style-name="P15"/>
          </table:table-cell>
        </table:table-row>
        <table:table-row table:style-name="Tabla3.3">
          <table:table-cell table:style-name="Tabla3.A15" office:value-type="string">
            <text:p text:style-name="P19"/>
          </table:table-cell>
          <table:table-cell table:style-name="Tabla3.B13" office:value-type="string">
            <text:p text:style-name="P19">3.7</text:p>
          </table:table-cell>
          <table:table-cell table:style-name="Tabla3.C3" table:number-columns-spanned="2" office:value-type="string">
            <text:list xml:id="list908512935" text:continue-numbering="true" text:style-name="WWNum1">
              <text:list-header>
                <text:p text:style-name="P98">Documentar carpeta “lib” de ToNgueLP</text:p>
              </text:list-header>
            </text:list>
          </table:table-cell>
          <table:covered-table-cell/>
          <table:table-cell table:style-name="Tabla3.E13" office:value-type="string">
            <text:p text:style-name="P19">0.2</text:p>
          </table:table-cell>
          <table:table-cell table:style-name="Tabla3.F13" office:value-type="string">
            <text:p text:style-name="P19">Abel</text:p>
          </table:table-cell>
          <table:table-cell table:style-name="Tabla3.G13" office:value-type="string">
            <text:p text:style-name="P19"/>
          </table:table-cell>
          <table:table-cell table:style-name="Tabla3.H13" office:value-type="string">
            <text:p text:style-name="P19"/>
          </table:table-cell>
        </table:table-row>
        <table:table-row table:style-name="Tabla3.3">
          <table:table-cell table:style-name="Tabla3.A15" office:value-type="string">
            <text:p text:style-name="P19">Abel y Leonel</text:p>
          </table:table-cell>
          <table:table-cell table:style-name="Tabla3.B14" office:value-type="string">
            <text:p text:style-name="P19">3.9</text:p>
          </table:table-cell>
          <table:table-cell table:style-name="Tabla3.C3" table:number-columns-spanned="2" office:value-type="string">
            <text:list xml:id="list1405776156" text:continue-numbering="true" text:style-name="WWNum1">
              <text:list-header>
                <text:p text:style-name="P98">{abril 2015}6- Revisar con Leonel el Diagrama de Secuencias después que hagamos los mínimos en Qt para poder escribirlo con los nombre de las clases, objetos y cualquier otra definición necesaria.</text:p>
              </text:list-header>
            </text:list>
          </table:table-cell>
          <table:covered-table-cell/>
          <table:table-cell table:style-name="Tabla3.E14" office:value-type="string">
            <text:p text:style-name="P19">0.6</text:p>
          </table:table-cell>
          <table:table-cell table:style-name="Tabla3.F14" office:value-type="string">
            <text:p text:style-name="P19">Abel</text:p>
          </table:table-cell>
          <table:table-cell table:style-name="Tabla3.G14" office:value-type="string">
            <text:p text:style-name="P19"/>
          </table:table-cell>
          <table:table-cell table:style-name="Tabla3.H14" office:value-type="string">
            <text:p text:style-name="P19"/>
          </table:table-cell>
        </table:table-row>
        <table:table-row table:style-name="Tabla3.3">
          <table:table-cell table:style-name="Tabla3.A15" office:value-type="string">
            <text:p text:style-name="P19">Abel</text:p>
          </table:table-cell>
          <table:table-cell table:style-name="Tabla3.B15" office:value-type="string">
            <text:p text:style-name="P19">3.11</text:p>
          </table:table-cell>
          <table:table-cell table:style-name="Tabla3.C3" table:number-columns-spanned="2" office:value-type="string">
            <text:list xml:id="list1670481000" text:continue-numbering="true" text:style-name="WWNum1">
              <text:list-header>
                <text:p text:style-name="P98">{enero 2015}A: Abel deberá diagramar lo que ya hizo en el UI de verificar el 'total_corpus_cases', pero ahora genérico para la verificación de todas las informaciones verificables automáticamente. Ej: total_real_cases, total_corpus_cases, o los casos nomenclados como &lt;phenomenon type="literal_plagiarism"(esto se puede hacer automáticamente teniendo los casos con la función de string matching, usar cualquiera de la biblioteca externa que tengo que funciona con <text:soft-page-break/>hash y otras cosas, ver mis experimentos de hash fingerprints. O usar el fuzzy para eliminar problemas de espacios, cambios menores, o una simple comparación de cadenas en python)</text:p>
              </text:list-header>
            </text:list>
          </table:table-cell>
          <table:covered-table-cell/>
          <table:table-cell table:style-name="Tabla3.E15" office:value-type="string">
            <text:p text:style-name="P19">0.2</text:p>
          </table:table-cell>
          <table:table-cell table:style-name="Tabla3.F15" office:value-type="string">
            <text:p text:style-name="P19">Abel</text:p>
          </table:table-cell>
          <table:table-cell table:style-name="Tabla3.G15" office:value-type="string">
            <text:p text:style-name="P19"/>
          </table:table-cell>
          <table:table-cell table:style-name="Tabla3.H15" office:value-type="string">
            <text:p text:style-name="P19"/>
          </table:table-cell>
        </table:table-row>
        <table:table-row table:style-name="Tabla3.1">
          <table:table-cell table:style-name="Tabla3.A16" table:number-columns-spanned="3" office:value-type="string">
            <text:p text:style-name="P13">Prioridad</text:p>
          </table:table-cell>
          <table:covered-table-cell/>
          <table:covered-table-cell/>
          <table:table-cell table:style-name="Tabla3.D2" table:number-columns-spanned="3" office:value-type="string">
            <text:p text:style-name="P15">Baja</text:p>
          </table:table-cell>
          <table:covered-table-cell/>
          <table:covered-table-cell/>
          <table:table-cell table:style-name="Tabla3.D2" office:value-type="string">
            <text:p text:style-name="P15"/>
          </table:table-cell>
          <table:table-cell table:style-name="Tabla3.H2" office:value-type="string">
            <text:p text:style-name="P15"/>
          </table:table-cell>
        </table:table-row>
        <table:table-row table:style-name="Tabla3.1">
          <table:table-cell table:style-name="Tabla3.A18" office:value-type="string">
            <text:p text:style-name="P19">Abel</text:p>
          </table:table-cell>
          <table:table-cell table:style-name="Tabla3.B17" office:value-type="string">
            <text:p text:style-name="P19">3.8</text:p>
          </table:table-cell>
          <table:table-cell table:style-name="Tabla3.C17" table:number-columns-spanned="2" office:value-type="string">
            <text:list xml:id="list1090220824" text:continue-numbering="true" text:style-name="WWNum1">
              <text:list-header>
                <text:p text:style-name="P94">Documentar carpeta “lib” de ToNgueLP</text:p>
              </text:list-header>
            </text:list>
          </table:table-cell>
          <table:covered-table-cell/>
          <table:table-cell table:style-name="Tabla3.E17" office:value-type="string">
            <text:p text:style-name="P19">0.2</text:p>
          </table:table-cell>
          <table:table-cell table:style-name="Tabla3.F17" office:value-type="string">
            <text:p text:style-name="P19">Abel</text:p>
          </table:table-cell>
          <table:table-cell table:style-name="Tabla3.G17" office:value-type="string">
            <text:p text:style-name="P19"/>
          </table:table-cell>
          <table:table-cell table:style-name="Tabla3.H17" office:value-type="string">
            <text:p text:style-name="P19"/>
          </table:table-cell>
        </table:table-row>
        <table:table-row table:style-name="Tabla3.1">
          <table:table-cell table:style-name="Tabla3.A18" office:value-type="string">
            <text:p text:style-name="P19">Abel</text:p>
          </table:table-cell>
          <table:table-cell table:style-name="Tabla3.B18" office:value-type="string">
            <text:p text:style-name="P19">3.10</text:p>
          </table:table-cell>
          <table:table-cell table:style-name="Tabla3.C18" table:number-columns-spanned="2" office:value-type="string">
            <text:list xml:id="list891974901" text:continue-numbering="true" text:style-name="WWNum1">
              <text:list-header>
                <text:p text:style-name="P94">{enero 2015}8- Documentar los iconos utilizados, la URL en el sistema Ubuntu y además que colección es. Esto no lo he documentado en ningún lugar. Ponerlo en la documentación Sphinx de ToNgueLP.</text:p>
              </text:list-header>
            </text:list>
          </table:table-cell>
          <table:covered-table-cell/>
          <table:table-cell table:style-name="Tabla3.E18" office:value-type="string">
            <text:p text:style-name="P19">0.2</text:p>
          </table:table-cell>
          <table:table-cell table:style-name="Tabla3.F18" office:value-type="string">
            <text:p text:style-name="P19">Abel</text:p>
          </table:table-cell>
          <table:table-cell table:style-name="Tabla3.G18" office:value-type="string">
            <text:p text:style-name="P19"/>
          </table:table-cell>
          <table:table-cell table:style-name="Tabla3.H18" office:value-type="string">
            <text:p text:style-name="P19"/>
          </table:table-cell>
        </table:table-row>
        <table:table-row table:style-name="Tabla3.1">
          <table:table-cell table:style-name="Tabla3.A19" table:number-columns-spanned="6" office:value-type="string">
            <text:p text:style-name="P51"><text:span text:style-name="T7"><text:s/></text:span><text:span text:style-name="T8">RNF (Requisitos No Funcionales de la documentación)</text:span></text:p>
          </table:table-cell>
          <table:covered-table-cell/>
          <table:covered-table-cell/>
          <table:covered-table-cell/>
          <table:covered-table-cell/>
          <table:covered-table-cell/>
          <table:table-cell table:style-name="Tabla3.G19" office:value-type="string">
            <text:p text:style-name="P51"/>
          </table:table-cell>
          <table:table-cell table:style-name="Tabla3.H19" office:value-type="string">
            <text:p text:style-name="P51"/>
          </table:table-cell>
        </table:table-row>
        <table:table-row table:style-name="Tabla3.1">
          <table:table-cell table:style-name="Tabla3.A20" office:value-type="string">
            <text:p text:style-name="P19">Compatibilidad</text:p>
          </table:table-cell>
          <table:table-cell table:style-name="Tabla3.B20" office:value-type="string">
            <text:p text:style-name="P19">NF1</text:p>
          </table:table-cell>
          <table:table-cell table:style-name="Tabla3.C20" table:number-columns-spanned="2" office:value-type="string">
            <text:p text:style-name="P20">Debe poder leerse en cualquier sistema operativo.</text:p>
          </table:table-cell>
          <table:covered-table-cell/>
          <table:table-cell table:style-name="Tabla3.E20" office:value-type="string">
            <text:p text:style-name="P19">0.01 c/ Sphinx</text:p>
          </table:table-cell>
          <table:table-cell table:style-name="Tabla3.F20" office:value-type="string">
            <text:p text:style-name="P19">Abel</text:p>
          </table:table-cell>
          <table:table-cell table:style-name="Tabla3.G20" office:value-type="string">
            <text:p text:style-name="P19"/>
          </table:table-cell>
          <table:table-cell table:style-name="Tabla3.H20" office:value-type="string">
            <text:p text:style-name="P19"/>
          </table:table-cell>
        </table:table-row>
      </table:table>
      <text:p text:style-name="P2"/>
      <text:list xml:id="list1778150504" text:continue-list="list1055999310" text:style-name="L4">
        <text:list-item>
          <text:p text:style-name="P66">Documentar página del parser dentro del nivel de “Control Level” una subsección para los Parsers.</text:p>
        </text:list-item>
        <text:list-item>
          <text:p text:style-name="P66">Documentar un ejemplo para alguien que desea hacer un parser nuevo o reutilizar el XML.</text:p>
        </text:list-item>
      </text:list>
      <text:h text:style-name="P110" text:outline-level="2" text:is-list-header="true"><text:bookmark-start text:name="__RefHeading__14332_1281149243"/>Requisitos No Funcionales<text:bookmark-end text:name="__RefHeading__14332_1281149243"/></text:h>
      <text:list xml:id="list1345430187" text:style-name="L5">
        <text:list-item>
          <text:p text:style-name="P67"/>
        </text:list-item>
        <text:list-item>
          <text:p text:style-name="P67"/>
        </text:list-item>
      </text:list>
      <text:p text:style-name="P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5" office:value-type="string">
            <text:p text:style-name="P51"><text:span text:style-name="T7"><text:s/></text:span><text:span text:style-name="T8">RNF (Requisitos No Funcionales)</text:span></text:p>
          </table:table-cell>
          <table:covered-table-cell/>
          <table:covered-table-cell/>
          <table:covered-table-cell/>
          <table:covered-table-cell/>
        </table:table-row>
        <table:table-row table:style-name="Tabla13.1">
          <table:table-cell table:style-name="Tabla13.A2" office:value-type="string">
            <text:list xml:id="list1371836587" text:continue-list="list891974901" text:style-name="WWNum1">
              <text:list-header>
                <text:p text:style-name="P95">Usabilidad</text:p>
              </text:list-header>
            </text:list>
          </table:table-cell>
          <table:table-cell table:style-name="Tabla13.A2" office:value-type="string">
            <text:list xml:id="list51839527" text:continue-numbering="true" text:style-name="WWNum1">
              <text:list-header>
                <text:p text:style-name="P91">21</text:p>
              </text:list-header>
            </text:list>
          </table:table-cell>
          <table:table-cell table:style-name="Tabla13.A2" office:value-type="string">
            <text:list xml:id="list783724554" text:continue-numbering="true" text:style-name="WWNum1">
              <text:list-header>
                <text:p text:style-name="P95">El<text:span text:style-name="T12"> </text:span>sistema<text:span text:style-name="T12"> </text:span>podrá<text:span text:style-name="T12"> </text:span>ser<text:span text:style-name="T12"> </text:span>usado<text:span text:style-name="T12"> </text:span>por<text:span text:style-name="T12"> </text:span>cualquier<text:span text:style-name="T12"> </text:span>persona<text:span text:style-name="T12"> </text:span>con<text:span text:style-name="T12"> </text:span>conocimientos<text:span text:style-name="T12"> </text:span>básicos<text:span text:style-name="T12"> </text:span>de<text:span text:style-name="T12"> </text:span>informática y navegación en internet.</text:p>
              </text:list-header>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756978428" text:continue-numbering="true" text:style-name="WWNum1">
              <text:list-header>
                <text:p text:style-name="P95">Software</text:p>
              </text:list-header>
            </text:list>
          </table:table-cell>
          <table:table-cell table:style-name="Tabla13.A2" office:value-type="string">
            <text:list xml:id="list752523680" text:continue-numbering="true" text:style-name="WWNum1">
              <text:list-header>
                <text:p text:style-name="P91">22</text:p>
              </text:list-header>
            </text:list>
          </table:table-cell>
          <table:table-cell table:style-name="Tabla13.A2" office:value-type="string">
            <text:list xml:id="list754437855" text:continue-numbering="true" text:style-name="WWNum1">
              <text:list-item>
                <text:list>
                  <text:list-item>
                    <text:list>
                      <text:list-item>
                        <text:list>
                          <text:list-header>
                            <text:p text:style-name="P95">Las estaciones de trabajo deberán contar con soporte para python y Qt</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2172212439" text:continue-numbering="true" text:style-name="WWNum1">
              <text:list-header>
                <text:p text:style-name="P91">Hardware</text:p>
              </text:list-header>
            </text:list>
          </table:table-cell>
          <table:table-cell table:style-name="Tabla13.A2" office:value-type="string">
            <text:list xml:id="list1678866097" text:continue-numbering="true" text:style-name="WWNum1">
              <text:list-header>
                <text:p text:style-name="P91">23</text:p>
              </text:list-header>
            </text:list>
          </table:table-cell>
          <table:table-cell table:style-name="Tabla13.A2" office:value-type="string">
            <text:list xml:id="list190951251" text:continue-numbering="true" text:style-name="WWNum1">
              <text:list-item>
                <text:list>
                  <text:list-item>
                    <text:list>
                      <text:list-item>
                        <text:list>
                          <text:list-header>
                            <text:p text:style-name="P91">Para la aplicación servidora es necesaria una PC con microprocesador Pentium 4 3.0GHz, 512MB de RAM y una capacidad de 10GB en disco duro.</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963974841" text:continue-numbering="true" text:style-name="WWNum1">
              <text:list-header>
                <text:p text:style-name="P91">Soporte</text:p>
              </text:list-header>
            </text:list>
          </table:table-cell>
          <table:table-cell table:style-name="Tabla13.A2" office:value-type="string">
            <text:list xml:id="list643094894" text:continue-numbering="true" text:style-name="WWNum1">
              <text:list-header>
                <text:p text:style-name="P91">24</text:p>
              </text:list-header>
            </text:list>
          </table:table-cell>
          <table:table-cell table:style-name="Tabla13.A2" office:value-type="string">
            <text:list xml:id="list813551286" text:continue-numbering="true" text:style-name="WWNum1">
              <text:list-item>
                <text:list>
                  <text:list-item>
                    <text:list>
                      <text:list-item>
                        <text:list>
                          <text:list-header>
                            <text:p text:style-name="P91">Debe poder ser mantenido por el equipo creador.</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
      <text:p text:style-name="P2"/>
      <text:h text:style-name="P105" text:outline-level="2" text:is-list-header="true"/>
      <text:h text:style-name="P110" text:outline-level="2" text:is-list-header="true"><text:bookmark-start text:name="__RefHeading__2999_1071700889"/>Módulos Futuros.<text:bookmark-end text:name="__RefHeading__2999_1071700889"/></text:h>
      <text:h text:style-name="P103" text:outline-level="2"><text:bookmark-start text:name="__RefHeading__13804_1281149243"/>[M7] – Módulo Edit XML Structure<text:span text:style-name="T19"> (/ToNgueLP/modules/M7)</text:span><text:bookmark-end text:name="__RefHeading__13804_1281149243"/></text:h>
      <text:p text:style-name="P88"><text:span text:style-name="T15"/></text:p>
      <text:h text:style-name="P110" text:outline-level="2" text:is-list-header="true"><text:bookmark-start text:name="__RefHeading__3998_620999501"/>Anexos<text:bookmark-end text:name="__RefHeading__3998_620999501"/></text:h>
      <text:h text:style-name="P103" text:outline-level="2"><text:bookmark-start text:name="__RefHeading__4000_620999501"/><text:span text:style-name="T19">[Modelo1] – Tabla vacía para crear listas de nuevos módulos.</text:span><text:bookmark-end text:name="__RefHeading__4000_620999501"/></text:h>
      <text:p text:style-name="P88"><text:span text:style-name="T15"/></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row table:style-name="Tabla16.1">
          <table:table-cell table:style-name="Tabla16.A1" office:value-type="string">
            <text:p text:style-name="P69">Asignado a</text:p>
          </table:table-cell>
          <table:table-cell table:style-name="Tabla16.B1" office:value-type="string">
            <text:p text:style-name="P9">Ítem</text:p>
          </table:table-cell>
          <table:table-cell table:style-name="Tabla16.B1" table:number-columns-spanned="2" office:value-type="string">
            <text:p text:style-name="P9">Descripción </text:p>
          </table:table-cell>
          <table:covered-table-cell/>
          <table:table-cell table:style-name="Tabla16.B1" office:value-type="string">
            <text:p text:style-name="P8">Estimación </text:p>
          </table:table-cell>
          <table:table-cell table:style-name="Tabla16.B1" office:value-type="string">
            <text:p text:style-name="P8">Estimado por</text:p>
          </table:table-cell>
          <table:table-cell table:style-name="Tabla16.B1" office:value-type="string">
            <text:p text:style-name="P8">HU</text:p>
          </table:table-cell>
          <table:table-cell table:style-name="Tabla16.H1" office:value-type="string">
            <text:p text:style-name="P8">Estado</text:p>
          </table:table-cell>
        </table:table-row>
        <table:table-row table:style-name="Tabla16.1">
          <table:table-cell table:style-name="Tabla16.A8" table:number-columns-spanned="3" office:value-type="string">
            <text:p text:style-name="P13">Prioridad</text:p>
          </table:table-cell>
          <table:covered-table-cell/>
          <table:covered-table-cell/>
          <table:table-cell table:style-name="Tabla16.D2" table:number-columns-spanned="3" office:value-type="string">
            <text:p text:style-name="P14">Muy Alta</text:p>
          </table:table-cell>
          <table:covered-table-cell/>
          <table:covered-table-cell/>
          <table:table-cell table:style-name="Tabla16.D2" office:value-type="string">
            <text:p text:style-name="P14"/>
          </table:table-cell>
          <table:table-cell table:style-name="Tabla16.H2" office:value-type="string">
            <text:p text:style-name="P14"/>
          </table:table-cell>
        </table:table-row>
        <table:table-row table:style-name="Tabla16.1">
          <table:table-cell table:style-name="Tabla16.A3" office:value-type="string">
            <text:p text:style-name="P38"/>
          </table:table-cell>
          <table:table-cell table:style-name="Tabla16.B3" office:value-type="string">
            <text:p text:style-name="P17">5.1</text:p>
          </table:table-cell>
          <table:table-cell table:style-name="Tabla16.C3" table:number-columns-spanned="2" office:value-type="string">
            <text:p text:style-name="P18"/>
          </table:table-cell>
          <table:covered-table-cell/>
          <table:table-cell table:style-name="Tabla16.E3" office:value-type="string">
            <text:p text:style-name="P18"/>
          </table:table-cell>
          <table:table-cell table:style-name="Tabla16.F3" office:value-type="string">
            <text:p text:style-name="P18"/>
          </table:table-cell>
          <table:table-cell table:style-name="Tabla16.G3" office:value-type="string">
            <text:p text:style-name="P18"/>
          </table:table-cell>
          <table:table-cell table:style-name="Tabla16.H3" office:value-type="string">
            <text:p text:style-name="P18"/>
          </table:table-cell>
        </table:table-row>
        <table:table-row table:style-name="Tabla16.1">
          <table:table-cell table:style-name="Tabla16.A8" table:number-columns-spanned="3" office:value-type="string">
            <text:p text:style-name="P13">Prioridad</text:p>
          </table:table-cell>
          <table:covered-table-cell/>
          <table:covered-table-cell/>
          <table:table-cell table:style-name="Tabla16.D2" table:number-columns-spanned="3" office:value-type="string">
            <text:p text:style-name="P15">Alta</text:p>
          </table:table-cell>
          <table:covered-table-cell/>
          <table:covered-table-cell/>
          <table:table-cell table:style-name="Tabla16.D2" office:value-type="string">
            <text:p text:style-name="P15"/>
          </table:table-cell>
          <table:table-cell table:style-name="Tabla16.H2" office:value-type="string">
            <text:p text:style-name="P15"/>
          </table:table-cell>
        </table:table-row>
        <table:table-row table:style-name="Tabla16.1">
          <table:table-cell table:style-name="Tabla16.A5" office:value-type="string">
            <text:p text:style-name="P19"/>
          </table:table-cell>
          <table:table-cell table:style-name="Tabla16.B5" office:value-type="string">
            <text:p text:style-name="P19"/>
          </table:table-cell>
          <table:table-cell table:style-name="Tabla16.C5" table:number-columns-spanned="2" office:value-type="string">
            <text:p text:style-name="P35"/>
          </table:table-cell>
          <table:covered-table-cell/>
          <table:table-cell table:style-name="Tabla16.E5" office:value-type="string">
            <text:p text:style-name="P19"/>
          </table:table-cell>
          <table:table-cell table:style-name="Tabla16.F5" office:value-type="string">
            <text:p text:style-name="P21"/>
          </table:table-cell>
          <table:table-cell table:style-name="Tabla16.G5" office:value-type="string">
            <text:p text:style-name="P21"/>
          </table:table-cell>
          <table:table-cell table:style-name="Tabla16.H5" office:value-type="string">
            <text:p text:style-name="P21"/>
          </table:table-cell>
        </table:table-row>
        <table:table-row table:style-name="Tabla16.1">
          <table:table-cell table:style-name="Tabla16.A8" table:number-columns-spanned="3" office:value-type="string">
            <text:p text:style-name="P13">Prioridad</text:p>
          </table:table-cell>
          <table:covered-table-cell/>
          <table:covered-table-cell/>
          <table:table-cell table:style-name="Tabla16.D2" table:number-columns-spanned="3" office:value-type="string">
            <text:p text:style-name="P15">Media</text:p>
          </table:table-cell>
          <table:covered-table-cell/>
          <table:covered-table-cell/>
          <table:table-cell table:style-name="Tabla16.D2" office:value-type="string">
            <text:p text:style-name="P15"/>
          </table:table-cell>
          <table:table-cell table:style-name="Tabla16.H2" office:value-type="string">
            <text:p text:style-name="P15"/>
          </table:table-cell>
        </table:table-row>
        <table:table-row table:style-name="Tabla16.1">
          <table:table-cell table:style-name="Tabla16.A7" office:value-type="string">
            <text:p text:style-name="P19"/>
          </table:table-cell>
          <table:table-cell table:style-name="Tabla16.B7" office:value-type="string">
            <text:p text:style-name="P19"/>
          </table:table-cell>
          <table:table-cell table:style-name="Tabla16.C7" table:number-columns-spanned="2" office:value-type="string">
            <text:p text:style-name="P35"/>
          </table:table-cell>
          <table:covered-table-cell/>
          <table:table-cell table:style-name="Tabla16.E7" office:value-type="string">
            <text:p text:style-name="P19"/>
          </table:table-cell>
          <table:table-cell table:style-name="Tabla16.F7" office:value-type="string">
            <text:p text:style-name="P19"/>
          </table:table-cell>
          <table:table-cell table:style-name="Tabla16.G7" office:value-type="string">
            <text:p text:style-name="P19"/>
          </table:table-cell>
          <table:table-cell table:style-name="Tabla16.H7" office:value-type="string">
            <text:p text:style-name="P19"/>
          </table:table-cell>
        </table:table-row>
        <table:table-row table:style-name="Tabla16.1">
          <table:table-cell table:style-name="Tabla16.A8" table:number-columns-spanned="3" office:value-type="string">
            <text:p text:style-name="P13">Prioridad</text:p>
          </table:table-cell>
          <table:covered-table-cell/>
          <table:covered-table-cell/>
          <table:table-cell table:style-name="Tabla16.D2" table:number-columns-spanned="3" office:value-type="string">
            <text:p text:style-name="P15">Baja</text:p>
          </table:table-cell>
          <table:covered-table-cell/>
          <table:covered-table-cell/>
          <table:table-cell table:style-name="Tabla16.D2" office:value-type="string">
            <text:p text:style-name="P15"/>
          </table:table-cell>
          <table:table-cell table:style-name="Tabla16.H2" office:value-type="string">
            <text:p text:style-name="P15"/>
          </table:table-cell>
        </table:table-row>
        <table:table-row table:style-name="Tabla16.1">
          <table:table-cell table:style-name="Tabla16.A9" office:value-type="string">
            <text:p text:style-name="P19"/>
          </table:table-cell>
          <table:table-cell table:style-name="Tabla16.B9" office:value-type="string">
            <text:p text:style-name="P19"/>
          </table:table-cell>
          <table:table-cell table:style-name="Tabla16.C9" table:number-columns-spanned="2" office:value-type="string">
            <text:p text:style-name="P35"/>
          </table:table-cell>
          <table:covered-table-cell/>
          <table:table-cell table:style-name="Tabla16.E9" office:value-type="string">
            <text:p text:style-name="P19"/>
          </table:table-cell>
          <table:table-cell table:style-name="Tabla16.F9" office:value-type="string">
            <text:p text:style-name="P19"/>
          </table:table-cell>
          <table:table-cell table:style-name="Tabla16.G9" office:value-type="string">
            <text:p text:style-name="P19"/>
          </table:table-cell>
          <table:table-cell table:style-name="Tabla16.H9"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11in" fo:page-height="8.5in" style:num-format="1" style:print-orientation="landscape"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chapter" text:ref-name="Índice"/><text:bookmark-ref text:reference-format="text" text:ref-name="Índice">Índice</text:bookmark-ref></text:p>
              <text:p text:style-name="MP1">(+usabilidad)</text:p>
            </table:table-cell>
            <table:table-cell table:style-name="Tabla5.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337</meta:editing-cycles>
    <meta:editing-duration>P4DT8H6M5S</meta:editing-duration>
    <meta:initial-creator>Abel Meneses Abad</meta:initial-creator>
    <dc:date>2015-09-18T13:39:02</dc:date>
    <dc:creator>Abel Meneses Abad</dc:creator>
    <meta:document-statistic meta:table-count="18" meta:image-count="0" meta:object-count="0" meta:page-count="16" meta:paragraph-count="487" meta:word-count="2534" meta:character-count="15644" meta:non-whitespace-character-count="13536"/>
    <meta:user-defined meta:name="Información 1"/>
    <meta:user-defined meta:name="Información 2"/>
    <meta:user-defined meta:name="Información 3"/>
    <meta:user-defined meta:name="Información 4"/>
  </office:meta>
</office:document-meta>
</file>